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Nimbus Sans L" svg:font-family="'Nimbus Sans L'" style:font-family-generic="system" style:font-pitch="variable"/>
  </office:font-face-decls>
  <office:automatic-styles>
    <style:style style:name="P1" style:family="paragraph" style:parent-style-name="Standard" style:master-page-name="Standard">
      <style:paragraph-properties fo:margin-left="0.199cm" fo:margin-right="0.139cm" fo:margin-top="0cm" fo:margin-bottom="0.212cm" fo:line-height="130%" fo:text-align="center" style:justify-single-word="false" fo:orphans="0" fo:widows="0" fo:text-indent="0cm" style:auto-text-indent="false" style:page-number="auto" style:text-autospace="none">
        <style:tab-stops>
          <style:tab-stop style:position="15.522cm"/>
        </style:tab-stops>
      </style:paragraph-properties>
    </style:style>
    <style:style style:name="P2" style:family="paragraph" style:parent-style-name="Standard">
      <style:paragraph-properties fo:margin-left="0.199cm" fo:margin-right="0.139cm" fo:margin-top="0cm" fo:margin-bottom="0.212cm" fo:line-height="130%" fo:text-align="center" style:justify-single-word="false" fo:orphans="0" fo:widows="0" fo:text-indent="1.501cm" style:auto-text-indent="false" style:text-autospace="none">
        <style:tab-stops>
          <style:tab-stop style:position="15.522cm"/>
        </style:tab-stops>
      </style:paragraph-properties>
      <style:text-properties style:font-name="Times New Roman" fo:font-size="12pt" fo:language="cs" fo:country="CZ" fo:font-weight="bold" style:font-size-asian="12pt" style:font-weight-asian="bold" style:font-name-complex="Times New Roman" style:font-size-complex="12pt" style:font-weight-complex="bold"/>
    </style:style>
    <style:style style:name="P3" style:family="paragraph" style:parent-style-name="Standard">
      <style:paragraph-properties fo:margin-left="0.199cm" fo:margin-right="0.139cm" fo:margin-top="0cm" fo:margin-bottom="0.212cm" fo:line-height="130%" fo:orphans="0" fo:widows="0" fo:text-indent="1.501cm" style:auto-text-indent="false" fo:break-before="page" style:text-autospace="none">
        <style:tab-stops>
          <style:tab-stop style:position="15.522cm"/>
        </style:tab-stops>
      </style:paragraph-properties>
      <style:text-properties style:font-name="Times New Roman" fo:font-size="12pt" fo:language="cs" fo:country="CZ" style:font-size-asian="12pt" style:font-name-complex="Times New Roman" style:font-size-complex="12pt" style:font-weight-complex="bold"/>
    </style:style>
    <style:style style:name="P4" style:family="paragraph" style:parent-style-name="Standard">
      <style:paragraph-properties fo:margin-top="0cm" fo:margin-bottom="0.212cm" fo:line-height="100%" fo:text-align="justify" style:justify-single-word="false" style:text-autospace="none"/>
    </style:style>
    <style:style style:name="P5" style:family="paragraph" style:parent-style-name="Standard">
      <style:paragraph-properties fo:margin-top="0cm" fo:margin-bottom="0.212cm" fo:line-height="100%" fo:text-align="justify" style:justify-single-word="false" fo:orphans="0" fo:widows="0" style:text-autospace="none"/>
    </style:style>
    <style:style style:name="P6" style:family="paragraph" style:parent-style-name="Standard">
      <style:paragraph-properties fo:margin-left="0.199cm" fo:margin-right="0cm" fo:margin-top="0cm" fo:margin-bottom="0.212cm" fo:line-height="130%" fo:text-align="justify" style:justify-single-word="false" fo:orphans="0" fo:widows="0" fo:text-indent="1.27cm" style:auto-text-indent="false" style:text-autospace="none">
        <style:tab-stops>
          <style:tab-stop style:position="15.522cm"/>
        </style:tab-stops>
      </style:paragraph-properties>
    </style:style>
    <style:style style:name="P7" style:family="paragraph" style:parent-style-name="Standard">
      <style:paragraph-properties fo:margin-left="0.199cm" fo:margin-right="0cm" fo:margin-top="0cm" fo:margin-bottom="0.212cm" fo:line-height="130%" fo:text-align="justify" style:justify-single-word="false" fo:text-indent="1.27cm" style:auto-text-indent="false" style:text-autospace="none"/>
    </style:style>
    <style:style style:name="P8" style:family="paragraph" style:parent-style-name="Standard">
      <style:paragraph-properties fo:margin-left="0.199cm" fo:margin-right="0cm" fo:margin-top="0cm" fo:margin-bottom="0.847cm" fo:line-height="130%" fo:text-align="justify" style:justify-single-word="false" fo:orphans="0" fo:widows="0" fo:text-indent="1.27cm" style:auto-text-indent="false" style:text-autospace="none">
        <style:tab-stops>
          <style:tab-stop style:position="15.522cm"/>
        </style:tab-stops>
      </style:paragraph-properties>
    </style:style>
    <style:style style:name="P9" style:family="paragraph" style:parent-style-name="Standard">
      <style:paragraph-properties fo:margin-left="0.199cm" fo:margin-right="0cm" fo:margin-top="0cm" fo:margin-bottom="0.847cm" fo:line-height="130%" fo:text-align="justify" style:justify-single-word="false" fo:text-indent="1.27cm" style:auto-text-indent="false" style:text-autospace="none"/>
    </style:style>
    <style:style style:name="P10" style:family="paragraph" style:parent-style-name="Standard">
      <style:paragraph-properties fo:margin-left="0cm" fo:margin-right="-0.002cm" fo:margin-top="0cm" fo:margin-bottom="0cm" fo:line-height="130%" fo:text-align="center" style:justify-single-word="false" fo:orphans="0" fo:widows="0" fo:text-indent="0cm" style:auto-text-indent="false" style:text-autospace="none"/>
      <style:text-properties style:font-name="Times New Roman" fo:font-size="18pt" fo:language="cs" fo:country="CZ" fo:font-weight="bold" style:font-size-asian="18pt" style:font-weight-asian="bold" style:font-name-complex="Times New Roman" style:font-size-complex="18pt"/>
    </style:style>
    <style:style style:name="P11" style:family="paragraph" style:parent-style-name="Standard">
      <style:paragraph-properties fo:margin-left="0cm" fo:margin-right="-0.002cm" fo:margin-top="0cm" fo:margin-bottom="0cm" fo:line-height="130%" fo:text-align="justify" style:justify-single-word="false" fo:orphans="0" fo:widows="0" fo:text-indent="0cm" style:auto-text-indent="false" style:text-autospace="none"/>
      <style:text-properties style:font-name="Times New Roman" fo:font-size="12pt" fo:language="cs" fo:country="CZ" style:font-size-asian="12pt" style:font-name-complex="Times New Roman" style:font-size-complex="12pt"/>
    </style:style>
    <style:style style:name="P12" style:family="paragraph" style:parent-style-name="Standard">
      <style:paragraph-properties fo:margin-left="1.469cm" fo:margin-right="0cm" fo:margin-top="0cm" fo:margin-bottom="0.212cm" fo:line-height="100%" fo:text-align="justify" style:justify-single-word="false" fo:orphans="0" fo:widows="0" fo:text-indent="-1.27cm" style:auto-text-indent="false" style:text-autospace="none"/>
    </style:style>
    <style:style style:name="P13" style:family="paragraph" style:parent-style-name="Standard">
      <style:paragraph-properties fo:margin-left="1.469cm" fo:margin-right="0cm" fo:margin-top="0cm" fo:margin-bottom="0.212cm" fo:line-height="100%" fo:text-align="justify" style:justify-single-word="false" fo:text-indent="-1.27cm" style:auto-text-indent="false" style:text-autospace="none"/>
    </style:style>
    <style:style style:name="P14" style:family="paragraph" style:parent-style-name="Standard">
      <style:paragraph-properties fo:margin-left="1.469cm" fo:margin-right="0cm" fo:margin-top="0cm" fo:margin-bottom="0.212cm" fo:line-height="100%" fo:orphans="0" fo:widows="0" fo:text-indent="-1.27cm" style:auto-text-indent="false" style:text-autospace="none"/>
    </style:style>
    <style:style style:name="P15" style:family="paragraph" style:parent-style-name="Standard">
      <style:paragraph-properties fo:margin-left="1.469cm" fo:margin-right="0cm" fo:margin-top="0cm" fo:margin-bottom="0.212cm" fo:line-height="100%" fo:text-align="justify" style:justify-single-word="false" fo:orphans="0" fo:widows="0" fo:text-indent="-1.27cm" style:auto-text-indent="false" style:text-autospace="none"/>
      <style:text-properties style:font-name="Times New Roman" fo:font-size="12pt" fo:language="cs" fo:country="CZ" fo:font-weight="bold" style:font-size-asian="12pt" style:font-weight-asian="bold" style:font-name-complex="Times New Roman" style:font-size-complex="12pt"/>
    </style:style>
    <style:style style:name="P16" style:family="paragraph" style:parent-style-name="Standard">
      <style:paragraph-properties fo:margin-left="1.469cm" fo:margin-right="0cm" fo:margin-top="0cm" fo:margin-bottom="0.212cm" fo:line-height="100%" fo:text-align="justify" style:justify-single-word="false" fo:orphans="0" fo:widows="0" fo:text-indent="-1.27cm" style:auto-text-indent="false" style:text-autospace="none"/>
      <style:text-properties style:font-name="Times New Roman" fo:font-size="12pt" fo:language="fr" fo:country="FR" fo:font-weight="bold" style:font-size-asian="12pt" style:font-weight-asian="bold" style:font-name-complex="Times New Roman" style:font-size-complex="12pt"/>
    </style:style>
    <style:style style:name="P17" style:family="paragraph" style:parent-style-name="Standard">
      <style:paragraph-properties fo:margin-left="1.469cm" fo:margin-right="0cm" fo:margin-top="0cm" fo:margin-bottom="0.212cm" fo:line-height="100%" fo:text-align="justify" style:justify-single-word="false" fo:orphans="0" fo:widows="0" fo:text-indent="-1.27cm" style:auto-text-indent="false" style:text-autospace="none"/>
      <style:text-properties style:font-name="Times New Roman" fo:font-size="12pt" fo:language="de" fo:country="DE" style:font-size-asian="12pt" style:font-name-complex="Times New Roman" style:font-size-complex="12pt"/>
    </style:style>
    <style:style style:name="P18" style:family="paragraph" style:parent-style-name="Standard">
      <style:paragraph-properties fo:margin-left="1.469cm" fo:margin-right="0cm" fo:margin-top="0cm" fo:margin-bottom="0.212cm" fo:line-height="100%" fo:text-align="justify" style:justify-single-word="false" fo:orphans="0" fo:widows="0" fo:text-indent="-1.27cm" style:auto-text-indent="false" style:text-autospace="none"/>
      <style:text-properties fo:font-variant="small-caps" style:font-name="Times New Roman" fo:font-size="12pt" fo:language="de" fo:country="DE" style:font-size-asian="12pt" style:font-name-complex="Times New Roman" style:font-size-complex="12pt"/>
    </style:style>
    <style:style style:name="P19" style:family="paragraph" style:parent-style-name="Standard">
      <style:paragraph-properties fo:margin-left="1.469cm" fo:margin-right="0cm" fo:margin-top="0cm" fo:margin-bottom="0.212cm" fo:line-height="100%" fo:text-align="justify" style:justify-single-word="false" fo:orphans="0" fo:widows="0" fo:text-indent="-0.199cm" style:auto-text-indent="false" style:text-autospace="none"/>
    </style:style>
    <style:style style:name="P20" style:family="paragraph" style:parent-style-name="Standard">
      <style:paragraph-properties fo:margin-left="1.469cm" fo:margin-right="0cm" fo:margin-top="0cm" fo:margin-bottom="0.212cm" fo:line-height="100%" fo:text-align="justify" style:justify-single-word="false" fo:orphans="0" fo:widows="0" fo:text-indent="-0.199cm" style:auto-text-indent="false" style:text-autospace="none"/>
      <style:text-properties style:font-name="Times New Roman" fo:font-size="12pt" fo:language="cs" fo:country="CZ" style:font-size-asian="12pt" style:font-name-complex="Times New Roman" style:font-size-complex="12pt"/>
    </style:style>
    <style:style style:name="P21" style:family="paragraph" style:parent-style-name="Standard">
      <style:paragraph-properties fo:margin-left="1.469cm" fo:margin-right="0cm" fo:margin-top="0cm" fo:margin-bottom="0.212cm" fo:line-height="100%" fo:text-align="justify" style:justify-single-word="false" fo:orphans="0" fo:widows="0" fo:text-indent="1.028cm" style:auto-text-indent="false" style:text-autospace="none"/>
    </style:style>
    <style:style style:name="P22" style:family="paragraph" style:parent-style-name="Standard">
      <style:paragraph-properties fo:margin-left="1.45cm" fo:margin-right="0cm" fo:margin-top="0cm" fo:margin-bottom="0.212cm" fo:line-height="100%" fo:text-align="justify" style:justify-single-word="false" fo:orphans="0" fo:widows="0" fo:text-indent="-1.251cm" style:auto-text-indent="false" style:text-autospace="none"/>
    </style:style>
    <style:style style:name="P23" style:family="paragraph" style:parent-style-name="Standard">
      <style:paragraph-properties fo:margin-left="1.45cm" fo:margin-right="0cm" fo:margin-top="0cm" fo:margin-bottom="0.212cm" fo:line-height="100%" fo:text-align="justify" style:justify-single-word="false" fo:orphans="0" fo:widows="0" fo:text-indent="-1.251cm" style:auto-text-indent="false" style:text-autospace="none">
        <style:tab-stops>
          <style:tab-stop style:position="15.522cm"/>
        </style:tab-stops>
      </style:paragraph-properties>
    </style:style>
    <style:style style:name="P24" style:family="paragraph" style:parent-style-name="Footnote">
      <style:paragraph-properties fo:margin-top="0cm" fo:margin-bottom="0.212cm" fo:line-height="100%"/>
    </style:style>
    <style:style style:name="P25" style:family="paragraph" style:parent-style-name="Footnote">
      <style:paragraph-properties fo:margin-top="0cm" fo:margin-bottom="0.212cm" fo:line-height="100%" fo:text-align="justify" style:justify-single-word="false"/>
    </style:style>
    <style:style style:name="P26" style:family="paragraph" style:parent-style-name="Footnote">
      <style:paragraph-properties fo:margin-left="1.249cm" fo:margin-right="0cm" fo:margin-top="0cm" fo:margin-bottom="0.212cm" fo:line-height="100%" fo:text-align="justify" style:justify-single-word="false" fo:text-indent="-1.249cm" style:auto-text-indent="false"/>
    </style:style>
    <style:style style:name="T1" style:family="text">
      <style:text-properties style:font-name="Times New Roman" fo:font-size="12pt" fo:language="cs" fo:country="CZ" fo:font-weight="bold" style:font-size-asian="12pt" style:font-weight-asian="bold" style:font-name-complex="Times New Roman" style:font-size-complex="12pt" style:font-weight-complex="bold"/>
    </style:style>
    <style:style style:name="T2" style:family="text">
      <style:text-properties style:font-name="Times New Roman" fo:font-size="12pt" fo:language="cs" fo:country="CZ" style:font-size-asian="12pt" style:font-name-complex="Times New Roman" style:font-size-complex="12pt"/>
    </style:style>
    <style:style style:name="T3" style:family="text">
      <style:text-properties style:font-name="Times New Roman" fo:font-size="12pt" fo:language="cs" fo:country="CZ" style:font-size-asian="12pt" style:font-name-complex="Times New Roman" style:font-size-complex="12pt" style:font-weight-complex="bold"/>
    </style:style>
    <style:style style:name="T4" style:family="text">
      <style:text-properties style:font-name="Times New Roman" fo:font-size="12pt" fo:language="cs" fo:country="CZ" style:font-size-asian="12pt" style:font-name-complex="Times New Roman" style:font-size-complex="12pt" style:font-style-complex="italic"/>
    </style:style>
    <style:style style:name="T5" style:family="text">
      <style:text-properties style:font-name="Times New Roman" fo:font-size="12pt" fo:language="cs" fo:country="CZ" fo:font-style="italic" style:font-size-asian="12pt" style:font-style-asian="italic" style:font-name-complex="Times New Roman" style:font-size-complex="12pt"/>
    </style:style>
    <style:style style:name="T6" style:family="text">
      <style:text-properties style:font-name="Times New Roman" fo:font-size="12pt" fo:language="cs" fo:country="CZ" fo:font-style="italic" style:font-size-asian="12pt" style:font-style-asian="italic" style:font-name-complex="Times New Roman" style:font-size-complex="12pt" style:font-weight-complex="bold"/>
    </style:style>
    <style:style style:name="T7" style:family="text">
      <style:text-properties style:font-name="Times New Roman" fo:font-size="12pt" fo:language="cs" fo:country="CZ" fo:font-style="italic" style:font-size-asian="12pt" style:font-style-asian="italic" style:font-name-complex="Times New Roman" style:font-size-complex="12pt" style:font-style-complex="italic"/>
    </style:style>
    <style:style style:name="T8" style:family="text">
      <style:text-properties style:font-name="Times New Roman" fo:font-size="12pt" fo:language="cs" fo:country="CZ" fo:font-style="italic" style:font-size-asian="12pt" style:font-style-asian="italic" style:font-name-complex="Times New Roman" style:font-size-complex="12pt" style:font-style-complex="italic" style:font-weight-complex="bold"/>
    </style:style>
    <style:style style:name="T9" style:family="text">
      <style:text-properties style:font-name="Times New Roman" fo:font-size="12pt" fo:language="cs" fo:country="CZ" style:font-name-asian="Calibri" style:font-size-asian="12pt" style:language-asian="cs" style:country-asian="CZ" style:font-name-complex="Times New Roman" style:font-size-complex="12pt"/>
    </style:style>
    <style:style style:name="T10" style:family="text">
      <style:text-properties style:font-name="Times New Roman" fo:font-size="12pt" fo:language="cs" fo:country="CZ" fo:font-style="normal" style:font-size-asian="12pt" style:font-style-asian="normal" style:font-name-complex="Times New Roman" style:font-size-complex="12pt"/>
    </style:style>
    <style:style style:name="T11" style:family="text">
      <style:text-properties style:font-name="Times New Roman" fo:font-size="12pt" style:font-size-asian="12pt" style:font-name-complex="Times New Roman" style:font-size-complex="12pt"/>
    </style:style>
    <style:style style:name="T12" style:family="text">
      <style:text-properties style:font-name="Times New Roman" fo:font-size="12pt" fo:font-style="italic" style:font-size-asian="12pt" style:font-style-asian="italic" style:font-name-complex="Times New Roman" style:font-size-complex="12pt"/>
    </style:style>
    <style:style style:name="T13" style:family="text">
      <style:text-properties style:font-name="Times New Roman" fo:font-size="12pt" fo:font-style="italic" style:font-size-asian="12pt" style:font-style-asian="italic" style:font-name-complex="Times New Roman" style:font-size-complex="12pt" style:font-style-complex="italic"/>
    </style:style>
    <style:style style:name="T14" style:family="text">
      <style:text-properties style:font-name="Times New Roman" fo:font-size="12pt" fo:letter-spacing="-0.018cm" fo:font-style="italic" style:font-size-asian="12pt" style:font-style-asian="italic" style:font-name-complex="Times New Roman" style:font-size-complex="12pt"/>
    </style:style>
    <style:style style:name="T15" style:family="text">
      <style:text-properties style:font-name="Times New Roman" fo:font-size="12pt" fo:letter-spacing="-0.018cm" fo:font-style="italic" style:font-size-asian="12pt" style:font-style-asian="italic" style:font-name-complex="Times New Roman" style:font-size-complex="12pt" style:font-style-complex="italic"/>
    </style:style>
    <style:style style:name="T16" style:family="text">
      <style:text-properties style:font-name="Times New Roman" fo:font-size="12pt" fo:letter-spacing="-0.018cm" fo:language="cs" fo:country="CZ" fo:font-style="italic" style:font-size-asian="12pt" style:font-style-asian="italic" style:font-name-complex="Times New Roman" style:font-size-complex="12pt" style:font-weight-complex="bold"/>
    </style:style>
    <style:style style:name="T17" style:family="text">
      <style:text-properties style:font-name="Times New Roman" fo:font-size="12pt" fo:letter-spacing="-0.018cm" fo:language="cs" fo:country="CZ" fo:font-style="italic" style:font-size-asian="12pt" style:font-style-asian="italic" style:font-name-complex="Times New Roman" style:font-size-complex="12pt" style:font-style-complex="italic"/>
    </style:style>
    <style:style style:name="T18" style:family="text">
      <style:text-properties style:font-name="Times New Roman" fo:font-size="12pt" fo:letter-spacing="-0.018cm" fo:language="cs" fo:country="CZ" style:font-size-asian="12pt" style:font-name-complex="Times New Roman" style:font-size-complex="12pt"/>
    </style:style>
    <style:style style:name="T19" style:family="text">
      <style:text-properties style:font-name="Times New Roman" fo:font-size="12pt" fo:letter-spacing="-0.018cm" style:font-size-asian="12pt" style:font-name-complex="Times New Roman" style:font-size-complex="12pt"/>
    </style:style>
    <style:style style:name="T20" style:family="text">
      <style:text-properties style:font-name="Times New Roman" fo:font-size="12pt" fo:letter-spacing="-0.018cm" fo:language="fr" fo:country="FR" fo:font-style="italic" style:font-size-asian="12pt" style:font-style-asian="italic" style:font-name-complex="Times New Roman" style:font-size-complex="12pt"/>
    </style:style>
    <style:style style:name="T21" style:family="text">
      <style:text-properties style:font-name="Times New Roman" fo:font-size="12pt" fo:letter-spacing="-0.018cm" fo:language="fr" fo:country="FR" fo:font-style="italic" style:font-size-asian="12pt" style:font-style-asian="italic" style:font-name-complex="Times New Roman" style:font-size-complex="12pt" style:font-style-complex="italic"/>
    </style:style>
    <style:style style:name="T22" style:family="text">
      <style:text-properties style:font-name="Times New Roman" fo:font-size="12pt" fo:letter-spacing="-0.018cm" fo:language="fr" fo:country="FR" style:font-size-asian="12pt" style:font-name-complex="Times New Roman" style:font-size-complex="12pt"/>
    </style:style>
    <style:style style:name="T23" style:family="text">
      <style:text-properties style:font-name="Times New Roman" fo:font-size="12pt" fo:letter-spacing="-0.018cm" fo:language="de" fo:country="DE" fo:font-style="italic" style:font-size-asian="12pt" style:font-style-asian="italic" style:font-name-complex="Times New Roman" style:font-size-complex="12pt"/>
    </style:style>
    <style:style style:name="T24" style:family="text">
      <style:text-properties style:font-name="Times New Roman" fo:font-size="12pt" fo:letter-spacing="-0.018cm" fo:language="de" fo:country="DE" fo:font-style="italic" style:font-size-asian="12pt" style:font-style-asian="italic" style:font-name-complex="Times New Roman" style:font-size-complex="12pt" style:font-style-complex="italic"/>
    </style:style>
    <style:style style:name="T25" style:family="text">
      <style:text-properties style:font-name="Times New Roman" fo:font-size="12pt" fo:letter-spacing="-0.018cm" fo:language="de" fo:country="DE" style:font-size-asian="12pt" style:font-name-complex="Times New Roman" style:font-size-complex="12pt"/>
    </style:style>
    <style:style style:name="T26" style:family="text">
      <style:text-properties style:font-name="Times New Roman" fo:font-size="12pt" fo:letter-spacing="-0.018cm" fo:language="pl" fo:country="PL" style:font-size-asian="12pt" style:font-name-complex="Times New Roman" style:font-size-complex="12pt"/>
    </style:style>
    <style:style style:name="T27" style:family="text">
      <style:text-properties style:font-name="Times New Roman" fo:font-size="12pt" fo:letter-spacing="0.042cm" fo:language="cs" fo:country="CZ" fo:font-style="italic" style:font-size-asian="12pt" style:font-style-asian="italic" style:font-name-complex="Times New Roman" style:font-size-complex="12pt" style:font-weight-complex="bold"/>
    </style:style>
    <style:style style:name="T28" style:family="text">
      <style:text-properties style:font-name="Times New Roman" fo:font-size="12pt" fo:letter-spacing="-0.007cm" fo:font-style="italic" style:font-size-asian="12pt" style:font-style-asian="italic" style:font-name-complex="Times New Roman" style:font-size-complex="12pt"/>
    </style:style>
    <style:style style:name="T29" style:family="text">
      <style:text-properties style:font-name="Times New Roman" fo:font-size="12pt" fo:letter-spacing="-0.007cm" fo:language="cs" fo:country="CZ" fo:font-style="italic" style:font-size-asian="12pt" style:font-style-asian="italic" style:font-name-complex="Times New Roman" style:font-size-complex="12pt" style:font-weight-complex="bold"/>
    </style:style>
    <style:style style:name="T30" style:family="text">
      <style:text-properties style:font-name="Times New Roman" fo:font-size="12pt" fo:letter-spacing="-0.007cm" fo:language="fr" fo:country="FR" fo:font-style="italic" style:font-size-asian="12pt" style:font-style-asian="italic" style:font-name-complex="Times New Roman" style:font-size-complex="12pt"/>
    </style:style>
    <style:style style:name="T31" style:family="text">
      <style:text-properties style:font-name="Times New Roman" fo:font-size="12pt" fo:letter-spacing="-0.007cm" fo:language="de" fo:country="DE" style:font-size-asian="12pt" style:font-name-complex="Times New Roman" style:font-size-complex="12pt"/>
    </style:style>
    <style:style style:name="T32" style:family="text">
      <style:text-properties style:font-name="Times New Roman" fo:font-size="12pt" fo:letter-spacing="0.06cm" fo:language="cs" fo:country="CZ" fo:font-style="italic" style:font-size-asian="12pt" style:font-style-asian="italic" style:font-name-complex="Times New Roman" style:font-size-complex="12pt" style:font-weight-complex="bold"/>
    </style:style>
    <style:style style:name="T33" style:family="text">
      <style:text-properties style:font-name="Times New Roman" fo:font-size="12pt" fo:language="de" fo:country="DE" style:font-size-asian="12pt" style:font-name-complex="Times New Roman" style:font-size-complex="12pt"/>
    </style:style>
    <style:style style:name="T34" style:family="text">
      <style:text-properties style:font-name="Times New Roman" fo:font-size="12pt" fo:language="de" fo:country="DE" fo:font-style="italic" style:font-size-asian="12pt" style:font-style-asian="italic" style:font-name-complex="Times New Roman" style:font-size-complex="12pt"/>
    </style:style>
    <style:style style:name="T35" style:family="text">
      <style:text-properties style:font-name="Times New Roman" fo:font-size="12pt" fo:language="de" fo:country="DE" fo:font-style="italic" style:font-size-asian="12pt" style:font-style-asian="italic" style:font-name-complex="Times New Roman" style:font-size-complex="12pt" style:font-style-complex="italic"/>
    </style:style>
    <style:style style:name="T36" style:family="text">
      <style:text-properties style:font-name="Times New Roman" fo:font-size="12pt" fo:letter-spacing="-0.032cm" fo:font-style="italic" style:font-size-asian="12pt" style:font-style-asian="italic" style:font-name-complex="Times New Roman" style:font-size-complex="12pt" style:font-style-complex="italic"/>
    </style:style>
    <style:style style:name="T37" style:family="text">
      <style:text-properties style:font-name="Times New Roman" fo:font-size="12pt" fo:letter-spacing="-0.032cm" fo:language="cs" fo:country="CZ" fo:font-style="italic" style:font-size-asian="12pt" style:font-style-asian="italic" style:font-name-complex="Times New Roman" style:font-size-complex="12pt" style:font-style-complex="italic"/>
    </style:style>
    <style:style style:name="T38" style:family="text">
      <style:text-properties style:font-name="Times New Roman" fo:font-size="12pt" fo:letter-spacing="-0.055cm" fo:font-style="italic" style:font-size-asian="12pt" style:font-style-asian="italic" style:font-name-complex="Times New Roman" style:font-size-complex="12pt" style:font-style-complex="italic"/>
    </style:style>
    <style:style style:name="T39" style:family="text">
      <style:text-properties style:font-name="Times New Roman" fo:font-size="12pt" fo:letter-spacing="-0.055cm" fo:language="cs" fo:country="CZ" fo:font-style="italic" style:font-size-asian="12pt" style:font-style-asian="italic" style:font-name-complex="Times New Roman" style:font-size-complex="12pt" style:font-style-complex="italic"/>
    </style:style>
    <style:style style:name="T40" style:family="text">
      <style:text-properties style:font-name="Times New Roman" fo:font-size="12pt" fo:letter-spacing="-0.055cm" fo:language="cs" fo:country="CZ" style:font-size-asian="12pt" style:font-name-complex="Times New Roman" style:font-size-complex="12pt"/>
    </style:style>
    <style:style style:name="T41" style:family="text">
      <style:text-properties style:font-name="Times New Roman" fo:font-size="12pt" fo:letter-spacing="-0.055cm" fo:language="de" fo:country="DE" style:font-size-asian="12pt" style:font-name-complex="Times New Roman" style:font-size-complex="12pt"/>
    </style:style>
    <style:style style:name="T42" style:family="text">
      <style:text-properties style:font-name="Times New Roman" fo:font-size="12pt" fo:letter-spacing="-0.055cm" fo:language="de" fo:country="DE" fo:font-style="italic" style:font-size-asian="12pt" style:font-style-asian="italic" style:font-name-complex="Times New Roman" style:font-size-complex="12pt" style:font-style-complex="italic"/>
    </style:style>
    <style:style style:name="T43" style:family="text">
      <style:text-properties style:font-name="Times New Roman" fo:font-size="12pt" fo:letter-spacing="-0.016cm" fo:font-style="italic" style:font-size-asian="12pt" style:font-style-asian="italic" style:font-name-complex="Times New Roman" style:font-size-complex="12pt" style:font-style-complex="italic"/>
    </style:style>
    <style:style style:name="T44" style:family="text">
      <style:text-properties style:font-name="Times New Roman" fo:font-size="12pt" fo:letter-spacing="-0.016cm" fo:language="cs" fo:country="CZ" fo:font-style="italic" style:font-size-asian="12pt" style:font-style-asian="italic" style:font-name-complex="Times New Roman" style:font-size-complex="12pt" style:font-style-complex="italic"/>
    </style:style>
    <style:style style:name="T45" style:family="text">
      <style:text-properties style:font-name="Times New Roman" fo:font-size="12pt" fo:letter-spacing="-0.016cm" fo:language="de" fo:country="DE" fo:font-style="italic" style:font-size-asian="12pt" style:font-style-asian="italic" style:font-name-complex="Times New Roman" style:font-size-complex="12pt" style:font-style-complex="italic"/>
    </style:style>
    <style:style style:name="T46" style:family="text">
      <style:text-properties style:font-name="Times New Roman" fo:font-size="12pt" fo:letter-spacing="-0.016cm" fo:language="de" fo:country="DE" style:font-size-asian="12pt" style:font-name-complex="Times New Roman" style:font-size-complex="12pt"/>
    </style:style>
    <style:style style:name="T47" style:family="text">
      <style:text-properties style:font-name="Times New Roman" fo:font-size="12pt" fo:letter-spacing="-0.016cm" fo:language="fr" fo:country="FR" fo:font-style="italic" style:font-size-asian="12pt" style:font-style-asian="italic" style:font-name-complex="Times New Roman" style:font-size-complex="12pt" style:font-style-complex="italic"/>
    </style:style>
    <style:style style:name="T48" style:family="text">
      <style:text-properties style:font-name="Times New Roman" fo:font-size="12pt" fo:letter-spacing="-0.023cm" fo:language="cs" fo:country="CZ" fo:font-style="italic" style:font-size-asian="12pt" style:font-style-asian="italic" style:font-name-complex="Times New Roman" style:font-size-complex="12pt" style:font-style-complex="italic"/>
    </style:style>
    <style:style style:name="T49" style:family="text">
      <style:text-properties style:font-name="Times New Roman" fo:font-size="12pt" fo:letter-spacing="-0.023cm" fo:language="de" fo:country="DE" fo:font-style="italic" style:font-size-asian="12pt" style:font-style-asian="italic" style:font-name-complex="Times New Roman" style:font-size-complex="12pt" style:font-style-complex="italic"/>
    </style:style>
    <style:style style:name="T50" style:family="text">
      <style:text-properties style:font-name="Times New Roman" fo:font-size="12pt" fo:letter-spacing="-0.023cm" fo:language="de" fo:country="DE" style:font-size-asian="12pt" style:font-name-complex="Times New Roman" style:font-size-complex="12pt"/>
    </style:style>
    <style:style style:name="T51" style:family="text">
      <style:text-properties style:font-name="Times New Roman" fo:font-size="12pt" fo:letter-spacing="-0.039cm" fo:font-style="italic" style:font-size-asian="12pt" style:font-style-asian="italic" style:font-name-complex="Times New Roman" style:font-size-complex="12pt" style:font-style-complex="italic"/>
    </style:style>
    <style:style style:name="T52" style:family="text">
      <style:text-properties style:font-name="Times New Roman" fo:font-size="12pt" fo:letter-spacing="-0.039cm" fo:language="cs" fo:country="CZ" fo:font-style="italic" style:font-size-asian="12pt" style:font-style-asian="italic" style:font-name-complex="Times New Roman" style:font-size-complex="12pt" style:font-style-complex="italic"/>
    </style:style>
    <style:style style:name="T53" style:family="text">
      <style:text-properties style:font-name="Times New Roman" fo:font-size="12pt" fo:letter-spacing="-0.039cm" fo:language="de" fo:country="DE" fo:font-style="italic" style:font-size-asian="12pt" style:font-style-asian="italic" style:font-name-complex="Times New Roman" style:font-size-complex="12pt" style:font-style-complex="italic"/>
    </style:style>
    <style:style style:name="T54" style:family="text">
      <style:text-properties style:font-name="Times New Roman" fo:font-size="12pt" fo:letter-spacing="-0.034cm" fo:language="cs" fo:country="CZ" style:font-size-asian="12pt" style:font-name-complex="Times New Roman" style:font-size-complex="12pt"/>
    </style:style>
    <style:style style:name="T55" style:family="text">
      <style:text-properties style:font-name="Times New Roman" fo:font-size="12pt" fo:letter-spacing="-0.034cm" fo:font-style="italic" style:font-size-asian="12pt" style:font-style-asian="italic" style:font-name-complex="Times New Roman" style:font-size-complex="12pt"/>
    </style:style>
    <style:style style:name="T56" style:family="text">
      <style:text-properties style:font-name="Times New Roman" fo:font-size="12pt" fo:letter-spacing="-0.034cm" fo:language="fr" fo:country="FR" fo:font-style="italic" style:font-size-asian="12pt" style:font-style-asian="italic" style:font-name-complex="Times New Roman" style:font-size-complex="12pt"/>
    </style:style>
    <style:style style:name="T57" style:family="text">
      <style:text-properties style:font-name="Times New Roman" fo:font-size="12pt" fo:letter-spacing="-0.034cm" fo:language="de" fo:country="DE" style:font-size-asian="12pt" style:font-name-complex="Times New Roman" style:font-size-complex="12pt"/>
    </style:style>
    <style:style style:name="T58" style:family="text">
      <style:text-properties style:font-name="Times New Roman" fo:font-size="12pt" fo:language="fr" fo:country="FR" fo:font-style="italic" style:font-size-asian="12pt" style:font-style-asian="italic" style:font-name-complex="Times New Roman" style:font-size-complex="12pt"/>
    </style:style>
    <style:style style:name="T59" style:family="text">
      <style:text-properties style:font-name="Times New Roman" fo:font-size="12pt" fo:language="fr" fo:country="FR" fo:font-style="italic" style:font-size-asian="12pt" style:font-style-asian="italic" style:font-name-complex="Times New Roman" style:font-size-complex="12pt" style:font-style-complex="italic"/>
    </style:style>
    <style:style style:name="T60" style:family="text">
      <style:text-properties style:font-name="Times New Roman" fo:font-size="12pt" fo:language="fr" fo:country="FR" style:font-size-asian="12pt" style:font-name-complex="Times New Roman" style:font-size-complex="12pt"/>
    </style:style>
    <style:style style:name="T61" style:family="text">
      <style:text-properties style:font-name="Times New Roman" fo:font-size="12pt" fo:letter-spacing="-0.025cm" fo:language="fr" fo:country="FR" style:font-size-asian="12pt" style:font-name-complex="Times New Roman" style:font-size-complex="12pt"/>
    </style:style>
    <style:style style:name="T62" style:family="text">
      <style:text-properties style:font-name="Times New Roman" fo:font-size="12pt" fo:letter-spacing="-0.025cm" fo:language="fr" fo:country="FR" fo:font-style="italic" style:font-size-asian="12pt" style:font-style-asian="italic" style:font-name-complex="Times New Roman" style:font-size-complex="12pt"/>
    </style:style>
    <style:style style:name="T63" style:family="text">
      <style:text-properties style:font-name="Times New Roman" fo:font-size="12pt" fo:letter-spacing="-0.025cm" fo:language="de" fo:country="DE" style:font-size-asian="12pt" style:font-name-complex="Times New Roman" style:font-size-complex="12pt"/>
    </style:style>
    <style:style style:name="T64" style:family="text">
      <style:text-properties style:font-name="Times New Roman" fo:font-size="12pt" fo:letter-spacing="-0.046cm" fo:font-style="italic" style:font-size-asian="12pt" style:font-style-asian="italic" style:font-name-complex="Times New Roman" style:font-size-complex="12pt"/>
    </style:style>
    <style:style style:name="T65" style:family="text">
      <style:text-properties style:font-name="Times New Roman" fo:font-size="12pt" fo:letter-spacing="-0.046cm" fo:font-style="italic" style:font-size-asian="12pt" style:font-style-asian="italic" style:font-name-complex="Times New Roman" style:font-size-complex="12pt" style:font-style-complex="italic"/>
    </style:style>
    <style:style style:name="T66" style:family="text">
      <style:text-properties style:font-name="Times New Roman" fo:font-size="12pt" fo:letter-spacing="-0.046cm" fo:language="fr" fo:country="FR" fo:font-style="italic" style:font-size-asian="12pt" style:font-style-asian="italic" style:font-name-complex="Times New Roman" style:font-size-complex="12pt"/>
    </style:style>
    <style:style style:name="T67" style:family="text">
      <style:text-properties style:font-name="Times New Roman" fo:font-size="12pt" fo:letter-spacing="-0.046cm" fo:language="fr" fo:country="FR" fo:font-style="italic" style:font-size-asian="12pt" style:font-style-asian="italic" style:font-name-complex="Times New Roman" style:font-size-complex="12pt" style:font-style-complex="italic"/>
    </style:style>
    <style:style style:name="T68" style:family="text">
      <style:text-properties style:font-name="Times New Roman" fo:font-size="12pt" fo:letter-spacing="-0.046cm" fo:language="de" fo:country="DE" fo:font-style="italic" style:font-size-asian="12pt" style:font-style-asian="italic" style:font-name-complex="Times New Roman" style:font-size-complex="12pt"/>
    </style:style>
    <style:style style:name="T69" style:family="text">
      <style:text-properties style:font-name="Times New Roman" fo:font-size="12pt" fo:letter-spacing="-0.046cm" fo:language="de" fo:country="DE" fo:font-style="italic" style:font-size-asian="12pt" style:font-style-asian="italic" style:font-name-complex="Times New Roman" style:font-size-complex="12pt" style:font-style-complex="italic"/>
    </style:style>
    <style:style style:name="T70" style:family="text">
      <style:text-properties style:font-name="Times New Roman" fo:font-size="12pt" fo:letter-spacing="-0.046cm" fo:language="de" fo:country="DE" style:font-size-asian="12pt" style:font-name-complex="Times New Roman" style:font-size-complex="12pt"/>
    </style:style>
    <style:style style:name="T71" style:family="text">
      <style:text-properties style:font-name="Times New Roman" fo:font-size="12pt" fo:letter-spacing="-0.046cm" style:font-size-asian="12pt" style:font-name-complex="Times New Roman" style:font-size-complex="12pt"/>
    </style:style>
    <style:style style:name="T72" style:family="text">
      <style:text-properties style:font-name="Times New Roman" fo:font-size="12pt" fo:letter-spacing="-0.046cm" fo:language="pl" fo:country="PL" fo:font-style="italic" style:font-size-asian="12pt" style:font-style-asian="italic" style:font-name-complex="Times New Roman" style:font-size-complex="12pt" style:font-style-complex="italic"/>
    </style:style>
    <style:style style:name="T73" style:family="text">
      <style:text-properties style:font-name="Times New Roman" fo:font-size="12pt" fo:letter-spacing="-0.046cm" fo:language="cs" fo:country="CZ" fo:font-style="italic" style:font-size-asian="12pt" style:font-style-asian="italic" style:font-name-complex="Times New Roman" style:font-size-complex="12pt" style:font-style-complex="italic"/>
    </style:style>
    <style:style style:name="T74" style:family="text">
      <style:text-properties style:font-name="Times New Roman" fo:font-size="12pt" fo:letter-spacing="-0.026cm" fo:font-style="italic" style:font-size-asian="12pt" style:font-style-asian="italic" style:font-name-complex="Times New Roman" style:font-size-complex="12pt"/>
    </style:style>
    <style:style style:name="T75" style:family="text">
      <style:text-properties style:font-name="Times New Roman" fo:font-size="12pt" fo:letter-spacing="-0.03cm" style:font-size-asian="12pt" style:font-name-complex="Times New Roman" style:font-size-complex="12pt"/>
    </style:style>
    <style:style style:name="T76" style:family="text">
      <style:text-properties style:font-name="Times New Roman" fo:font-size="12pt" fo:letter-spacing="-0.03cm" fo:language="cs" fo:country="CZ" style:font-size-asian="12pt" style:font-name-complex="Times New Roman" style:font-size-complex="12pt"/>
    </style:style>
    <style:style style:name="T77" style:family="text">
      <style:text-properties style:font-name="Times New Roman" fo:font-size="12pt" fo:letter-spacing="-0.03cm" fo:language="de" fo:country="DE" style:font-size-asian="12pt" style:font-name-complex="Times New Roman" style:font-size-complex="12pt"/>
    </style:style>
    <style:style style:name="T78" style:family="text">
      <style:text-properties style:font-name="Times New Roman" fo:font-size="12pt" fo:language="pl" fo:country="PL" style:font-size-asian="12pt" style:font-name-complex="Times New Roman" style:font-size-complex="12pt"/>
    </style:style>
    <style:style style:name="T79" style:family="text">
      <style:text-properties style:font-name="Times New Roman" fo:font-size="12pt" fo:language="pl" fo:country="PL" fo:font-style="italic" style:font-size-asian="12pt" style:font-style-asian="italic" style:font-name-complex="Times New Roman" style:font-size-complex="12pt"/>
    </style:style>
    <style:style style:name="T80" style:family="text">
      <style:text-properties style:font-name="Times New Roman" fo:font-size="12pt" fo:language="pl" fo:country="PL" fo:font-style="italic" style:font-size-asian="12pt" style:font-style-asian="italic" style:font-name-complex="Times New Roman" style:font-size-complex="12pt" style:font-style-complex="italic"/>
    </style:style>
    <style:style style:name="T81" style:family="text">
      <style:text-properties style:font-name="Times New Roman" fo:font-size="12pt" fo:letter-spacing="-0.014cm" fo:language="cs" fo:country="CZ" style:font-size-asian="12pt" style:font-name-complex="Times New Roman" style:font-size-complex="12pt"/>
    </style:style>
    <style:style style:name="T82" style:family="text">
      <style:text-properties style:font-name="Times New Roman" fo:font-size="10pt" style:font-size-asian="10pt" style:font-name-complex="Times New Roman" style:font-size-complex="10pt"/>
    </style:style>
    <style:style style:name="T83" style:family="text">
      <style:text-properties style:font-name="Times New Roman" fo:font-size="10pt" fo:language="cs" fo:country="CZ" style:font-size-asian="10pt" style:font-name-complex="Times New Roman" style:font-size-complex="10pt"/>
    </style:style>
    <style:style style:name="T84" style:family="text">
      <style:text-properties style:font-name="Times New Roman" fo:font-size="10pt" fo:language="cs" fo:country="CZ" style:font-size-asian="10pt" style:font-name-complex="Times New Roman" style:font-size-complex="10pt" style:font-weight-complex="bold"/>
    </style:style>
    <style:style style:name="T85" style:family="text">
      <style:text-properties style:font-name="Times New Roman" fo:font-size="10pt" fo:language="cs" fo:country="CZ" fo:font-style="italic" style:font-size-asian="10pt" style:font-style-asian="italic" style:font-name-complex="Times New Roman" style:font-size-complex="10pt"/>
    </style:style>
    <style:style style:name="T86" style:family="text">
      <style:text-properties style:font-name="Times New Roman" fo:font-size="10pt" fo:language="cs" fo:country="CZ" fo:font-style="italic" style:font-size-asian="10pt" style:font-style-asian="italic" style:font-name-complex="Times New Roman" style:font-size-complex="10pt" style:font-style-complex="italic"/>
    </style:style>
    <style:style style:name="T87" style:family="text">
      <style:text-properties style:font-name="Times New Roman" fo:font-size="10pt" fo:font-style="italic" style:font-size-asian="10pt" style:font-style-asian="italic" style:font-name-complex="Times New Roman" style:font-size-complex="10pt"/>
    </style:style>
    <style:style style:name="T88" style:family="text">
      <style:text-properties style:font-name="Times New Roman" fo:font-size="10pt" fo:font-style="italic" style:font-size-asian="10pt" style:font-style-asian="italic" style:font-name-complex="Times New Roman" style:font-size-complex="10pt" style:font-style-complex="italic"/>
    </style:style>
    <style:style style:name="T89" style:family="text">
      <style:text-properties style:font-name="Times New Roman" fo:font-size="10pt" fo:letter-spacing="0.041cm" fo:language="cs" fo:country="CZ" style:font-size-asian="10pt" style:font-name-complex="Times New Roman" style:font-size-complex="10pt"/>
    </style:style>
    <style:style style:name="T90" style:family="text">
      <style:text-properties style:font-name="Times New Roman" fo:font-size="10pt" fo:letter-spacing="-0.016cm" fo:font-style="italic" style:font-size-asian="10pt" style:font-style-asian="italic" style:font-name-complex="Times New Roman" style:font-size-complex="10pt" style:font-style-complex="italic"/>
    </style:style>
    <style:style style:name="T91" style:family="text">
      <style:text-properties style:font-name="Times New Roman" fo:font-size="10pt" fo:letter-spacing="-0.016cm" fo:language="cs" fo:country="CZ" fo:font-style="italic" style:font-size-asian="10pt" style:font-style-asian="italic" style:font-name-complex="Times New Roman" style:font-size-complex="10pt" style:font-style-complex="italic"/>
    </style:style>
    <style:style style:name="T92" style:family="text">
      <style:text-properties style:font-name="Times New Roman" fo:font-size="10pt" fo:letter-spacing="-0.018cm" style:font-size-asian="10pt" style:font-name-complex="Times New Roman" style:font-size-complex="10pt"/>
    </style:style>
    <style:style style:name="T93" style:family="text">
      <style:text-properties style:font-name="Times New Roman" fo:font-size="10pt" fo:letter-spacing="-0.018cm" fo:language="de" fo:country="DE" style:font-size-asian="10pt" style:font-name-complex="Times New Roman" style:font-size-complex="10pt"/>
    </style:style>
    <style:style style:name="T94" style:family="text">
      <style:text-properties style:font-name="Times New Roman" fo:font-size="10pt" fo:letter-spacing="-0.018cm" fo:language="cs" fo:country="CZ" style:font-size-asian="10pt" style:font-name-complex="Times New Roman" style:font-size-complex="10pt"/>
    </style:style>
    <style:style style:name="T95" style:family="text">
      <style:text-properties style:font-name="Times New Roman" fo:font-size="10pt" fo:language="de" fo:country="DE" style:font-size-asian="10pt" style:font-name-complex="Times New Roman" style:font-size-complex="10pt"/>
    </style:style>
    <style:style style:name="T96" style:family="text">
      <style:text-properties style:font-name="Times New Roman" style:font-name-complex="Times New Roman"/>
    </style:style>
    <style:style style:name="T97" style:family="text">
      <style:text-properties style:font-name="Times New Roman" style:font-name-complex="Times New Roman" style:font-weight-complex="bold"/>
    </style:style>
    <style:style style:name="T98" style:family="text">
      <style:text-properties style:font-name="Times New Roman" fo:language="de" fo:country="DE" style:font-name-complex="Times New Roman"/>
    </style:style>
    <style:style style:name="T99" style:family="text">
      <style:text-properties style:font-name="Times New Roman" fo:language="de" fo:country="DE" fo:font-style="italic" style:font-style-asian="italic" style:font-name-complex="Times New Roman"/>
    </style:style>
    <style:style style:name="T100" style:family="text">
      <style:text-properties style:font-name="Times New Roman" fo:language="cs" fo:country="CZ" style:font-name-complex="Times New Roman"/>
    </style:style>
    <style:style style:name="T101" style:family="text">
      <style:text-properties style:font-name="Times New Roman" fo:language="cs" fo:country="CZ" style:font-name-complex="Times New Roman" style:font-weight-complex="bold"/>
    </style:style>
    <style:style style:name="T102" style:family="text">
      <style:text-properties style:font-name="Times New Roman" fo:language="cs" fo:country="CZ" fo:font-style="italic" style:font-style-asian="italic" style:font-name-complex="Times New Roman"/>
    </style:style>
    <style:style style:name="T103" style:family="text">
      <style:text-properties style:font-name="Times New Roman" fo:language="cs" fo:country="CZ" fo:font-style="italic" style:font-style-asian="italic" style:font-name-complex="Times New Roman" style:font-weight-complex="bold"/>
    </style:style>
    <style:style style:name="T104" style:family="text">
      <style:text-properties style:font-name="Times New Roman" fo:language="cs" fo:country="CZ" fo:font-style="italic" style:font-style-asian="italic" style:font-name-complex="Times New Roman" style:font-style-complex="italic"/>
    </style:style>
    <style:style style:name="T105" style:family="text">
      <style:text-properties style:font-name="Times New Roman" fo:language="cs" fo:country="CZ" style:font-name-asian="Calibri" style:language-asian="cs" style:country-asian="CZ" style:font-name-complex="Times New Roman"/>
    </style:style>
    <style:style style:name="T106" style:family="text">
      <style:text-properties style:font-name="Times New Roman" fo:font-style="italic" style:font-style-asian="italic" style:font-name-complex="Times New Roman"/>
    </style:style>
    <style:style style:name="T107" style:family="text">
      <style:text-properties style:font-name="Times New Roman" fo:font-style="italic" style:font-style-asian="italic" style:font-name-complex="Times New Roman" style:font-style-complex="italic" style:font-weight-complex="bold"/>
    </style:style>
    <style:style style:name="T108" style:family="text">
      <style:text-properties style:font-name="Times New Roman" fo:language="fr" fo:country="FR" style:font-name-complex="Times New Roman"/>
    </style:style>
    <style:style style:name="T109" style:family="text">
      <style:text-properties style:font-name="Times New Roman" fo:letter-spacing="-0.018cm" fo:language="cs" fo:country="CZ" fo:font-style="italic" style:font-style-asian="italic" style:font-name-complex="Times New Roman" style:font-weight-complex="bold"/>
    </style:style>
    <style:style style:name="T110" style:family="text">
      <style:text-properties style:font-name="Times New Roman" fo:letter-spacing="0.041cm" fo:language="cs" fo:country="CZ" style:font-name-complex="Times New Roman"/>
    </style:style>
    <style:style style:name="T111" style:family="text">
      <style:text-properties style:font-name="Times New Roman" fo:letter-spacing="-0.016cm" fo:language="cs" fo:country="CZ" fo:font-style="italic" style:font-style-asian="italic" style:font-name-complex="Times New Roman" style:font-style-complex="italic"/>
    </style:style>
    <style:style style:name="T112" style:family="text">
      <style:text-properties fo:language="cs" fo:country="CZ"/>
    </style:style>
    <style:style style:name="T113" style:family="text">
      <style:text-properties fo:font-size="10pt" style:font-size-asian="10pt" style:font-size-complex="10pt"/>
    </style:style>
    <style:style style:name="T114" style:family="text">
      <style:text-properties fo:color="#000000" style:font-name="Times New Roman" fo:font-size="10pt" fo:language="cs" fo:country="CZ" style:font-name-asian="Calibri" style:font-size-asian="10pt" style:language-asian="cs" style:country-asian="CZ" style:font-name-complex="Times New Roman" style:font-size-complex="10pt"/>
    </style:style>
    <style:style style:name="T115" style:family="text">
      <style:text-properties fo:color="#000000" style:font-name="Times New Roman" fo:font-size="10pt" fo:language="cs" fo:country="CZ" fo:font-style="italic" style:font-name-asian="Calibri" style:font-size-asian="10pt" style:language-asian="cs" style:country-asian="CZ" style:font-style-asian="italic" style:font-name-complex="Times New Roman" style:font-size-complex="10pt"/>
    </style:style>
    <style:style style:name="T116" style:family="text">
      <style:text-properties fo:color="#000000" style:font-name="Times New Roman" fo:font-size="10pt" fo:language="cs" fo:country="CZ" fo:font-style="italic" style:font-name-asian="Calibri" style:font-size-asian="10pt" style:language-asian="cs" style:country-asian="CZ" style:font-style-asian="italic" style:font-name-complex="Times New Roman" style:font-size-complex="10pt" style:font-style-complex="italic"/>
    </style:style>
    <style:style style:name="T117" style:family="text">
      <style:text-properties fo:color="#000000" style:font-name="Times New Roman" fo:font-size="10pt" fo:language="cs" fo:country="CZ" fo:font-style="italic" style:font-name-asian="Calibri" style:font-size-asian="10pt" style:language-asian="cs" style:country-asian="CZ" style:font-style-asian="italic" style:font-name-complex="Times New Roman" style:font-size-complex="10pt" style:font-weight-complex="bold"/>
    </style:style>
    <style:style style:name="T118" style:family="text">
      <style:text-properties fo:color="#000000" style:font-name="Times New Roman" fo:language="cs" fo:country="CZ" style:font-name-asian="Calibri" style:language-asian="cs" style:country-asian="CZ" style:font-name-complex="Times New Roman"/>
    </style:style>
    <style:style style:name="T119" style:family="text">
      <style:text-properties fo:color="#000000" style:font-name="Times New Roman" fo:language="cs" fo:country="CZ" style:font-name-asian="Calibri" style:language-asian="cs" style:country-asian="CZ" style:font-name-complex="Times New Roman" style:font-style-complex="italic"/>
    </style:style>
    <style:style style:name="T120" style:family="text">
      <style:text-properties fo:color="#000000" style:font-name="Times New Roman" fo:language="cs" fo:country="CZ" fo:font-style="italic" style:font-name-asian="Calibri" style:language-asian="cs" style:country-asian="CZ" style:font-style-asian="italic" style:font-name-complex="Times New Roman"/>
    </style:style>
    <style:style style:name="T121" style:family="text">
      <style:text-properties fo:color="#000000" style:font-name="Times New Roman" fo:language="cs" fo:country="CZ" fo:font-style="italic" style:font-name-asian="Calibri" style:language-asian="cs" style:country-asian="CZ" style:font-style-asian="italic" style:font-name-complex="Times New Roman" style:font-style-complex="italic"/>
    </style:style>
    <style:style style:name="T122" style:family="text">
      <style:text-properties fo:color="#000000" style:font-name="Times New Roman" fo:language="cs" fo:country="CZ" fo:font-style="italic" style:font-name-asian="Calibri" style:language-asian="cs" style:country-asian="CZ" style:font-style-asian="italic" style:font-name-complex="Times New Roman" style:font-weight-complex="bold"/>
    </style:style>
    <style:style style:name="T123" style:family="text">
      <style:text-properties fo:color="#000000" style:font-name="Times New Roman" fo:font-size="12pt" fo:language="cs" fo:country="CZ" fo:font-style="italic" style:font-name-asian="Calibri" style:font-size-asian="12pt" style:language-asian="cs" style:country-asian="CZ" style:font-style-asian="italic" style:font-name-complex="Times New Roman" style:font-size-complex="12pt"/>
    </style:style>
    <style:style style:name="T124" style:family="text">
      <style:text-properties fo:color="#000000" style:font-name="Times New Roman" fo:font-size="12pt" fo:language="cs" fo:country="CZ" fo:font-style="italic" style:font-name-asian="Calibri" style:font-size-asian="12pt" style:language-asian="cs" style:country-asian="CZ" style:font-style-asian="italic" style:font-name-complex="Times New Roman" style:font-size-complex="12pt" style:font-style-complex="italic"/>
    </style:style>
    <style:style style:name="T125" style:family="text">
      <style:text-properties fo:color="#000000" style:font-name="Times New Roman" fo:font-size="12pt" fo:language="cs" fo:country="CZ" style:font-name-asian="Calibri" style:font-size-asian="12pt" style:language-asian="cs" style:country-asian="CZ" style:font-name-complex="Times New Roman" style:font-size-complex="12pt"/>
    </style:style>
    <style:style style:name="T126" style:family="text">
      <style:text-properties fo:color="#000000" style:font-name="Times New Roman" fo:font-size="12pt" fo:language="cs" fo:country="CZ" style:font-name-asian="Calibri" style:font-size-asian="12pt" style:language-asian="cs" style:country-asian="CZ" style:font-name-complex="Times New Roman" style:font-size-complex="12pt" style:font-weight-complex="bold"/>
    </style:style>
    <style:style style:name="T127" style:family="text">
      <style:text-properties fo:color="#000000" style:font-name="Times New Roman" fo:font-size="12pt" fo:language="cs" fo:country="CZ" fo:font-weight="bold" style:font-name-asian="Calibri" style:font-size-asian="12pt" style:language-asian="cs" style:country-asian="CZ" style:font-weight-asian="bold" style:font-name-complex="Times New Roman" style:font-size-complex="12pt" style:font-weight-complex="bold"/>
    </style:style>
    <style:style style:name="T128" style:family="text">
      <style:text-properties fo:language="de" fo:country="DE"/>
    </style:style>
    <style:style style:name="T129" style:family="text">
      <style:text-properties fo:language="fr" fo:country="FR"/>
    </style:style>
    <style:style style:name="T130" style:family="text">
      <style:text-properties fo:color="#000000" style:font-name="Times New Roman" style:text-underline-style="none" style:font-name-complex="Times New Roman"/>
    </style:style>
    <style:style style:name="T131" style:family="text">
      <style:text-properties fo:color="#000000" style:font-name="Times New Roman" fo:font-size="12pt" fo:language="cs" fo:country="CZ" style:text-underline-style="none" style:font-size-asian="12pt" style:font-name-complex="Times New Roman" style:font-size-complex="12pt"/>
    </style:style>
    <style:style style:name="T132" style:family="text">
      <style:text-properties fo:font-variant="small-caps" style:font-name="Times New Roman" fo:font-size="12pt" fo:language="cs" fo:country="CZ" style:font-size-asian="12pt" style:font-name-complex="Times New Roman" style:font-size-complex="12pt"/>
    </style:style>
    <style:style style:name="T133" style:family="text">
      <style:text-properties fo:font-variant="small-caps" style:font-name="Times New Roman" fo:font-size="12pt" fo:letter-spacing="-0.018cm" fo:language="cs" fo:country="CZ" style:font-size-asian="12pt" style:font-name-complex="Times New Roman" style:font-size-complex="12pt"/>
    </style:style>
    <style:style style:name="T134" style:family="text">
      <style:text-properties fo:language="pl" fo:country="P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oupis r</text:span><text:span text:style-name="T1">ukopisů klášterní knihovny dačických františkánů</text:span></text:p>
      <text:p text:style-name="P2"/>
      <text:p text:style-name="P6"><text:span text:style-name="T3">Ačkoliv </text:span><text:span text:style-name="T3">se Dačice proslavily v moderních dějinách zejména výrobou první kostky cukru na světě, výraznou stopu v minulosti města ležícího v jihozápadním cípu Moravy a jeho okolí zanechal rovněž františkánský řád (</text:span><text:span text:style-name="T6">Ordo Fratrum Minorum Reformatorum S. P. Francisci</text:span><text:span text:style-name="T3"> – OFM), jehož kulturní a duchovní působení na Dačicku trvalo téměř tři století (1659–1950).</text:span><text:span text:style-name="Footnote_20_Symbol"><text:span text:style-name="T3"><text:note text:id="ftn1" text:note-class="footnote"><text:note-citation>1</text:note-citation><text:note-body><text:p text:style-name="P4"><text:span text:style-name="T83"><text:s/>Dějiny dačického kláštera nejsou dosud komplexně zpracovány. Základní údaje a literaturu viz Foltýn, Dušan a kol.: </text:span><text:span text:style-name="T85">Encyklopedie moravských a slezských klášterů</text:span><text:span text:style-name="T83">. Praha 2005, s. 264–266; </text:span><text:span text:style-name="T114">Bonaventura, Wilhelm – Minařík, Klement: </text:span><text:span text:style-name="T116">Dějiny klášterů františkánských v Čechách a na Moravě</text:span><text:span text:style-name="T114">. Třebíč 1909–1910 (otisk z časopisu </text:span><text:span text:style-name="T115">Serafínské květy</text:span><text:span text:style-name="T114">), s. 81–85. </text:span><text:span text:style-name="T83">Františkánskému konventu věnují určitou pozornost souhrnné dějiny města Dačic, viz </text:span><text:span text:style-name="T114">Dundalek, Johann: </text:span><text:span text:style-name="T116">Zur Geschichte der Stadt Datschitz in Mähren</text:span><text:span text:style-name="T114">. Brünn 1859, s. 21–23; Zwach, Josef: </text:span><text:span text:style-name="T116">Denkwürdigkeiten der Stadt Datschitz</text:span><text:span text:style-name="T114">. Wien 1862, s. 44–64; Beringer, Jan – Janoušek, Jaromír: </text:span><text:span text:style-name="T116">Město a panství Dačice</text:span><text:span text:style-name="T114">. Dačice 1893, s. 188–195; </text:span><text:span text:style-name="T116">Dačice 1183–1983</text:span><text:span text:style-name="T114">. K osmistému výročí vydal MNV Dačice 1983, s. 36; </text:span><text:span text:style-name="T116">Dějiny Dačic</text:span><text:span text:style-name="T114">. Red. Jan Bystřický a Marie Kučerová. Dačice 2002, s. 164–167. K dějinám české provincie františkánského řádu viz Elbel, Martin: </text:span><text:span text:style-name="T115">Bohemia Franciscana. Františkánský řád a jeho působení v českých zemích 17. a 18. století</text:span><text:span text:style-name="T114">. Olomouc 2001.</text:span></text:p></text:note-body></text:note></text:span></text:span></text:p>
      <text:p text:style-name="P6"><text:span text:style-name="T3">Založení kláštera je spojeno s osobou dačic</text:span><text:span text:style-name="T3">kého rodáka Matěje Jiřího Kapety (1598–1672),</text:span><text:span text:style-name="Footnote_20_Symbol"><text:span text:style-name="T3"><text:note text:id="ftn2" text:note-class="footnote"><text:note-citation>2</text:note-citation><text:note-body><text:p text:style-name="P4"><text:span text:style-name="T83"><text:s/>Viz </text:span><text:span text:style-name="T114">Smutný, Bohumír: </text:span><text:span text:style-name="T115">Matěj Jiří Kapeta, dačický primátor a soukenický podnikatel ve světle svého testamentu z roku 1671</text:span><text:span text:style-name="T114">. Dačický vlastivědný sborník I, 2001, s. 47–54 a </text:span><text:span text:style-name="T116">Kdo byl kdo na jihozápadní Moravě</text:span><text:span text:style-name="T114">. </text:span><text:span text:style-name="T115">Dačicko, Jemnicko, Slavonicko, Telčsko</text:span><text:span text:style-name="T114">. Red. Bohumír Smutný a kol., Dačice 2000, s. 72–73.</text:span></text:p></text:note-body></text:note></text:span></text:span><text:span text:style-name="T3"> obchodníka se suknem a dlouholetého primátora města, který se podle pověsti vydal jednoho dne obhlídnout své pole ležící podél cesty směřující k Jemnici. Na ní narazil na putující jemnické františkány, kteří nesli kříž, nahlas se modlili a zpívali </text:span><text:span text:style-name="T6">Te Deum</text:span><text:span text:style-name="T3">. Dačického obchodníka tento výjev a vysvětlení řeholníků, že v nedaleké Jemnici byl zrušen klášter, a proto putují do Jindřichova Hradce, natolik zaujalo, že ve svém srdci pojal úmysl založit františkánský klášter ve svém rodišti.</text:span><text:span text:style-name="Footnote_20_Symbol"><text:span text:style-name="T3"><text:note text:id="ftn3" text:note-class="footnote"><text:note-citation>3</text:note-citation><text:note-body><text:p text:style-name="P25"><text:span text:style-name="T98"><text:s/></text:span><text:span text:style-name="T100">Pověst zaznamenal </text:span><text:span text:style-name="T118">Zwach, J.: </text:span><text:span text:style-name="T121">Denkwürdigkeiten</text:span><text:span text:style-name="T119">, s. 44–45.</text:span></text:p></text:note-body></text:note></text:span></text:span><text:span text:style-name="T3"> Historka však na první pohled, až na osobu zakladatele, neodpovídá skutečnosti, neboť fundace dačického konventu proběhla 16 let před zrušením jemnického kláštera (1675).</text:span></text:p>
      <text:p text:style-name="P6"><text:span text:style-name="T3">Roku 1659</text:span><text:span text:style-name="T3"> byli na provinční kapitule v Jindřichově Hradci na žádost Matěje Jiřího Kapety vybráni dva řeholníci, </text:span><text:span text:style-name="T6">patres</text:span><text:span text:style-name="T3"> Bedřich Brukáč a Václav Nedbal,</text:span><text:span text:style-name="Footnote_20_Symbol"><text:span text:style-name="T3"><text:note text:id="ftn4" text:note-class="footnote"><text:note-citation>4</text:note-citation><text:note-body><text:p text:style-name="P25"><text:span text:style-name="T100"><text:s/>Václav Nedbal byl zřejmě písařem nebo majitelem dvou rukopisů, viz D 49 a D 69.</text:span></text:p></text:note-body></text:note></text:span></text:span><text:span text:style-name="T3"> a následně vysláni do Dačic, aby tam založili nový františkánský konvent.</text:span><text:span text:style-name="Footnote_20_Symbol"><text:span text:style-name="T3"><text:note text:id="ftn5" text:note-class="footnote"><text:note-citation>5</text:note-citation><text:note-body><text:p text:style-name="P25"><text:span text:style-name="T100"><text:s/></text:span><text:span text:style-name="T118">Moravský zemský archiv Brno, Františkáni Dačice, kart. 29, sign. 18, ff. 61r–61v; Minařík, F.: </text:span><text:span text:style-name="T121">Provinciálové františkánské české provincie v letech 1601–1750</text:span><text:span text:style-name="T118">. Sborník historického kroužku 17, 1917, s. 61.</text:span></text:p></text:note-body></text:note></text:span></text:span><text:span text:style-name="T3"> Prozatímním útočištěm františkánů se stal špitál u sv. Anny, u nějž měl být podle původního záměru vybudován klášter. Místo se však františkánům příliš nezamlouvalo, proto dačický primátor koupil dvě pole </text:span><text:span text:style-name="T6">Na Stráni</text:span><text:span text:style-name="T3"> – na vrchu, jenž se rozkládá na levém břehu Moravské Dyje oddělující klášter od města. Zde byl 23. července 1660 položen základní kámen a o čtyři roky později byla dokončena novostavba kláštera. Klášterní kostel byl však zřejmě kvůli nedostatku finančních prostředků </text:span><text:soft-page-break/><text:span text:style-name="T3">postaven až po smrti fundátora (10. dubna 1672), který byl pohřben ještě ve farním kostele.</text:span><text:span text:style-name="Footnote_20_Symbol"><text:span text:style-name="T3"><text:note text:id="ftn6" text:note-class="footnote"><text:note-citation>6</text:note-citation><text:note-body><text:p text:style-name="P25"><text:span text:style-name="T100"><text:s/>Matěj Jiří Kapeta věnoval františkánskému konventu roku 1660 3 tis. zl. – 2 tis. v hotovosti a 1 tis. v dlužních úpisech. O dva roky později předal mnichům svoji pohledávku na 1500 zl., kterou měl u jihlavské městské rady, viz </text:span><text:span text:style-name="T118">Moravský zemský archiv Brno, Františkáni Dačice, kart. 24, sign. 1, ff. 316v–317r, srov. Smutný, B.: </text:span><text:span text:style-name="T120">Matěj Jiří Kapeta</text:span><text:span text:style-name="T118">, s. 48.</text:span></text:p></text:note-body></text:note></text:span></text:span><text:span text:style-name="T3"> Bohoslužby se sice mohly konat po přenesení Nejsvětější svátosti do nově postaveného chrámu již od roku 1672, avšak k jeho vysvěcení došlo až 6. července 1729.</text:span></text:p>
      <text:p text:style-name="P8"><text:span text:style-name="T3">Největšího rozkvětu dosáhl klášter v 18. století, kdy bylo </text:span><text:span text:style-name="T3">při něm roku 1755 zřízeno domácí klášterní studium a o čtyři roky později žilo v konventu již 35 františkánů. Klášteru se sice vyhnula josefínská sekularizace, konvent dokonce částečně získal vybavení zrušených řeholních domů (například kapistránské relikvie od brněnských františkánů nebo křížovou cestu ze Znojma), avšak vrcholné období již pominulo a v 19. století docházelo postupně k útlumu řádového života. Roku 1950 byl klášter zrušen a v jeho zdech až do počátku 90. let sídlilo Městské muzeum v Dačicích. V roce 1997 byl objekt předán konventu bosých karmelitek.</text:span><text:span text:style-name="Footnote_20_Symbol"><text:span text:style-name="T3"><text:note text:id="ftn7" text:note-class="footnote"><text:note-citation>7</text:note-citation><text:note-body><text:p text:style-name="P25"><text:span text:style-name="T96"><text:s/></text:span><text:span text:style-name="T100">Foltýn, D. a kol.: </text:span><text:span text:style-name="T102">Encyklopedie moravských</text:span><text:span text:style-name="T100">, s. 264.</text:span></text:p></text:note-body></text:note></text:span></text:span></text:p>
      <text:p text:style-name="P7"><text:span text:style-name="T3">Nedílnou</text:span><text:span text:style-name="T3"> součástí života konventu byla klášterní knihovna, jejíž dějiny byly zpracovány ve dvou navzájem se doplňujících studiích. Vladislav Dokoupil vycházel zejména z provenienčních záznamů dochovaných v knihách, rukopisných katalogů a pamětních knih uložených v Moravské zemské knihovně nebo ve fondu </text:span><text:span text:style-name="T6">Františkáni Dačice</text:span><text:span text:style-name="T3"> v Moravském zemském archivu.</text:span><text:span text:style-name="Footnote_20_Symbol"><text:span text:style-name="T3"><text:note text:id="ftn8" text:note-class="footnote"><text:note-citation>8</text:note-citation><text:note-body><text:p text:style-name="P25"><text:span text:style-name="T100"><text:s/></text:span><text:span text:style-name="T118">Dokoupil, Vladislav: </text:span><text:span text:style-name="T120">Dějiny moravských klášterních knihoven ve správě Universitní knihovny v Brně</text:span><text:span text:style-name="T118">. Brno 1972, s. 263–278. Autorovi z citovaného fondu nebyla dostupná pamětní kniha dačického kláštera (kart. 24, sign. 1), která obsahuje nejstarší katalog klášterní knihovny, ačkoliv o její existenci věděl.</text:span></text:p></text:note-body></text:note></text:span></text:span><text:span text:style-name="T3"> O více než třicet let později doplnil tuto studii Matyáš Franciszek Bajger, který ve své nevydané rigorózní práci čerpal z fondu </text:span><text:span text:style-name="T6">Archiv české františkánské provincie (1283) 1368</text:span><text:span text:style-name="T123">–</text:span><text:span text:style-name="T6">1950</text:span><text:span text:style-name="T3"> v </text:span><text:span text:style-name="T125">Národním archivu ČR</text:span><text:span text:style-name="T3"> (Dokoupil tento fond nevyužil).</text:span><text:span text:style-name="Footnote_20_Symbol"><text:span text:style-name="T125"><text:note text:id="ftn9" text:note-class="footnote"><text:note-citation>9</text:note-citation><text:note-body><text:p text:style-name="P25"><text:span text:style-name="T100"><text:s/>Bajger, Matyáš Franciszek: </text:span><text:span text:style-name="T102">Česká františkánská knižní kultura. Knihovny minoritů, františkánů a kapucínů v průběhu staletí</text:span><text:span text:style-name="T100">. Ostrava 2008 (rukopis rigorózní práce obhájené na Katedře české literatury, literární vědy a dějin umění Filozofické fakulty Ostravské univerzity), s. 260–276. Osudy dačické knihovny ve 20. století v kontextu vývoje ostatních františkánských knihoven viz Týž: </text:span><text:span text:style-name="T102">Cesty knihoven františkánského řádu v první polovině 20. století</text:span><text:span text:style-name="T100">. Knihy a dějiny 16/17, 2009-2010, s. 76-112.</text:span></text:p></text:note-body></text:note></text:span></text:span></text:p>
      <text:p text:style-name="P6"><text:span text:style-name="T3">Nevíme sice, kdy </text:span><text:span text:style-name="T3">přesně došlo k oficiálnímu ustavení klášterní knihovny, avšak muselo to být záhy po uvedení prvních řeholníků do Dačic. Vladislav Dokoupil uvádí nejstarší vlastnické poznámky v knihách již z roku 1660 a větší přírůstky pak datuje rokem 1666.</text:span><text:span text:style-name="Footnote_20_Symbol"><text:span text:style-name="T3"><text:note text:id="ftn10" text:note-class="footnote"><text:note-citation>10</text:note-citation><text:note-body><text:p text:style-name="P25"><text:span text:style-name="T100"><text:s/></text:span><text:span text:style-name="T118">Dokoupil, Vl.: </text:span><text:span text:style-name="T120">Dějiny moravských</text:span><text:span text:style-name="T118">, s. 264–265.</text:span></text:p></text:note-body></text:note></text:span></text:span><text:span text:style-name="T3"> Právě kolem tohoto roku byl podle Bajgera utříděn fond knihovny utříděn. Následně byl pravděpodobně na přímý popud provinciála české provincie P. Bernarda Sanniga (1637–1704) vytvořen nejstarší katalog knihovny, který byl součástí pamětní knihy kláštera.</text:span><text:span text:style-name="Footnote_20_Symbol"><text:span text:style-name="T3"><text:note text:id="ftn11" text:note-class="footnote"><text:note-citation>11</text:note-citation><text:note-body><text:p text:style-name="P25"><text:span text:style-name="T100"><text:s/>Bajger, M. F.: </text:span><text:span text:style-name="T102">Česká františkánská</text:span><text:span text:style-name="T100">, s. 261.</text:span></text:p></text:note-body></text:note></text:span></text:span></text:p>
      <text:p text:style-name="P7"><text:soft-page-break/><text:span text:style-name="T3">Rukopis</text:span><text:span text:style-name="T3">ná pamětní kniha uložená dnes v Moravském zemském archivu (fond </text:span><text:span text:style-name="T6">Františkáni Dačice</text:span><text:span text:style-name="T3">) obsahuje pět částí:</text:span><text:span text:style-name="Footnote_20_Symbol"><text:span text:style-name="T3"><text:note text:id="ftn12" text:note-class="footnote"><text:note-citation>12</text:note-citation><text:note-body><text:p text:style-name="P25"><text:span text:style-name="T100"><text:s/></text:span><text:span text:style-name="T120">Pamětní kniha dačických františkánů</text:span><text:span text:style-name="T118">, 1659–1790, MZA, Františkání Dačice, kart. 24, sign. 1.</text:span></text:p></text:note-body></text:note></text:span></text:span><text:span text:style-name="T3"> </text:span><text:span text:style-name="T125">a) Protokol dvorských dekretů z let 1770–1790; b) Seznam zemřelých bratří (</text:span><text:span text:style-name="T123">Patrum et Fratrum</text:span><text:span text:style-name="T125">) a dobrodinců (</text:span><text:span text:style-name="T123">benefactorum</text:span><text:span text:style-name="T125">) z let 1673–1743, ff. 188r–190r; c) Inventář sakristie, ff. 219r–256r; d) Inventář knihovny, ff. 259r–311r; e) Donace klášteru 1659–1760, ff. 316r–340r. Inventář knihovny (</text:span><text:span text:style-name="T123">Inventarium bibliothecae conventus nostri Daczicensis ad sanctum Antonium Paduanum, Ord. Min. S. P. N. Francisci Reformat</text:span><text:span text:style-name="T125">.) je rozdělen podle oborů, označených římskou číslicí. V pozdějších katalozích byly číslice nahrazeny písmeny abecedy. V rámci oboru jsou pak knihy řazeny podle formátu.</text:span><text:span text:style-name="Footnote_20_Symbol"><text:span text:style-name="T125"><text:note text:id="ftn13" text:note-class="footnote"><text:note-citation>13</text:note-citation><text:note-body><text:p text:style-name="P25"><text:span text:style-name="T108"><text:s/></text:span><text:span text:style-name="T118">I. Biblia sacra; II. Expositores sacrae scripturae; III. Sancti Patres; IV. Concilia, canonistae et juristae; V. Theologi speculativi; VI. Theologi morales et summistae ; VII. Controversistae; VIII. Philosophi; IX. Concionatores; X. Sermonistae; XI. Postillatores et homiliarii; XII. Materiam pro concionibus tractantes; XIII. Authores pii; XIV. Ad officium divinum et chorum spectantes; XV. Regulam et statum ordinis nostri concernentes; XVI. Historici tam ecclesiastici quam profani; XVII. Politici et medici; XVIII. Humanistae; XIX. Itali; XX. Germani; XXI. Bohemi; XXII. Haeretici et prohibiti.</text:span></text:p></text:note-body></text:note></text:span></text:span><text:span text:style-name="T125"> Záznamy do inventáře knihovny nebyly zapisovány systematicky. Podílelo se na nich více písařů. Nejstarší přírůstky byly zapsány mezi lety 1660 a 1670. Další písaři zapisovali tituly knih v následujících letech v chronologickém pořádku, kdy byla kniha zařazena do knihovny, při čemž rok akvizice byl jen sporadicky zaznamenán na levém okraji folia (rok 1717 a 1726).</text:span><text:span text:style-name="Footnote_20_Symbol"><text:span text:style-name="T125"><text:note text:id="ftn14" text:note-class="footnote"><text:note-citation>14</text:note-citation><text:note-body><text:p text:style-name="P25"><text:span text:style-name="T100"><text:s/></text:span><text:span text:style-name="T120">Pamětní kniha</text:span><text:span text:style-name="T118">, MZA, Františkáni Dačice, kart. 24, sign. 1, fol. 279r, srov. fol. 268r.</text:span></text:p></text:note-body></text:note></text:span></text:span><text:span text:style-name="T125"> Inventář knihovny obsahuje mnoho prázdných folií, která byla zřejmě s výhledem na nové přírůstky rozvržena příliš velkoryse.</text:span><text:span text:style-name="Footnote_20_Symbol"><text:span text:style-name="T125"><text:note text:id="ftn15" text:note-class="footnote"><text:note-citation>15</text:note-citation><text:note-body><text:p text:style-name="P25"><text:span text:style-name="T100"><text:s/>Poslední záznam je zřejmě z roku 1726, viz </text:span><text:span text:style-name="T120">Pamětní kniha</text:span><text:span text:style-name="T118">, MZA, Františkáni Dačice, kart. 24, sign. 1, fol. 279r.</text:span></text:p></text:note-body></text:note></text:span></text:span></text:p>
      <text:p text:style-name="P6"><text:span text:style-name="T3">D</text:span><text:span text:style-name="T3">ochovaný inventář je i přes svou neúplnost cenným zdrojem informací o nejstarší skladbě klášterní knihovny.</text:span><text:span text:style-name="Footnote_20_Symbol"><text:span text:style-name="T3"><text:note text:id="ftn16" text:note-class="footnote"><text:note-citation>16</text:note-citation><text:note-body><text:p text:style-name="P25"><text:span text:style-name="T100"><text:s/>Bajger, M. F.: </text:span><text:span text:style-name="T102">Česká františkánská</text:span><text:span text:style-name="T100">, s. 261 napočítal na základě inventáře 170 svazků k roku 1666, aniž by vysvětlil, jak k tomuto číslu dospěl. Inventář není v každém případě úplný; stačí srovnat s poznámkami dochovanými v knihách, které eviduje </text:span><text:span text:style-name="T118">Dokoupil, Vl.: </text:span><text:span text:style-name="T120">Dějiny moravských</text:span><text:span text:style-name="T118">, s. 264–265.</text:span></text:p></text:note-body></text:note></text:span></text:span><text:span text:style-name="T3"> Vedle nezbytných liturgických knih nalezneme nejvíce položek v oborech jako biblistika, homiletika, morální teologie a knihy z oblasti praktické zbožnosti (</text:span><text:span text:style-name="T6">meditationes</text:span><text:span text:style-name="T3">, </text:span><text:span text:style-name="T6">orationes</text:span><text:span text:style-name="T3"> apod.). Jedním z hlavních cílů působení řádu byla misie,</text:span><text:span text:style-name="Footnote_20_Symbol"><text:span text:style-name="T3"><text:note text:id="ftn17" text:note-class="footnote"><text:note-citation>17</text:note-citation><text:note-body><text:p text:style-name="P25"><text:span text:style-name="T96"><text:s/></text:span><text:span text:style-name="T118">Elbel, M.: </text:span><text:span text:style-name="T120">Bohemia Franciscana,</text:span><text:span text:style-name="T118"> s. 38</text:span><text:span text:style-name="T120">: </text:span><text:span text:style-name="T118">„Františkánské misie v českých zemích se zaměřovaly na širší vrstvy obyvatelstva. Aby františkánští misionáři mohli dostatečně fundovaně vykonávat svou činnost, dostávali, vedle biskupského povolení odpouštět herezi a přijímat zpět do církve, také papežské svolení studovat </text:span><text:span text:style-name="T120">libri prohibiti</text:span><text:span text:style-name="T118">. Při misiích byl největší důraz kladen na srozumitelné, </text:span><text:span text:style-name="T105">působivé</text:span><text:span text:style-name="T118"> kázání.“</text:span></text:p></text:note-body></text:note></text:span></text:span><text:span text:style-name="T3"> a tak není divu, že se v knihovně vyskytly také protestantské knihy (</text:span><text:span text:style-name="T6">haeretici et prohibiti</text:span><text:span text:style-name="T3">), které byly uchovávány ve zvlášť uzavřené skříni.</text:span><text:span text:style-name="Footnote_20_Symbol"><text:span text:style-name="T3"><text:note text:id="ftn18" text:note-class="footnote"><text:note-citation>18</text:note-citation><text:note-body><text:p text:style-name="P25"><text:span text:style-name="T96"><text:s/></text:span><text:span text:style-name="T100">Dále viz Bajger, M. F.: </text:span><text:span text:style-name="T106">Jak františkánské řády v českých zemích nakládaly s církevně zakázanými knihami</text:span><text:span text:style-name="T96">. In: </text:span><text:span text:style-name="T107">Problematika historických a vzácných knižních fondů Čech, Moravy a Slezska. Sborník z 17. odborné konference Olomouc, 5. -6. listopadu 2008. </text:span><text:span text:style-name="T96">[Ed.]: </text:span><text:a xlink:type="simple" xlink:href="http://biblio.hiu.cas.cz/ask.php?IsisScript=/wbib.xis&amp;dot=h&amp;type=h&amp;from=1&amp;pocet=10&amp;db=biblio&amp;lang=cz&amp;format=standard&amp;to=10&amp;exp1=Krušinský,%20Rostislav."><text:span text:style-name="Internet_20_link"><text:span text:style-name="T130">Krušinský, Rostislav.</text:span></text:span></text:a><text:span text:style-name="T96"> Olomouc, </text:span><text:a xlink:type="simple" xlink:href="http://biblio.hiu.cas.cz/ask.php?IsisScript=/wbib.xis&amp;dot=h&amp;type=h&amp;from=1&amp;pocet=10&amp;db=biblio&amp;lang=cz&amp;format=standard&amp;to=10&amp;exp1=Vědecká%20knihovna%20v%20Olomouci%20et%20al."><text:span text:style-name="Internet_20_link"><text:span text:style-name="T130">Vědecká knihovna v Olomouci et al.</text:span></text:span></text:a><text:span text:style-name="T96"> 2009, s. 227-241, zvl. s. 239.</text:span></text:p></text:note-body></text:note></text:span></text:span><text:span text:style-name="T3"> Rukopisy eviduje inventář zcela výjimečně. Pod položkou </text:span><text:span text:style-name="T6">Explicatio sacrificii missae manuscripta</text:span><text:span text:style-name="T3"> se patrně skrývá opis díla jezuity Matěje Tannera </text:span><text:span text:style-name="T2">(1630–1692) </text:span><text:span text:style-name="T6">Cruentum Christi Domini in cruce sacrificium</text:span><text:span text:style-name="T3">.</text:span><text:span text:style-name="Footnote_20_Symbol"><text:span text:style-name="T3"><text:note text:id="ftn19" text:note-class="footnote"><text:note-citation>19</text:note-citation><text:note-body><text:p text:style-name="P25"><text:span text:style-name="T100"><text:s/></text:span><text:span text:style-name="T120">Pamětní kniha</text:span><text:span text:style-name="T118">, MZA, Františkáni Dačice, kart. 24, sign. 1, fol. 291r. Viz popis k rukopisu sign. D 71.</text:span></text:p></text:note-body></text:note></text:span></text:span><text:span text:style-name="T3"> Liturgické rukopisy </text:span><text:soft-page-break/><text:span text:style-name="T3">byly z praktických důvodů uloženy v sakristii, ostatní v knihovně.</text:span><text:span text:style-name="Footnote_20_Symbol"><text:span text:style-name="T3"><text:note text:id="ftn20" text:note-class="footnote"><text:note-citation>20</text:note-citation><text:note-body><text:p text:style-name="P4"><text:span text:style-name="T83"><text:s/>V rámci inventáře sakristie je uvedeno: </text:span><text:span text:style-name="T115">Missalia … </text:span><text:span text:style-name="T117">Reliqui sunt repositi in bibliotheca</text:span><text:span text:style-name="T114"> ..., viz </text:span><text:span text:style-name="T115">Pamětní kniha</text:span><text:span text:style-name="T114">, MZA, Františkáni Dačice, kart. 24, sign. 1, fol. 252r.</text:span></text:p></text:note-body></text:note></text:span></text:span><text:span text:style-name="T3"> </text:span></text:p>
      <text:p text:style-name="P6"><text:span text:style-name="T3">Druhý katalog (</text:span><text:span text:style-name="T6">Cathalogus</text:span><text:span text:style-name="T16"> </text:span><text:span text:style-name="T6">bibliothecae Daczicensis … MDCC</text:span><text:span text:style-name="T3">) vznikl prací anonymního dačického františkána v roce 1700 po revizi a rekatalogizaci knihovny.</text:span><text:span text:style-name="Footnote_20_Symbol"><text:span text:style-name="T3"><text:note text:id="ftn21" text:note-class="footnote"><text:note-citation>21</text:note-citation><text:note-body><text:p text:style-name="P25"><text:span text:style-name="T96"><text:s/></text:span><text:span text:style-name="T100">Podrobněji o katalogu viz Dokoupil, Vl.: </text:span><text:span text:style-name="T102">Dějiny moravských</text:span><text:span text:style-name="T100">, s. 269–271.</text:span></text:p></text:note-body></text:note></text:span></text:span><text:span text:style-name="T3"> Katalog se dochoval ve dvou ne zcela totožných exemplářích (D 7, D 8), nezahrnují však celý fond. Jeho struktura zůstala zachována a díky tomu, že jen minimálně obsahuje přípisy, si lze udělat představu o stavu dačické knihovny k roku 1700 (nejméně 750 svazků). Nejpočetněji byl zastoupen obor homiletiky (</text:span><text:span text:style-name="T6">concionatores</text:span><text:span text:style-name="T3"> a </text:span><text:span text:style-name="T6">materiam concionum tractantes</text:span><text:span text:style-name="T3">) s 242 svazky a obor duchovní četby (</text:span><text:span text:style-name="T6">authores pii et devotionales</text:span><text:span text:style-name="T3">) s 68 svazky. Na třetím místě nalezneme historická díla (</text:span><text:span text:style-name="T6">historici sacri et profani</text:span><text:span text:style-name="T3">) – 50 svazků. Tyto počty svědčící o pastoračním zaměření františkánského řádu lze doplnit údajem o 60 svazcích z oddílu prohibit, tedy kacířských knih (</text:span><text:span text:style-name="T6">haeretici et prohibiti</text:span><text:span text:style-name="T3">). Rukopisy evidoval františkánský knihovník jen ojediněle a bez uvedení konkrétního počtu svazků,</text:span><text:span text:style-name="Footnote_20_Symbol"><text:span text:style-name="T3"><text:note text:id="ftn22" text:note-class="footnote"><text:note-citation>22</text:note-citation><text:note-body><text:p text:style-name="P25"><text:span text:style-name="T96"><text:s/></text:span><text:span text:style-name="T103">Cathalogus</text:span><text:span text:style-name="T109"> </text:span><text:span text:style-name="T103">bibliothecae Daczicensis, </text:span><text:span text:style-name="T101">D 7, fol. 5v: </text:span><text:span text:style-name="T103">sub hoc formato </text:span><text:span text:style-name="T101">[in quarto] </text:span><text:span text:style-name="T103">reperiuntur diversi tractatus theologici manu scripti</text:span><text:span text:style-name="T101">.</text:span></text:p></text:note-body></text:note></text:span></text:span><text:span text:style-name="T3"> i když na druhou stranu usnadnil identifikaci autora rukopisů obsahujících kázání tím, že uvedl jeho jméno (Sigismundus Veselý).</text:span><text:span text:style-name="Footnote_20_Symbol"><text:span text:style-name="T3"><text:note text:id="ftn23" text:note-class="footnote"><text:note-citation>23</text:note-citation><text:note-body><text:p text:style-name="P25"><text:span text:style-name="T96"><text:s/></text:span><text:span text:style-name="T103">Cathalogus</text:span><text:span text:style-name="T109"> </text:span><text:span text:style-name="T103">bibliothecae Daczicensis, </text:span><text:span text:style-name="T101">D 7, fol. 10r: </text:span><text:span text:style-name="T103">NB. Sub hac littera </text:span><text:span text:style-name="T101">[tj. E – conciones]</text:span><text:span text:style-name="T103"> continentur 8 libri diversarum concionum M. V. P. Sigismundi Wesely</text:span><text:span text:style-name="T101">.</text:span></text:p></text:note-body></text:note></text:span></text:span></text:p>
      <text:p text:style-name="P6"><text:span text:style-name="T3">V pořadí třetí katalog sestavil P. Guido Bleiweis v roce 1736 (D 9), který však </text:span><text:span text:style-name="T3">neprováděl novou celkovou katalogizaci, pouze opsal starý katalog a doplnil záznamy o přírůstcích. Ty však nebyly připisovány soustavně, přesto katalog potvrzuje velký nárůst fondu knihovny. Na druhou stranu oproti předcházejícímu katalogu autor eviduje řadu českých tisků a zakázanou literaturu.</text:span><text:span text:style-name="Footnote_20_Symbol"><text:span text:style-name="T3"><text:note text:id="ftn24" text:note-class="footnote"><text:note-citation>24</text:note-citation><text:note-body><text:p text:style-name="P25"><text:span text:style-name="T96"><text:s/></text:span><text:span text:style-name="T100">Bajger, M. F.: </text:span><text:span text:style-name="T102">Česká františkánská</text:span><text:span text:style-name="T100">, s. 267.</text:span></text:p></text:note-body></text:note></text:span></text:span><text:span text:style-name="T3"> Oproti roku 1700 měla nyní knihovna 1890 svazků, při čemž dominance tradičních oborů zůstala zachována. Navíc se p</text:span><text:span text:style-name="T2">očet knih z oboru praktické zbožnosti (</text:span><text:span text:style-name="T5">devotionales</text:span><text:span text:style-name="T2">) téměř vyrovnal počtu homiletických sbírek a příruček.</text:span></text:p>
      <text:p text:style-name="P8"><text:span text:style-name="T2">Poslední známý katalog dačické knihovny, který pochází z roku 1846 (</text:span><text:span text:style-name="T3">D 10 – </text:span><text:span text:style-name="T6">Cathalogus</text:span><text:span text:style-name="T27"> </text:span><text:span text:style-name="T6">lib</text:span><text:span text:style-name="T29">r</text:span><text:span text:style-name="T6">orum</text:span><text:span text:style-name="T32"> </text:span><text:span text:style-name="T6">bibliothecae</text:span><text:span text:style-name="T32"> </text:span><text:span text:style-name="T6">conventus</text:span><text:span text:style-name="T32"> </text:span><text:span text:style-name="T6">Dačicensis ...</text:span><text:span text:style-name="T2">), byl pomyslnou tečkou za rozvojem klášterní knihovny, neboť od poloviny 19. století přestala být knihovna prakticky rozšiřována. Autor katalogu, františkán Benjamín Širůček (1815–1900), své dílo bohužel nedokončil – dospěl pouze po obor „M“ (</text:span><text:span text:style-name="T5">humanistae</text:span><text:span text:style-name="T2">). Důvodem byla zřejmě jeho cesta do Palestiny v letech 1849–1851.</text:span><text:span text:style-name="Footnote_20_Symbol"><text:span text:style-name="T2"><text:note text:id="ftn25" text:note-class="footnote"><text:note-citation>25</text:note-citation><text:note-body><text:p text:style-name="P25"><text:span text:style-name="T96"><text:s/></text:span><text:span text:style-name="T100">Z této cesty se dochoval deník (viz rukopis D 52), na jehož přední předsádce je rozsáhlá biografická poznámka z roku 1911. Deník opsal P. Albert Chvojan.</text:span></text:p></text:note-body></text:note></text:span></text:span><text:span text:style-name="T2"> Katalog zůstal nedokončen a nebyl ani nahrazen novým, což souvisí s celkovým úpadkem knihovny v 19. století.</text:span></text:p>
      <text:p text:style-name="P6"><text:soft-page-break/><text:span text:style-name="T3">Knihy byly od </text:span><text:span text:style-name="T3">založení knihovny uloženy zřejmě v jedné zaklenuté místnosti o rozloze 5x5 metrů v prvním patře jižního křídla klášterní budovy. Interiér cely, která měla snad sloužit jen jako dočasné uložení knihovny, je dodnes vyzdoben nástěnnou malbou a malovanými skříněmi z počátku 19. století (viz obr. přílohy). Místnost popisuje Vladislav Dokoupil následujícími slovy: „</text:span><text:span text:style-name="T2">V dačickém klášteře totiž ani nemůžeme mluvit o nějakém knihovním sále v pravém slova smyslu, knihovna je prostě v jedné z větších cel. Na klenutém stropě je symetricky dvakrát vyobrazen sv. František a uprostřed holubice – Duch Svatý. Dveře vestavěných skříňových regálů, ukončených nahoře zlacenými akantovými řezbami, jsou potaženy plátnem, na němž se ne příliš dovedný štětec patrně místního umělce pokusil znázornit Krista a svaté i blahoslavené františkánského řádu, vázy s květinami i několik krajinek.“</text:span><text:span text:style-name="Footnote_20_Symbol"><text:span text:style-name="T3"><text:note text:id="ftn26" text:note-class="footnote"><text:note-citation>26</text:note-citation><text:note-body><text:p text:style-name="P25"><text:span text:style-name="T96"><text:s/></text:span><text:span text:style-name="T100">Dokoupil, Vl.: </text:span><text:span text:style-name="T102">Dějiny moravských</text:span><text:span text:style-name="T100">, s. 275.</text:span></text:p></text:note-body></text:note></text:span></text:span><text:span text:style-name="T3"> Zdá se, že knihy v Dačicích byly po celou dobu existence kláštera uloženy na stejném místě,</text:span><text:span text:style-name="Footnote_20_Symbol"><text:span text:style-name="T3"><text:note text:id="ftn27" text:note-class="footnote"><text:note-citation>27</text:note-citation><text:note-body><text:p text:style-name="P4"><text:span text:style-name="T82"><text:s/></text:span><text:span text:style-name="T83">Tak Dokoupil, Vl.: </text:span><text:span text:style-name="T85">Dějiny moravských</text:span><text:span text:style-name="T83">, s. 275; srov. Bohatta, J. – Holzmann, M.: </text:span><text:span text:style-name="T115">Adressbuch der Bibliotheken der Oesterreich–ungarischen Monarchie</text:span><text:span text:style-name="T114">. Wien 1900 a</text:span><text:span text:style-name="T83"> Bajger, M. F.: </text:span><text:span text:style-name="T85">Česká františkánská</text:span><text:span text:style-name="T83">, s. 265–266, pozn. 436.</text:span></text:p></text:note-body></text:note></text:span></text:span><text:span text:style-name="T3"> ačkoliv neznáme původní interiér knihovny.</text:span><text:span text:style-name="Footnote_20_Symbol"><text:span text:style-name="T3"><text:note text:id="ftn28" text:note-class="footnote"><text:note-citation>28</text:note-citation><text:note-body><text:p text:style-name="P4"><text:span text:style-name="T82"><text:s/></text:span><text:span text:style-name="T83">Stavebnímu vývoji dačického kláštera se věnoval zakladatel a dlouholetý ředitel městského muzea v Dačicích prof. PhDr. František Křížek, CSc. (1909–1993), avšak jeho publikace ani rukopisy jeho studií neobsahují žádné informace o umístění knihovny (viz </text:span><text:span text:style-name="T114">Křížek, František: </text:span><text:span text:style-name="T115">Ke stavební historii dačického kláštera </text:span><text:span text:style-name="T114">(I. část). Dačický zpravodaj 1984, č. 73, s. 13; Křížek, F.: </text:span><text:span text:style-name="T115">Ke stavebnímu vývoji františkánského kláštera v Dačicích</text:span><text:span text:style-name="T114">. Sborník k 65. narozeninám prof. Dr. Jana Muka. Jindřichův Hradec 1966</text:span><text:span text:style-name="T83">; Městské muzeum a galerie Dačice, </text:span><text:span text:style-name="T114">Dr. Křížek – Pozůstalost, 4, kart. č. 18</text:span><text:span text:style-name="T83">).</text:span></text:p></text:note-body></text:note></text:span></text:span></text:p>
      <text:p text:style-name="P6"><text:span text:style-name="T3">Dačičtí františkáni </text:span><text:span text:style-name="T3">postupovali při správě své knihovny zřejmě podle knihovního řádu, který roku 1685 sepsal provinciál P. Bernard Sannig.</text:span><text:span text:style-name="Footnote_20_Symbol"><text:span text:style-name="T3"><text:note text:id="ftn29" text:note-class="footnote"><text:note-citation>29</text:note-citation><text:note-body><text:p text:style-name="P25"><text:span text:style-name="T100"><text:s/>Text řádu viz Hálová, Marie – Hejnic, Josef – Plachta, Václav: </text:span><text:span text:style-name="T102">Z dějin plzeňské františkánské knihovny</text:span><text:span text:style-name="T100">. Strahovská knihovna 16–17, 1981–1982, s. 111–112.</text:span></text:p></text:note-body></text:note></text:span></text:span><text:span text:style-name="T3"> Podle obsahu „desatera“ (deset bodů </text:span><text:span text:style-name="T6">leges bibliothecae</text:span><text:span text:style-name="T3">) lze soudit, že Sannigovi šlo o zajištění řádné evidence knih, jejich vhodné uložení a především zamezení vynášení knih z konventu. Přísnost pravidel potvrzuje první bod řádu, podle něhož propadl církevní klatbě každý, kdo by vynesl knihu z knihovny bez dovolení knihovníka.</text:span><text:span text:style-name="Footnote_20_Symbol"><text:span text:style-name="T3"><text:note text:id="ftn30" text:note-class="footnote"><text:note-citation>30</text:note-citation><text:note-body><text:p text:style-name="P25"><text:span text:style-name="T96"><text:s/></text:span><text:span text:style-name="T102">Tamtéž</text:span><text:span text:style-name="T100">, s. 111: </text:span><text:span text:style-name="T102">… excommunicationem … incurrendam, qui librum aliquem aut quaternum vel etiam rem aliquem in bibliotheca repositam sine expressa bibliothecarii licentia extraxerit</text:span><text:span text:style-name="T100"> …</text:span></text:p></text:note-body></text:note></text:span></text:span><text:span text:style-name="T3"> </text:span></text:p>
      <text:p text:style-name="P6"><text:span text:style-name="T3">E</text:span><text:span text:style-name="T3">xistenci funkce knihovníka v Dačicích ovšem není možné až do druhé poloviny 18. století doložit prameny. Pamětní kniha dačického kláštera obsahující zápisy z provinčních kapitul o volbě kvardiána, vikáře a dalších představených v dačickém konventu, zaznamenává funkci knihovníka (</text:span><text:span text:style-name="T6">bibliothecarius</text:span><text:span text:style-name="T3">) až k roku 1788 – byl jím tehdy františkán Dionysius Winter.</text:span><text:span text:style-name="Footnote_20_Symbol"><text:span text:style-name="T3"><text:note text:id="ftn31" text:note-class="footnote"><text:note-citation>31</text:note-citation><text:note-body><text:p text:style-name="P4"><text:span text:style-name="T82"><text:s/></text:span><text:span text:style-name="T115">Paměti konventu v Dačicích 1673–1835</text:span><text:span text:style-name="T114">. Národní Archiv, </text:span><text:span text:style-name="T84">Archiv české františkánské provincie (1283) 1368</text:span><text:span text:style-name="T114">–</text:span><text:span text:style-name="T84">1950</text:span><text:span text:style-name="T114">, inv. č. 444, č. knihy 51A, pag. 632.</text:span></text:p></text:note-body></text:note></text:span></text:span><text:span text:style-name="T3"> Autor třetího katalogu knihovny z roku 1736, Guido Bleiweis, působil v letech 1754–1758 v Dačicích jako kazatel, avšak funkce knihovníka u jeho jména zmíněna není.</text:span><text:span text:style-name="Footnote_20_Symbol"><text:span text:style-name="T3"><text:note text:id="ftn32" text:note-class="footnote"><text:note-citation>32</text:note-citation><text:note-body><text:p text:style-name="P25"><text:span text:style-name="T96"><text:s/></text:span><text:span text:style-name="T120">Tamtéž</text:span><text:span text:style-name="T118">, pp. 617–619.</text:span></text:p></text:note-body></text:note></text:span></text:span><text:span text:style-name="T3"> O knihovnu se zřejmě staral jeden z františkánů, aniž by byl oficiálně jmenován </text:span><text:soft-page-break/><text:span text:style-name="T3">knihovníkem. S touto funkcí se setkáváme v pamětní knize konventu častěji paradoxně až od poloviny 19. století, kdy knihovna začala stagnovat. Z toho důvodu byla funkce knihovníka udělována členům řádu, kteří už zastávali nějakou řídící pozici v klášteře, jako například Gottfried Severa, Anselm Spálenka, Benno Kůstka, Alphons Němec, Angelus Stružka a další. Nezřídka se stávalo, že kvardián byl současně knihovníkem.</text:span><text:span text:style-name="Footnote_20_Symbol"><text:span text:style-name="T3"><text:note text:id="ftn33" text:note-class="footnote"><text:note-citation>33</text:note-citation><text:note-body><text:p text:style-name="P26"><text:span text:style-name="T96"><text:s/></text:span><text:span text:style-name="T120">Tamtéž</text:span><text:span text:style-name="T118">, pp. 672–686.</text:span></text:p></text:note-body></text:note></text:span></text:span></text:p>
      <text:p text:style-name="P6"><text:span text:style-name="T3">Rukopisný katalog z roku 1736, jehož autorem byl Guido Bleiweis</text:span><text:span text:style-name="T3">, potvrzuje, že k největšímu nárůstu fondu knihovny došlo v první polovině 18. století. Na tomto intenzivním rozvoji měly největší podíl donace a odkazy místních farářů, šlechty, měšťanů a v neposlední řadě i samotných františkánů nejen z Dačic, nýbrž i z jiných konventů. Z významnějších donací farářů působících na Dačicku je třeba zmínit následující:</text:span><text:span text:style-name="Footnote_20_Symbol"><text:span text:style-name="T3"><text:note text:id="ftn34" text:note-class="footnote"><text:note-citation>34</text:note-citation><text:note-body><text:p text:style-name="P25"><text:span text:style-name="T96"><text:s/></text:span><text:span text:style-name="T100">Údaje pocházejí z </text:span><text:span text:style-name="T120">Pamětní knihy</text:span><text:span text:style-name="T118">, MZA, Františkáni Dačice, kart. 24, sign. 1, kde na ff. 316r–340r jsou zaznamenány donace dačickému konventu. Doplňující informace lze nalézt u Vl. Dokoupila a M. F. Bajgera (viz níže).</text:span></text:p></text:note-body></text:note></text:span></text:span></text:p>
      <text:p text:style-name="P6"><text:span text:style-name="T127">Marti</text:span><text:span text:style-name="T127">n Ignác Hloušek</text:span><text:span text:style-name="T125">, rodák z Knínic, který byl farářem v Budči (1651–1657) a v Kdousově (do své smrti v roce 1680); administroval fary v Pavlově (1652–1656) a ve Velkém Újezdě (1657–1674). Za kvardiána Ludovica Careria získal konvent z jeho knihovny kolem 10 svazků.</text:span><text:span text:style-name="Footnote_20_Symbol"><text:span text:style-name="T125"><text:note text:id="ftn35" text:note-class="footnote"><text:note-citation>35</text:note-citation><text:note-body><text:p text:style-name="P25"><text:span text:style-name="T100"><text:s/></text:span><text:span text:style-name="T120">Pamětní kniha</text:span><text:span text:style-name="T118">, MZA, Františkáni Dačice, kart. 24, sign. 1, fol. 318r–v; </text:span><text:span text:style-name="T100">Dokoupil, Vl.: </text:span><text:span text:style-name="T102">Dějiny moravských</text:span><text:span text:style-name="T100">, s. 264; Bajger, M. F.: </text:span><text:span text:style-name="T102">Česká františkánská</text:span><text:span text:style-name="T100">, s. 261–262, pozn. 418.</text:span></text:p></text:note-body></text:note></text:span></text:span></text:p>
      <text:p text:style-name="P6"><text:span text:style-name="T127">Mathias Viridianus, </text:span><text:span text:style-name="T126">farář v Stajišti u Třeště, věnoval část svých knih dačickým františkánům po roce 1668.</text:span><text:span text:style-name="Footnote_20_Symbol"><text:span text:style-name="T126"><text:note text:id="ftn36" text:note-class="footnote"><text:note-citation>36</text:note-citation><text:note-body><text:p text:style-name="P25"><text:span text:style-name="T96"><text:s/></text:span><text:span text:style-name="T120">Pamětní kniha</text:span><text:span text:style-name="T118">, MZA, Františkáni Dačice, kart. 24, sign. 1, fol. 318v; srov. </text:span><text:span text:style-name="T100">Bajger, M. F.: </text:span><text:span text:style-name="T102">Česká františkánská</text:span><text:span text:style-name="T100">, s. 263, pozn. 425.</text:span></text:p></text:note-body></text:note></text:span></text:span></text:p>
      <text:p text:style-name="P6"><text:span text:style-name="T127">Vít Václav Markrab</text:span><text:span text:style-name="T125">, rodák ze Strmilova, 1657–1665 farář v Třešti a pak až do roku 1676 v Jemnici. Daroval několik desítek knih.</text:span><text:span text:style-name="Footnote_20_Symbol"><text:span text:style-name="T125"><text:note text:id="ftn37" text:note-class="footnote"><text:note-citation>37</text:note-citation><text:note-body><text:p text:style-name="P25"><text:span text:style-name="T96"><text:s/></text:span><text:span text:style-name="T120">Pamětní kniha</text:span><text:span text:style-name="T118">, MZA, Františkáni Dačice, kart. 24, sign. 1, fol. 320r; </text:span><text:span text:style-name="T100">Dokoupil, Vl.: </text:span><text:span text:style-name="T102">Dějiny moravských</text:span><text:span text:style-name="T100">, s. 267; Bajger, M. F.: </text:span><text:span text:style-name="T102">Česká františkánská</text:span><text:span text:style-name="T100">, s. 263–264, pozn. 426.</text:span></text:p></text:note-body></text:note></text:span></text:span></text:p>
      <text:p text:style-name="P6"><text:span text:style-name="T127">Jan Stanisl</text:span><text:span text:style-name="T127">av Coturnius, </text:span><text:span text:style-name="T125">farář v Bítově (1663–1676) a Jemnici (1676–1691). Daroval knihovně </text:span><text:span text:style-name="T123">horologium cum aliquot libris</text:span><text:span text:style-name="T125">.</text:span><text:span text:style-name="Footnote_20_Symbol"><text:span text:style-name="T125"><text:note text:id="ftn38" text:note-class="footnote"><text:note-citation>38</text:note-citation><text:note-body><text:p text:style-name="P25"><text:span text:style-name="T96"><text:s/></text:span><text:span text:style-name="T120">Pamětní kniha</text:span><text:span text:style-name="T118">, MZA, Františkáni Dačice, kart. 24, sign. 1, fol. 323v; </text:span><text:span text:style-name="T100">Dokoupil, Vl.: </text:span><text:span text:style-name="T102">Dějiny moravských</text:span><text:span text:style-name="T100">, s. 268; srov. Bajger, M. F.: </text:span><text:span text:style-name="T102">Česká františkánská</text:span><text:span text:style-name="T100">, s. 264, který však chybně přepsal jméno (Coluznius).</text:span></text:p></text:note-body></text:note></text:span></text:span></text:p>
      <text:p text:style-name="P6"><text:span text:style-name="T1">Mathias May</text:span><text:span text:style-name="T3">, farář ve Stajišti </text:span><text:span text:style-name="T126">u Třeště </text:span><text:span text:style-name="T3">daroval roku 1690 konventu 25 zlatých a několik knih.</text:span><text:span text:style-name="Footnote_20_Symbol"><text:span text:style-name="T3"><text:note text:id="ftn39" text:note-class="footnote"><text:note-citation>39</text:note-citation><text:note-body><text:p text:style-name="P25"><text:span text:style-name="T96"><text:s/></text:span><text:span text:style-name="T120">Pamětní kniha</text:span><text:span text:style-name="T118">, MZA, Františkáni Dačice, kart. 24, sign. 1, fol. 323r; </text:span><text:span text:style-name="T100">Bajger, M. F.: </text:span><text:span text:style-name="T102">Česká františkánská</text:span><text:span text:style-name="T100">, s. 264.</text:span></text:p></text:note-body></text:note></text:span></text:span></text:p>
      <text:p text:style-name="P6"><text:span text:style-name="T127">Jakub Josef Tamisch</text:span><text:span text:style-name="T125"> (též Thamisch), rodák ze Slavonic, premonstrát, farář v Nové Říši v letech 1673–1727. Roku 1694 věnoval dačickým františkánům nákladné biblické </text:span><text:soft-page-break/><text:span text:style-name="T125">komentáře Cornelia a Lapide.</text:span><text:span text:style-name="Footnote_20_Symbol"><text:span text:style-name="T125"><text:note text:id="ftn40" text:note-class="footnote"><text:note-citation>40</text:note-citation><text:note-body><text:p text:style-name="P25"><text:span text:style-name="T96"><text:s/></text:span><text:span text:style-name="T120">Pamětní kniha</text:span><text:span text:style-name="T118">, MZA, Františkáni Dačice, kart. 24, sign. 1, fol. 324v; </text:span><text:span text:style-name="T100">Dokoupil, Vl.: </text:span><text:span text:style-name="T102">Dějiny moravských</text:span><text:span text:style-name="T100">, s. 269. </text:span></text:p></text:note-body></text:note></text:span></text:span></text:p>
      <text:p text:style-name="P6"><text:span text:style-name="T127">Václav Leopold Kožený</text:span><text:span text:style-name="T125">, farář v Novém Městě na Moravě v letech 1680–1688, který daroval prvotisk z roku 1489.</text:span><text:span text:style-name="Footnote_20_Symbol"><text:span text:style-name="T125"><text:note text:id="ftn41" text:note-class="footnote"><text:note-citation>41</text:note-citation><text:note-body><text:p text:style-name="P25"><text:span text:style-name="T96"><text:s/></text:span><text:span text:style-name="T102">Tamtéž</text:span><text:span text:style-name="T100">, s. 269.</text:span></text:p></text:note-body></text:note></text:span></text:span></text:p>
      <text:p text:style-name="P6"><text:span text:style-name="T127">Martin Nevolius, </text:span><text:span text:style-name="T126">bojanovický farář, který daroval františkánům dva prvotisky.</text:span><text:span text:style-name="Footnote_20_Symbol"><text:span text:style-name="T126"><text:note text:id="ftn42" text:note-class="footnote"><text:note-citation>42</text:note-citation><text:note-body><text:p text:style-name="P25"><text:span text:style-name="T96"><text:s/></text:span><text:span text:style-name="T102">Tamtéž</text:span><text:span text:style-name="T100">, s. 269.</text:span></text:p></text:note-body></text:note></text:span></text:span></text:p>
      <text:p text:style-name="P6"><text:span text:style-name="T127">Jakub Křenovský</text:span><text:span text:style-name="T125"> (1684–1697), farář v Rudolci, který daroval konventu jeden prvotisk.</text:span><text:span text:style-name="Footnote_20_Symbol"><text:span text:style-name="T125"><text:note text:id="ftn43" text:note-class="footnote"><text:note-citation>43</text:note-citation><text:note-body><text:p text:style-name="P25"><text:span text:style-name="T96"><text:s/></text:span><text:span text:style-name="T102">Tamtéž</text:span><text:span text:style-name="T100">, s. 269.</text:span></text:p></text:note-body></text:note></text:span></text:span></text:p>
      <text:p text:style-name="P6"><text:span text:style-name="T127">Šimon Tomáš Křížek</text:span><text:span text:style-name="T125">, rodák z Myslibořic, doktor teologie, který byl podle vlastních záznamů v knihách farářem v Mrákotíně (1686–1695), a pak až do smrti v roce 1713 v Urbanově. Jeho dar byl velkým příspěvkem pro dačickou knihovnu, neboť Šimon Křížek byl sběratelem i starších knih. Díky němu získali františkáni knihy i z jiných soukromých knihoven.</text:span><text:span text:style-name="Footnote_20_Symbol"><text:span text:style-name="T125"><text:note text:id="ftn44" text:note-class="footnote"><text:note-citation>44</text:note-citation><text:note-body><text:p text:style-name="P25"><text:span text:style-name="T100"><text:s/>Například knihy od arcibiskupského alumna Jana Reicha, nitranského kanovníka Joanna Schindlera, kněze Laurentia Ignatia Solického, rodáka z Hlubčic ve Slezsku apod. Viz </text:span><text:span text:style-name="T102">Tamtéž</text:span><text:span text:style-name="T100">, s. 271–272.</text:span></text:p></text:note-body></text:note></text:span></text:span></text:p>
      <text:p text:style-name="P6"><text:span text:style-name="T127">Georg Johann Kieleber</text:span><text:span text:style-name="T125"> (Khüleber), mikulovský rodák, byl v letech 1697–1707 farářem v Českém Rudolci a pak až do smrti v roce 1729 děkanem ve Slavonicích. Dačickým františkánům daroval menší knižní dar. Donační záznamy na některých knihách pocházejí z let 1720 a 1721.</text:span><text:span text:style-name="Footnote_20_Symbol"><text:span text:style-name="T125"><text:note text:id="ftn45" text:note-class="footnote"><text:note-citation>45</text:note-citation><text:note-body><text:p text:style-name="P25"><text:span text:style-name="T100"><text:s/></text:span><text:span text:style-name="T102">Tamtéž</text:span><text:span text:style-name="T100">, s. 272.</text:span></text:p></text:note-body></text:note></text:span></text:span></text:p>
      <text:p text:style-name="P6"><text:span text:style-name="T3">Dalším zdrojem akvizice byly dary z jiných františkánských klášte</text:span><text:span text:style-name="T3">rů, zejména Jemnice a Jindřichova Hradce,</text:span><text:span text:style-name="Footnote_20_Symbol"><text:span text:style-name="T3"> </text:span></text:span><text:span text:style-name="Footnote_20_Symbol"><text:span text:style-name="T3"><text:note text:id="ftn46" text:note-class="footnote"><text:note-citation>46</text:note-citation><text:note-body><text:p text:style-name="P25"><text:span text:style-name="T96"><text:s/></text:span><text:span text:style-name="T100">Roku 1676 získala dačická knihovna řadu knih, na jejichž titulních listech byly provenienční údaje </text:span><text:span text:style-name="T102">Georgius Lagenides</text:span><text:span text:style-name="T100"> a </text:span><text:span text:style-name="T102">Jamnicensi</text:span><text:span text:style-name="T100">. Původně byly tedy knihy v soukromých rukou a do Dačic se dostaly až z nedalekého zrušeného kláštera. Podobný osud potkal jinou skupinu knih, která pocházela z jindřichohradeckého kláštera, avšak do Dačic se nedostala přímo, nýbrž přes Jemnici, viz </text:span><text:span text:style-name="T102">Tamtéž</text:span><text:span text:style-name="T100">, s. 267–268. Přehledně o příbuzných františkánských knihovnách viz Špinar, Jindřich: </text:span><text:span text:style-name="T102">Bechyně, Český Krumlov, Jindřichův Hradec. Charakteristika knihoven řádu sv. Františka</text:span><text:span text:style-name="T100">. In: K výzkumu zámeckých, měšťanských a církevních knihoven. Ed. Jitka Radimská. Opera romanica 1, České Budějovice 2000, s. 215-223.</text:span></text:p></text:note-body></text:note></text:span></text:span><text:span text:style-name="T3"> nebo z jiných řádů – například premonstráti (Zábrdovice, Nová Říše).</text:span><text:span text:style-name="Footnote_20_Symbol"><text:span text:style-name="T3"><text:note text:id="ftn47" text:note-class="footnote"><text:note-citation>47</text:note-citation><text:note-body><text:p text:style-name="P25"><text:span text:style-name="T100"><text:s/>Dokoupil, Vl.: </text:span><text:span text:style-name="T102">Dějiny moravských</text:span><text:span text:style-name="T100">, s. 268.</text:span></text:p></text:note-body></text:note></text:span></text:span><text:span text:style-name="T3"> Jinak ale z  klášterů postižených josefinskou sekularizací, jíž byli dačičtí františkáni ušetřeni, knihovna téměř nic nezískala.</text:span><text:span text:style-name="Footnote_20_Symbol"><text:span text:style-name="T3"><text:note text:id="ftn48" text:note-class="footnote"><text:note-citation>48</text:note-citation><text:note-body><text:p text:style-name="P25"><text:span text:style-name="T100"><text:s/>Tak </text:span><text:span text:style-name="T102">Tamtéž</text:span><text:span text:style-name="T100">, s. 274–275. Na druhou stranu Bajger, M. F.: </text:span><text:span text:style-name="T102">Česká františkánská</text:span><text:span text:style-name="T100">, s. 269–270 připomíná známou skutečnost, že se do Dačic dostala originální listina sv. Jana Kapistrána z roku 1454 (tzv. Filiantia) a část světcova pláště ze zrušeného brněnského kláštera. Listina pak byla v pražském františkánském konventu ještě ve 30. nebo 40. letech 20. století, pak ale zmizela. Světcův plášť je nyní rozdělen na dvě části – jedna je uchovávána v konventu v Praze a druhá v Moravské Třebové.</text:span></text:p></text:note-body></text:note></text:span></text:span><text:span text:style-name="T3"> Od 18. století však byla obohacována i </text:span><text:soft-page-break/><text:span text:style-name="T3">z darů a pozůstalostí jednotlivých členů františkánského řádu.</text:span><text:span text:style-name="Footnote_20_Symbol"><text:span text:style-name="T3"><text:note text:id="ftn49" text:note-class="footnote"><text:note-citation>49</text:note-citation><text:note-body><text:p text:style-name="P25"><text:span text:style-name="T96"><text:s/></text:span><text:span text:style-name="T100">Řadu jmen řeholníků viz Dokoupil, Vl.: </text:span><text:span text:style-name="T102">Dějiny moravských</text:span><text:span text:style-name="T100">, s. 273–274.</text:span></text:p></text:note-body></text:note></text:span></text:span><text:span text:style-name="T3"> Za zmínku stojí 20 lékařských tisků, které patřily klášternímu lékárníkovi, laikovi Euphreniu Eberlemu († 1806), který byl znám v okolí jako výborný lékař. Když zemřel, byl podle svědectví pamětní knihy „</text:span><text:span text:style-name="T123">ab omnibus in tota vicinia, ut famosus farmacepticus, ut medicus deploratus“</text:span><text:span text:style-name="T125"> pochován na klášterním hřbitově.</text:span><text:span text:style-name="Footnote_20_Symbol"><text:span text:style-name="T125"><text:note text:id="ftn50" text:note-class="footnote"><text:note-citation>50</text:note-citation><text:note-body><text:p text:style-name="P25"><text:span text:style-name="T96"><text:s/></text:span><text:span text:style-name="T120">Pamětní kniha</text:span><text:span text:style-name="T118">, MZA, Františkáni Dačice, kart. 29, sign. 18, fol. 41v. Srov. </text:span><text:span text:style-name="T100">Zwach,</text:span><text:span text:style-name="T110"> </text:span><text:span text:style-name="T100">J.:</text:span><text:span text:style-name="T110"> </text:span><text:span text:style-name="T104">Denkwü</text:span><text:span text:style-name="T111">r</text:span><text:span text:style-name="T104">digkeiten</text:span><text:span text:style-name="T100">,</text:span><text:span text:style-name="T110"> </text:span><text:span text:style-name="T100">s. 62–63 a Dokoupil, Vl.: </text:span><text:span text:style-name="T102">Dějiny moravských</text:span><text:span text:style-name="T100">, s. 275.</text:span></text:p></text:note-body></text:note></text:span></text:span></text:p>
      <text:p text:style-name="P6"><text:span text:style-name="T3">Častým dobrodincem</text:span><text:span text:style-name="T3"> kláštera byla samozřejmě šlechta – majitele dačického panství nebo místní či vzdálenější nobilita. Mezi významné donátory patřili Osteinové, Deblínové nebo Berchtoldové. Donace šlechty však zahrnovaly zejména peněžité dary nebo skvostně provedené liturgické a jiné umělecké předměty.</text:span><text:span text:style-name="Footnote_20_Symbol"><text:span text:style-name="T3"><text:note text:id="ftn51" text:note-class="footnote"><text:note-citation>51</text:note-citation><text:note-body><text:p text:style-name="P4"><text:span text:style-name="T82"><text:s/></text:span><text:span text:style-name="T83">Viz pamětní knihy kláštera v </text:span><text:span text:style-name="T114">MZA, Františkáni Dačice, kart. 24, sign. 1, ff. 316r–340r; kart. 29, sign. 18, ff. 52r–53v a účetní knihu kláštera v Městském muzeu a galerii Dačice, inv. č. 6931. Srov. </text:span><text:span text:style-name="T83">Zwach,</text:span><text:span text:style-name="T89"> </text:span><text:span text:style-name="T83">J.:</text:span><text:span text:style-name="T89"> </text:span><text:span text:style-name="T86">Denkwü</text:span><text:span text:style-name="T91">r</text:span><text:span text:style-name="T86">digkeiten</text:span><text:span text:style-name="T83">,</text:span><text:span text:style-name="T89"> </text:span><text:span text:style-name="T83">s. 59–61.</text:span></text:p></text:note-body></text:note></text:span></text:span><text:span text:style-name="T3"> Knihy stály poněkud stranou zájmu. Výjimku představuje například hrabě Matyáš Arnošt Berchtold z Uherčic, který koupil za 8 zlatých antverpskou biblickou konkordanci z roku 1642 a věnoval ji klášteru s prosbou o modlitby za svou osobu.</text:span><text:span text:style-name="Footnote_20_Symbol"><text:span text:style-name="T3"><text:note text:id="ftn52" text:note-class="footnote"><text:note-citation>52</text:note-citation><text:note-body><text:p text:style-name="P25"><text:span text:style-name="T100"><text:s/>Dokoupil, Vl.: </text:span><text:span text:style-name="T102">Dějiny moravských</text:span><text:span text:style-name="T100">, s. 267.</text:span></text:p></text:note-body></text:note></text:span></text:span></text:p>
      <text:p text:style-name="P8"><text:span text:style-name="T3">Největším knižním darem </text:span><text:span text:style-name="T3">pocházejícím z majetku šlechty byla donace kněžny Marie Terezie Trautsonové, rozené hraběnky Ungnadové von Weissenwolf († 20. dubna 1741). Roku 1695 se hraběnka provdala za </text:span><text:span text:style-name="T126">Johanna Leopolda Donata Trautsona (1659–1724), který byl roku 1711 povýšen na říšského knížete a od roku 1712 byl presidentem říšské dvorské rady.</text:span><text:span text:style-name="Footnote_20_Symbol"><text:span text:style-name="T126"><text:note text:id="ftn53" text:note-class="footnote"><text:note-citation>53</text:note-citation><text:note-body><text:p text:style-name="P4"><text:span text:style-name="T82"><text:s/></text:span><text:span text:style-name="T87">Wurzbach</text:span><text:span text:style-name="T82"> </text:span><text:span text:style-name="T114">47, s. 50–51; </text:span><text:span text:style-name="T83">Dokoupil, Vl.: </text:span><text:span text:style-name="T85">Dějiny moravských</text:span><text:span text:style-name="T83">, s. 273; </text:span><text:span text:style-name="T114">Županič, Jan – Fiala, Milan – Stellner, František: </text:span><text:span text:style-name="T115">Encyklopedie knížecích rodů zemí koruny české</text:span><text:span text:style-name="T114">. Praha 2001, s. 276–277.</text:span></text:p></text:note-body></text:note></text:span></text:span><text:span text:style-name="T126"> Kněžna Marie strávila poslední roky života na zámku v Českém Rudolci, vzdáleném 10 km západně od Dačic. Tamějším františkánům věnovala řadu zbožných donací, jež se v jejím případě rozhodně neomezovaly pouze na liturgické předměty.</text:span><text:span text:style-name="T3"> Roku 1733 darovala velký obnos na opravu varhan v dačickém klášteře. </text:span><text:span text:style-name="Footnote_20_Symbol"><text:span text:style-name="T3"><text:note text:id="ftn54" text:note-class="footnote"><text:note-citation>54</text:note-citation><text:note-body><text:p text:style-name="P25"><text:span text:style-name="T100"><text:s/></text:span><text:span text:style-name="T118">MZA, Františkáni Dačice, kart. 24, sign. 1, fol. 335v.</text:span></text:p></text:note-body></text:note></text:span></text:span><text:span text:style-name="T3"> Téhož nebo následujícího roku obdrželi františkáni dalmatiku („</text:span><text:span text:style-name="T6">pro ecclesie ornatu pretiosam integram vestem“</text:span><text:span text:style-name="T3">) a v letech 1735 a 1739 se kněžna podílela na úhradě nákladů na zhotovení třech bohatě zdobených a vyšívaných kázulí.</text:span><text:span text:style-name="Footnote_20_Symbol"><text:span text:style-name="T3"><text:note text:id="ftn55" text:note-class="footnote"><text:note-citation>55</text:note-citation><text:note-body><text:p text:style-name="P25"><text:span text:style-name="T100"><text:s/></text:span><text:span text:style-name="T118">MZA, Františkáni Dačice, kart. 24, sign. 1, fol. 336r a 339r: [1739] … </text:span><text:span text:style-name="T120">celsissima princeps Maria Theresia de Trautsohn, domina in Rudoletz … unam pulchram viridem ac per medium aut pictam casulam donavit</text:span><text:span text:style-name="T118">.</text:span></text:p></text:note-body></text:note></text:span></text:span><text:span text:style-name="T3"> Z jejích donací byla významnou měrou rozšířena rovněž klášterní knihovna. Z peněz darovaných konventu koupili bratři dva svazky nového vydání </text:span><text:span text:style-name="T6">Magnum bullarium Romanum</text:span><text:span text:style-name="Footnote_20_Symbol"><text:span text:style-name="T3"><text:note text:id="ftn56" text:note-class="footnote"><text:note-citation>56</text:note-citation><text:note-body><text:p text:style-name="P25"><text:span text:style-name="T100"><text:s/>V knihovně dačických františkánů (nyní Moravská Třebová) se pod sign. D.a.13 nachází lucemburské vydání tohoto díla z roku 1730.</text:span></text:p></text:note-body></text:note></text:span></text:span><text:span text:style-name="T3"> a čtecí pultík.</text:span><text:span text:style-name="Footnote_20_Symbol"><text:span text:style-name="T3"><text:note text:id="ftn57" text:note-class="footnote"><text:note-citation>57</text:note-citation><text:note-body><text:p text:style-name="P25"><text:span text:style-name="T100"><text:s/></text:span><text:span text:style-name="T118">MZA, Františkáni Dačice, kart. 24, sign. 1, fol. 337r.</text:span></text:p></text:note-body></text:note></text:span></text:span><text:span text:style-name="T3"> Další knihy pocházely ze soukromé sbírky Marie </text:span><text:soft-page-break/><text:span text:style-name="T3">Terezie Trautsonové. Její knihy měly pro dačické františkány o to větší cenu, že svým obsahem patřily ryze světským oborům, které v klášterních knihovnách nemívaly početné zastoupení; v tomto případě z oblasti historie, práva a politiky. Vedle tisků získala knihovna sedm rukopisů (viz soupis). Dva z nich mají světský obsah: finanční instrukce pro rady dvorské komory a deník ze španělského dobrodružství krále Karla III. (pozdějšího Karla VI.). Ostatní rukopisy jsou převážně asketické, psané francouzsky a německy, vlastní rukou kněžny. Rukopisy i tisky obsahují často mědirytové erbovní exlibris majitelky, která dačickému klášteru asi nedarovala celou zámeckou knihovnu. Několik svazků z knihovny kněžny Trautson zůstalo na zámku Český Rudolec i po její smrti, jak vyplývá z popisu a inventáře zámku z roku 1741.</text:span><text:span text:style-name="Footnote_20_Symbol"><text:span text:style-name="T3"><text:note text:id="ftn58" text:note-class="footnote"><text:note-citation>58</text:note-citation><text:note-body><text:p text:style-name="P4"><text:span text:style-name="T82"><text:s/></text:span><text:span text:style-name="T114">MZA, Tribunál – Pozůstalosti, kart. 246, sign. T 27, zvl. ff. 174r a 177r. Za upozornění na tento fond děkuji Mgr. Jiřímu Dufkovi.</text:span></text:p></text:note-body></text:note></text:span></text:span></text:p>
      <text:p text:style-name="P6"><text:span text:style-name="T3">Sbírka rukopisů představuje </text:span><text:span text:style-name="T3">v rámci celé klášterní knihovny nepatrný soubor, který vznikl uměle ve 20. století po převzetí dačické knihovny tehdejší Státní vědeckou knihovnou v Brně (nyní Moravská zemská knihovna)</text:span><text:span text:style-name="Footnote_20_Symbol"><text:span text:style-name="T3"><text:note text:id="ftn59" text:note-class="footnote"><text:note-citation>59</text:note-citation><text:note-body><text:p text:style-name="P24"><text:span text:style-name="T96"><text:s/></text:span><text:span text:style-name="T101">Podobně jako soubor prvotisků, tisků 16. století apod.</text:span></text:p></text:note-body></text:note></text:span></text:span><text:span text:style-name="T3"> – 130 rukopisů versus circa 3000 tisků. Přes malý rozsah sbírky její složení celkem věrně kopíruje tematické rozvrstvení celé knihovny.</text:span></text:p>
      <text:p text:style-name="P6"><text:span text:style-name="T3">Z hlediska obsahového tvoří největší skupinu liturgické rukopisy (35 svazků), jež vznikly v 18. století v dačickém konventu. Tři z nich obsahují církevní moteta, zbytek jsou většinou anonymní mše s chorální a menzurální notací.</text:span><text:span text:style-name="Footnote_20_Symbol"><text:span text:style-name="T3"><text:note text:id="ftn60" text:note-class="footnote"><text:note-citation>60</text:note-citation><text:note-body><text:p text:style-name="P5"><text:span text:style-name="T83"><text:s/>Dačickým hudebním rukopisům byla věnována pozornost muzikology, viz </text:span><text:span text:style-name="T82">Sehnal,</text:span><text:span text:style-name="T92"> </text:span><text:span text:style-name="T82">Jiří: </text:span><text:span text:style-name="T88">Hudba u františkánů české p</text:span><text:span text:style-name="T90">r</text:span><text:span text:style-name="T88">ovincie v 17. a 18. století</text:span><text:span text:style-name="T82">. </text:span><text:span text:style-name="T95">Časopis Moravského muzea</text:span><text:span text:style-name="T93"> </text:span><text:span text:style-name="T95">78, 1993, s.</text:span><text:span text:style-name="T83"> 217–238 a Kačic, Ladislav: </text:span><text:span text:style-name="T85">Repertoire und Aufführungspraxis der Kirchenmusik in den Franziskanerprovinzen Mitteleuropas im 17.–18. Jahrhundert</text:span><text:span text:style-name="T83">. Musicologica istropolitana I, 2002, s. 53–102, zvl. 94–95. O hudební kultuře v Dačicích obecně viz Maňas, Vladimír: </text:span><text:span text:style-name="T85">Hudební tradice</text:span><text:span text:style-name="T83">. In: </text:span><text:span text:style-name="T85">Dačicko – Slavonicko – Telčsko</text:span><text:span text:style-name="T83">. Vlastivěda moravská. Brno 2005, s. 392–402.</text:span></text:p></text:note-body></text:note></text:span></text:span><text:span text:style-name="T3"> Identifikace autorů byla možná jen v případě, že je písaři uvedli u příslušné skladby v seznamu skladeb na začátku nebo uvnitř rukopisu. Podle Jiřího Sehnala nebylo označování skladeb jejich autory ve františkánském řádu zcela běžné. Dačické rukopisy přesto uchovávají několik jmen hudebních skladatelů, mezi nimiž se vyskytují i světští skladatelé.</text:span><text:span text:style-name="Footnote_20_Symbol"><text:span text:style-name="T3"><text:note text:id="ftn61" text:note-class="footnote"><text:note-citation>61</text:note-citation><text:note-body><text:p text:style-name="P25"><text:span text:style-name="T96"><text:s/></text:span><text:span text:style-name="T100">Sehnal, J.: </text:span><text:span text:style-name="T104">Hudba u františkánů</text:span><text:span text:style-name="T100">, s. 231–235.</text:span></text:p></text:note-body></text:note></text:span></text:span><text:span text:style-name="T3"> Největší popularitě se mezi dačickými františkány těšil Joannes Nepomuk Sehling </text:span><text:span text:style-name="T2">(† 1774)</text:span><text:span text:style-name="T3">, jehož skladby byly například podle poznámky v rukopise D 101 „nejlepší“ (… </text:span><text:span text:style-name="T7">Joannis Nepom. Seeling sunt optimae</text:span><text:span text:style-name="T3">). Nejpilnějším písařem liturgických rukopisů byl P. Faustinus Kordik († 1787), který opsal asi polovinu všech hudebních rukopisů.</text:span><text:span text:style-name="Footnote_20_Symbol"><text:span text:style-name="T3"><text:note text:id="ftn62" text:note-class="footnote"><text:note-citation>62</text:note-citation><text:note-body><text:p text:style-name="P25"><text:span text:style-name="T100"><text:s/></text:span><text:span text:style-name="T118">MZA, Františkáni Dačice, kart. 29, sign. 18, fol. 40v: </text:span><text:span text:style-name="T120">Temporalem hanc vitam cum aeterna commutavit sacris mysteriis rite religioseque praemunitus anno 1787 die 17. Martii … </text:span><text:span text:style-name="T122">Faustinus Kordick</text:span><text:span text:style-name="T120">, vit multae orationis et patientiae in saeculo vixit 24, religione autem 49 annis</text:span><text:span text:style-name="T118"> …</text:span></text:p></text:note-body></text:note></text:span></text:span><text:span text:style-name="T3"> Před ním se opisování notovaných rukopisů věnoval P. Epiphanius Mařan a po něm ještě P. Rogerius Křepelka,</text:span><text:span text:style-name="Footnote_20_Symbol"><text:span text:style-name="T3"><text:note text:id="ftn63" text:note-class="footnote"><text:note-citation>63</text:note-citation><text:note-body><text:p text:style-name="P25"><text:span text:style-name="T96"><text:s/></text:span><text:span text:style-name="T100">Pamětní kniha zaznamenává k roku 1724 úmrtí zřejmě jeho příbuzného Pancratia Křepelky, viz </text:span><text:span text:style-name="T118">MZA, Františkáni Dačice, kart. 24, sign. 1, fol. 189v.</text:span></text:p></text:note-body></text:note></text:span></text:span><text:span text:style-name="T3"> který roku 1779 opsal rovněž nekrologium františkánské provincie (D 4).</text:span></text:p>
      <text:p text:style-name="P6"><text:soft-page-break/><text:span text:style-name="T3">Základem pro chrámovou hudbu ve františkánském řádu byl gregoriánský chorál, proto </text:span><text:span text:style-name="T3">řádová statuta zakazovala figurální hudbu (vícehlasou) a používání hudebních nástrojů (kromě varhan).</text:span><text:span text:style-name="Footnote_20_Symbol"><text:span text:style-name="T3"><text:note text:id="ftn64" text:note-class="footnote"><text:note-citation>64</text:note-citation><text:note-body><text:p text:style-name="P25"><text:span text:style-name="T96"><text:s/></text:span><text:span text:style-name="T101">Ty byly v Dačicích pořízeny roku 1721 za 700 zl. od Václava Pantočka, viz </text:span><text:span text:style-name="T100">Sehnal, J.: </text:span><text:span text:style-name="T104">Hudba u františkánů</text:span><text:span text:style-name="T100">, s. 221–222.</text:span></text:p></text:note-body></text:note></text:span></text:span><text:span text:style-name="T3"> Některé konventy obdržely výjimku, která jim dovolovala, aby figurální hudbu provozovali při zvláštních příležitostech světští hudebníci. Avšak ani sami „františkáni české provincie se neubránili duchu doby a vedle gregoriánského chorálu pěstovali alespoň jednohlasou nebo dvojhlasou mensurovanou hudbu ve stylu své doby za doprovodu varhan.“</text:span><text:span text:style-name="Footnote_20_Symbol"><text:span text:style-name="T3"><text:note text:id="ftn65" text:note-class="footnote"><text:note-citation>65</text:note-citation><text:note-body><text:p text:style-name="P25"><text:span text:style-name="T96"><text:s/></text:span><text:span text:style-name="T102">Tamtéž</text:span><text:span text:style-name="T100">, s. 226.</text:span></text:p></text:note-body></text:note></text:span></text:span><text:span text:style-name="T3"> Proto se v liturgických rukopisech objevují </text:span><text:span text:style-name="T6">missae unius vocis</text:span><text:span text:style-name="T3"> nebo </text:span><text:span text:style-name="T6">missae duabus vocibus</text:span><text:span text:style-name="T3">. Na základě zjištění Ladislava Kačice nelze vyloučit, že i v Dačicích se čas od času provozovala figurální hudba za doprovodu hudebních nástrojů.</text:span><text:span text:style-name="Footnote_20_Symbol"><text:span text:style-name="T3"><text:note text:id="ftn66" text:note-class="footnote"><text:note-citation>66</text:note-citation><text:note-body><text:p text:style-name="P25"><text:span text:style-name="T96"><text:s/></text:span><text:span text:style-name="T98">Kačic, L.: </text:span><text:span text:style-name="T99">Repertoire und Aufführungspraxis der Kirchenmusik,</text:span><text:span text:style-name="T98"> s. 95: „In der Sign. D 98, 99 u. 100 steht wieder am Anfang der </text:span><text:span text:style-name="T99">Missa Ima Solemnis „Org. Fresco Violinus“</text:span><text:span text:style-name="T98"> (sic!). Es liegt also Vermutung nahe, daß auch in der Provinz des hl. Wenceslaus von Zeit zu Zeit die Figuralmusik mit den Instrumenten aufgeführt wurde.“</text:span></text:p></text:note-body></text:note></text:span></text:span><text:span text:style-name="T3"> V každém případě nejtypičtějším příkladem rukopisů obsahujících mše byla trojsvazková série s názvy: </text:span><text:span text:style-name="T6">Chorus I.</text:span><text:span text:style-name="T3">, </text:span><text:span text:style-name="T6">Chorus II.</text:span><text:span text:style-name="T3"> a </text:span><text:span text:style-name="T6">Organo</text:span><text:span text:style-name="T3">. </text:span></text:p>
      <text:p text:style-name="P6"><text:span text:style-name="T3">Dalším výrazným souborem jsou rukopisy obsahující latinská a česká kázání, které sestavil a sepsal dačický františkán, dlouholetý </text:span><text:span text:style-name="T3">kvardián a kazatel Sigismundus Veselý († 1706).</text:span><text:span text:style-name="Footnote_20_Symbol"><text:span text:style-name="T3"><text:note text:id="ftn67" text:note-class="footnote"><text:note-citation>67</text:note-citation><text:note-body><text:p text:style-name="P4"><text:span text:style-name="T82"><text:s/></text:span><text:span text:style-name="T114">MZA, Františkáni Dačice, kart. 24, sign. 1, fol. 189r: </text:span><text:span text:style-name="T115">Anno 1706 die 12. junii pie in domino obiit venerandus P. </text:span><text:span text:style-name="T117">Sigismundus Wessely,</text:span><text:span text:style-name="T115"> praedicator senio jam confectus saepius guardianus</text:span><text:span text:style-name="T114"> …</text:span></text:p></text:note-body></text:note></text:span></text:span><text:span text:style-name="T3"> O jeho autorství se nedozvídáme z rukopisů, které jsou anonymní, nýbrž z rukopisného katalogu z roku 1700 (viz výše). Kázání v češtině pocházejí z nejstaršího období činnosti dačických františkánů a jejich počet dává tušit, jak velkou váhu přikládali františkáni pastorační práci. Na okraji stran jsou často obsaženy údaje o místě a času promluvy. Dochovaný soubor ukazuje, že dačický kazatel velmi pilně připravoval nebo opisoval kázání na téměř všechny církevní svátky (</text:span><text:span text:style-name="T6">de sanctis</text:span><text:span text:style-name="T3"> a </text:span><text:span text:style-name="T6">de tempore</text:span><text:span text:style-name="T3">) a jiné slavnostní příležitosti. Vedle homiletických rukopisů je dosvědčen i jako písař příručky </text:span><text:span text:style-name="T6">Rituale</text:span><text:span text:style-name="T3"> </text:span><text:span text:style-name="T6">franciscanum</text:span><text:span text:style-name="T3">, která rovněž obsahuje mnohé české texty. Roku 1671 opatřil pro dačickou knihovnu </text:span><text:span text:style-name="T125">Melantrichovu českou Bibli z roku 1577.</text:span><text:span text:style-name="Footnote_20_Symbol"><text:span text:style-name="T125"><text:note text:id="ftn68" text:note-class="footnote"><text:note-citation>68</text:note-citation><text:note-body><text:p text:style-name="P25"><text:span text:style-name="T96"><text:s/></text:span><text:span text:style-name="T100">Dokoupil, Vl.: </text:span><text:span text:style-name="T102">Dějiny moravských</text:span><text:span text:style-name="T100">, s. 266.</text:span></text:p></text:note-body></text:note></text:span></text:span><text:span text:style-name="T125"> Latinská kázání obsahují ještě další dva rukopisy (D 49 a D 69), které se sice co do rozsahu nemohou rovnat homiletické sbírce Veselého, přesto jsou cenné tím, že pocházejí zřejmě od zakládajícího člena dačického konventu Václava Nedbala, který přišel z konventu v Jindřichově Hradci.</text:span></text:p>
      <text:p text:style-name="P6"><text:span text:style-name="T3">V polovině 18. století bylo v Dačicích </text:span><text:span text:style-name="T3">zřízeno klášterní studium, a tak není divu, že v rukopisné sbírce narazíme na přednášky a výklady z filosofie a teologie. Učební látka se skládala v převažující míře z Aristotelovy filosofie, která byla vykládána v duchu zejména, i </text:span><text:soft-page-break/><text:span text:style-name="T3">když nikoliv výlučně, skotistické filozofie. Nedá se ovšem s jistotou prokázat, že by některý z těchto rukopisů vznikl v Dačicích. Naopak podle několika vlastnických poznámek víme, že filosofické a teologické spisy pocházely z Ingolstadtu (viz níže), Prahy nebo Znojma(?). Z Prahy pocházejí například přednášky profesora Anacleta Burgermeistera (OFM), který tam působil na řádovém generálním studiu a v letech 1765–1768 a 1774–1777 byl provinciálem řádu.</text:span><text:span text:style-name="Footnote_20_Symbol"><text:span text:style-name="T3"><text:note text:id="ftn69" text:note-class="footnote"><text:note-citation>69</text:note-citation><text:note-body><text:p text:style-name="P25"><text:span text:style-name="T100"><text:s/>Rukopisy D 81 a D 87.</text:span></text:p></text:note-body></text:note></text:span></text:span><text:span text:style-name="T3"> Jeho rukopisné přednášky z římského a církevního práva se dochovaly rovněž v knihovně plzeňských a jindřichohradeckých františkánů.</text:span><text:span text:style-name="Footnote_20_Symbol"><text:span text:style-name="T3"><text:note text:id="ftn70" text:note-class="footnote"><text:note-citation>70</text:note-citation><text:note-body><text:p text:style-name="P25"><text:span text:style-name="T100"><text:s/>V Jindřichově Hradci: </text:span><text:span text:style-name="T102">Theologia moralis</text:span><text:span text:style-name="T100"> (1 JH 13) a </text:span><text:span text:style-name="T102">Theologia sacramentalis</text:span><text:span text:style-name="T100"> (1 JH 45), viz Ryba, Bohumil: </text:span><text:span text:style-name="T102">Soupisy rukopisů a starých tisků z fondu Státní vědecké knihovny v Českých Budějovicích</text:span><text:span text:style-name="T100">. České Budějovice 1985, s. 255–259, č. 256 a s. 291–294, č. 289. V Plzni tatáž díla (21 MF 423; 21 MF 424) a </text:span><text:span text:style-name="T102">Piscina probatica</text:span><text:span text:style-name="T100"> (21 MF 442), viz Linda, Jaromír: </text:span><text:span text:style-name="T102">Soupis rukopisů Studijní a vědecké knihovny Plzeňského kraje 2</text:span><text:span text:style-name="T100">. Plzeň 2010, s. 75–76, č. 132; s. 76–77, č. 133 a s. 78–79, č. 136.</text:span></text:p></text:note-body></text:note></text:span></text:span><text:span text:style-name="T3"> Mezi autory filozofických a teologických děl nalezneme také členy jiných řádů, například kapucínského a jezuitského.</text:span><text:span text:style-name="Footnote_20_Symbol"><text:span text:style-name="T3"><text:note text:id="ftn71" text:note-class="footnote"><text:note-citation>71</text:note-citation><text:note-body><text:p text:style-name="P5"><text:span text:style-name="T83"><text:s/>Například jezuité Joannes Bock (1638–1688), matematik a filozof Berthold Hause</text:span><text:span text:style-name="T94">r</text:span><text:span text:style-name="T83"> (1713–1762) nebo Kaspa</text:span><text:span text:style-name="T94">r</text:span><text:span text:style-name="T83"> Knittel (1644–1702).</text:span></text:p></text:note-body></text:note></text:span></text:span></text:p>
      <text:p text:style-name="P6"><text:span text:style-name="T3">U</text:span><text:span text:style-name="T3"> necelé čtvrtiny rukopisů z celé sbírky můžeme s jistotou konstatovat původ v dačickém konventu. Jsou to už zmiňované liturgické a homiletické rukopisy a katalogy knihovny. U ostatních rukopisů, jejichž obsah se úzce váže k životu františkánského řádu, lze tuto provenienci důvodně předpokládat. Původ zbylých svazků sbírky je buď explicitně uveden, nebo není znám. Na prvním místě je třeba zmínit rukopisy, které vznikly v jiných františkánských konventech, jako například přednášky z aristotelské filozofie, které měl Anselm Knoflíček roku 1742 v Jindřichově Hradci (D 23), nebo dva rukopisy z kláštera v Hájku u Červeného Újezdu (D 74 a D 130).</text:span></text:p>
      <text:p text:style-name="P6"><text:span text:style-name="T3">Dvě skupiny rukopisů cizí provenience jsou světského původ</text:span><text:span text:style-name="T3">u. Do první patří učňovská (D 51) a mistrovská kniha (D 68) tesařského cechu v Jihlavě. Není známo, kdy a za jakých okolností se tyto rukopisy z konce 17. a počátku 18. století dostaly do dačické knihovny. Jihlavská městská rada však musela udržovat s dačickými františkány stálý kontakt už jen kvůli splátkám, které byly konventu pravidelně vypláceny na základě rozhodnutí Matěje Jiřího Kapety, zakladatele dačického kláštera a věřitele jihlavské rady, ještě dlouho po jeho smrti. Druhou skupinu tvoří tři rukopisy sepsané v 17. století na univerzitě v Ingolstadtu. Obsahují přednášky z Aristotelovy filosofie (D 33 a D 34) a z římského práva (D 94). K rukopisům jsou přivázány rovněž unikátní přívazky (tisky) – disertační přednášky z Ingolstadtu, které jsou v historických sbírkách ČR zastoupeny jen zřídka. Rukopisy obdrželi dačičtí františkáni od šlechtického rodu </text:span><text:span text:style-name="T2">Sprintzenstein–Neuhaus, jehož někteří členové studovali v 17. století právě v Ingolstadtu.</text:span></text:p>
      <text:p text:style-name="P9"><text:span text:style-name="T3">Tato</text:span><text:span text:style-name="T3"> studie by nebyla úplná, kdybychom nezmínili rukopisy, které prokazatelně vznikly ve františkánském konventu v Dačicích, avšak dnes jsou uloženy v jiných knihovnách. Seznam níže zmiňovaných nálezů nemůže být samozřejmě kompletní, protože výskyt dalších dačických rukopisů v jiných dosud nezpracovaných klášterních knihovnách </text:span><text:soft-page-break/><text:span text:style-name="T3">ať už františkánského, nebo jiného řádu nelze zcela vyloučit. Dva rukopisy jsou uchovávány v knihovně  Městského muzea a galerie v Dačicích: opis antifonáře, který si nechal roku 1776 pořídit P. Konrád Přikryl</text:span><text:span text:style-name="Footnote_20_Symbol"><text:span text:style-name="T3"><text:note text:id="ftn72" text:note-class="footnote"><text:note-citation>72</text:note-citation><text:note-body><text:p text:style-name="P25"><text:span text:style-name="T96"><text:s/></text:span><text:span text:style-name="T120">Antiphonarium ex originali Dačzicensi conscriptum pro simplici usu patris Conradi Pržikril. Anno MDCCLXXVI</text:span><text:span text:style-name="T118">. MMaG Dačice. inv. č. 6865, popis viz </text:span><text:span text:style-name="T100">Linda, J. – Stich, A. – Fidlerová, A. – Šulcková, M. a kol.: </text:span><text:span text:style-name="T102">Repertorium rukopisů 17. a 18. století z muzejních sbírek v Čechách I/1 A–F</text:span><text:span text:style-name="T100">. Praha 2003, s. 333.</text:span></text:p></text:note-body></text:note></text:span></text:span><text:span text:style-name="T3"> a </text:span><text:span text:style-name="T125">latinská kniha beneficií a darů františkánskému klášteru v Dačicích z let 1749–1796.</text:span><text:span text:style-name="Footnote_20_Symbol"><text:span text:style-name="T125"><text:note text:id="ftn73" text:note-class="footnote"><text:note-citation>73</text:note-citation><text:note-body><text:p text:style-name="P4"><text:span text:style-name="T82"><text:s/></text:span><text:span text:style-name="T115">Directorium oeconomicum congestum, ad normam directorii a reverendo patre Antonino Kralowsky diffinitore habituali, anno 1741</text:span><text:span text:style-name="T114"> ... MMaG Dačice. inv. č. 6931, popis </text:span><text:span text:style-name="T115">Tamtéž</text:span><text:span text:style-name="T83">, s. 335.</text:span></text:p></text:note-body></text:note></text:span></text:span><text:span text:style-name="T3"> V jindřichohradecké klášterní knihovně se naopak dochoval rukopis misionáře P. Benjamína Širůčka, autora katalogu dačické knihovny.</text:span><text:span text:style-name="Footnote_20_Symbol"><text:span text:style-name="T3"><text:note text:id="ftn74" text:note-class="footnote"><text:note-citation>74</text:note-citation><text:note-body><text:p text:style-name="P25"><text:span text:style-name="T100"><text:s/>Český rukopis Benjamína Širůčka přijal darem tehdejší provinciál Florian Březina 29. května 1900, viz Ryba, B.: </text:span><text:span text:style-name="T102">Soupisy rukopisů</text:span><text:span text:style-name="T100">, s. 270–271, č. 268 (1 JH 25). Jako místo vzniku ovšem nelze vyloučit ani Prahu, neboť právě tam františkán Širůček roku 1900 zemřel.</text:span></text:p></text:note-body></text:note></text:span></text:span><text:span text:style-name="T3"> V knihovně plzeňských františkánů je uložen pouze dopis, který byl napsán 6. listopadu 1713 v Dačicích tehdejším provinciálem Wolfgangem Forelem, v němž informuje neznámého adresáta o nových instrukcích přijatých na provinciální kapitule v Dačicích týkajících se noviců.</text:span><text:span text:style-name="Footnote_20_Symbol"><text:span text:style-name="T3"><text:note text:id="ftn75" text:note-class="footnote"><text:note-citation>75</text:note-citation><text:note-body><text:p text:style-name="P25"><text:span text:style-name="T96"><text:s/></text:span><text:span text:style-name="T101">Originál je přilepen k sign. 21 M 665 a jeho opis je samostatně na sign. 21 M 695, viz </text:span><text:span text:style-name="T100">Linda, J.: </text:span><text:span text:style-name="T102">Soupis rukopisů</text:span><text:span text:style-name="T100">, s. 19, č. 10; s. 33, č. 35.</text:span></text:p></text:note-body></text:note></text:span></text:span></text:p>
      <text:p text:style-name="P6"><text:span text:style-name="T3">Dosavadní knihovnické zpracování klášterní knihovny v Dačicích je spojené téměř výhradně s osobností Vladislava Dokoupila, který sestavil</text:span><text:span text:style-name="T3"> nejen soupis rukopisů,</text:span><text:span text:style-name="Footnote_20_Symbol"><text:span text:style-name="T3"><text:note text:id="ftn76" text:note-class="footnote"><text:note-citation>76</text:note-citation><text:note-body><text:p text:style-name="P25"><text:span text:style-name="T100"><text:s/>Dokoupil, Vl.: </text:span><text:span text:style-name="T102">Soupis rukopisů knihovny františkánů v Dačicích</text:span><text:span text:style-name="T100">. Brno 1957.</text:span></text:p></text:note-body></text:note></text:span></text:span><text:span text:style-name="T3"> ale i katalog prvotisků,</text:span><text:span text:style-name="Footnote_20_Symbol"><text:span text:style-name="T3"><text:note text:id="ftn77" text:note-class="footnote"><text:note-citation>77</text:note-citation><text:note-body><text:p text:style-name="P25"><text:span text:style-name="T100"><text:s/>17 exemplářů, viz Dokoupil, Vl.: </text:span><text:span text:style-name="T102">Soupisy prvotisků spravovaných Universitní knihovnou v Brně. Sv. 9. Menší klášterní a zámecké knihovny</text:span><text:span text:style-name="T100">. Brno 1961; Týž: </text:span><text:span text:style-name="T102">Soupis prvotisků z fondů Universitní knihovny v Brně</text:span><text:span text:style-name="T100">. Brno 1970, s. 397.</text:span></text:p></text:note-body></text:note></text:span></text:span><text:span text:style-name="T3"> tisků 16. století,</text:span><text:span text:style-name="Footnote_20_Symbol"><text:span text:style-name="T3"><text:note text:id="ftn78" text:note-class="footnote"><text:note-citation>78</text:note-citation><text:note-body><text:p text:style-name="P25"><text:span text:style-name="T100"><text:s/>Dokoupil, Vl. – Vobr, Jaroslav: </text:span><text:span text:style-name="T102">Tisky 16. století z knihoven františkánů v Dačicích a v Moravské Třebové, minoritů v Jihlavě a biskupského alumnátů v Brně</text:span><text:span text:style-name="T100"> (Soupisy tisků 16. století z fondů Universitní knihovny v Brně. Sv. 8). Brno 1973. Autoři evidovali v Dačicích 264 tisků z 16. století.</text:span></text:p></text:note-body></text:note></text:span></text:span><text:span text:style-name="T3"> slovacik</text:span><text:span text:style-name="Footnote_20_Symbol"><text:span text:style-name="T3"><text:note text:id="ftn79" text:note-class="footnote"><text:note-citation>79</text:note-citation><text:note-body><text:p text:style-name="P25"><text:span text:style-name="T100"><text:s/>32 exemplářů, viz Dokoupil, Vl.: </text:span><text:span text:style-name="T102">Katalóg slovacikálných kníh do roku 1800 Univerzitnej knižnice v Brne</text:span><text:span text:style-name="T100">. Martin 1969, s. 217.</text:span></text:p></text:note-body></text:note></text:span></text:span><text:span text:style-name="T3"> a komenian.</text:span><text:span text:style-name="Footnote_20_Symbol"><text:span text:style-name="T3"><text:note text:id="ftn80" text:note-class="footnote"><text:note-citation>80</text:note-citation><text:note-body><text:p text:style-name="P25"><text:span text:style-name="T100"><text:s/>Starý soupis Vl. Dokoupila (</text:span><text:span text:style-name="T102">Soupis komenian Universitní knihovny v Brně</text:span><text:span text:style-name="T100">. Brno 1957) byl nahrazen novým, viz Vobr, J.: </text:span><text:span text:style-name="T102">Dílo Jana Amose Komenského ve fondech státní vědecké knihovny v Brně a moravských klášterních knihoven. Rukopisy a staré tisky 1611–1800</text:span><text:span text:style-name="T100">. Brno 1992, zvl. s. 5.</text:span></text:p></text:note-body></text:note></text:span></text:span><text:span text:style-name="T3"> Soupis rukopisů z roku 1957 je celkově antikvován: je neúplný (eviduje 111 rukopisů) a má zastaralé signatury, které neodpovídají současnému zařazení rukopisů (viz konkordanci). Vladislav Dokoupil proto přistoupil k jeho zásadnímu přepracování, které však zůstalo pouze v rukopise. Předkládaný soupis z něj vychází, je však na mnoha místech doplněn a opraven na základě archivního výzkumu a studia novějších soupisů rukopisů dalších františkánských knihoven. Zejména u liturgických a hudebních rukopisů bylo přihlédnuto ke katalogu hudebních dačických rukopisů, jenž je umístěn na Oddělení dějin hudby Moravského zemského muzea. Katalogizační záznamy byly vytvořeny PhDr. Františkem Malým na počátku devadesátých </text:span><text:soft-page-break/><text:span text:style-name="T3">let minulého století.</text:span><text:span text:style-name="Footnote_20_Symbol"><text:span text:style-name="T3"><text:note text:id="ftn81" text:note-class="footnote"><text:note-citation>81</text:note-citation><text:note-body><text:p text:style-name="P25"><text:span text:style-name="T100"><text:s/>Vedle hudebního popisu exemplářů je každá skladba včetně incipitu (mše, antifona, litanie apod.) rozepsaná na samostatný katalogizační lístek. U některých rukopisů ovšem nesouhlasí signatury se současným označením.</text:span></text:p></text:note-body></text:note></text:span></text:span></text:p>
      <text:p text:style-name="P6"><text:span text:style-name="T3">Dačické r</text:span><text:span text:style-name="T3">ukopisy byly nejdříve popisovány elektronicky ve standardu TEI (Text Encoding Initiative) podle schématu ENRICH tak, aby bylo v budoucnu možné publikovat záznamy o rukopisech na internetu, případně v digitální knihovně.</text:span><text:span text:style-name="Footnote_20_Symbol"><text:span text:style-name="T3"><text:note text:id="ftn82" text:note-class="footnote"><text:note-citation>82</text:note-citation><text:note-body><text:p text:style-name="P25"><text:span text:style-name="T96"><text:s/></text:span><text:span text:style-name="T100">O konsorciu TEI viz </text:span><text:a xlink:type="simple" xlink:href="http://www.tei-c.org/"><text:span text:style-name="Internet_20_link"><text:span text:style-name="T100">www.tei-c.org</text:span></text:span></text:a><text:span text:style-name="T100"> a schéma ENRICH viz na http://projects.oucs.ox.ac.uk/ENRICH.</text:span></text:p></text:note-body></text:note></text:span></text:span><text:span text:style-name="T3"> Kvůli tištěnému výstupu byla vytvořena příslušná šablona XSL,</text:span><text:span text:style-name="Footnote_20_Symbol"><text:span text:style-name="T3"><text:note text:id="ftn83" text:note-class="footnote"><text:note-citation>83</text:note-citation><text:note-body><text:p text:style-name="P25"><text:span text:style-name="T96"><text:s/></text:span><text:span text:style-name="T100">Extensible Stylesheet Language, http://www.w3.org/standards/techs/xslt.</text:span></text:p></text:note-body></text:note></text:span></text:span><text:span text:style-name="T3"> kterou byly všechny takto vzniklé XML</text:span><text:span text:style-name="Footnote_20_Symbol"><text:span text:style-name="T3"><text:note text:id="ftn84" text:note-class="footnote"><text:note-citation>84</text:note-citation><text:note-body><text:p text:style-name="P25"><text:span text:style-name="T96"><text:s/></text:span><text:span text:style-name="T100">Extensible Mark–up Language, viz http://www.w3.org/standards/xml.</text:span></text:p></text:note-body></text:note></text:span></text:span><text:span text:style-name="T3"> soubory transformovány do jednoho PDF souboru a ten byl posléze převeden do textového formátu *.doc (WORD). </text:span><text:span text:style-name="T2">Formálně byl soupis upraven podle Zásad popisu rukopisů vydaných Komisí pro soupis a studium rukopisů při Masarykově ústavu a Archivu AV ČR.</text:span><text:span text:style-name="Footnote_20_Symbol"><text:span text:style-name="T2"><text:note text:id="ftn85" text:note-class="footnote"><text:note-citation>85</text:note-citation><text:note-body><text:p text:style-name="P25"><text:span text:style-name="T96"><text:s/></text:span><text:span text:style-name="apple-style-span"><text:span text:style-name="T97">Pražák, Jiří – Hoffmann, František – Kejř, Jiří – Zachová</text:span></text:span><text:span text:style-name="apple-style-span"><text:span text:style-name="T96">, </text:span></text:span><text:span text:style-name="apple-style-span"><text:span text:style-name="T97">Irena:</text:span></text:span><text:span text:style-name="apple-style-span"><text:span text:style-name="T96"> </text:span></text:span><text:span text:style-name="T106">Zásady popisu rukopisů</text:span><text:span text:style-name="T96">. Sborník Národního muzea v Praze. Řada C, sv. XXVIII, 1983, č. 2, s. 49–95 nebo nověji tentýž text s mírnými odlišnostmi na internetu (http://www.mua.cas.cz/publikace/aav/rkp_zasady.pdf).</text:span></text:p></text:note-body></text:note></text:span></text:span><text:span text:style-name="T2"> Pouze v několika málo případech se mohou vyskytnout drobné odlišnosti, které byly ponechány podle rukopisné předlohy Vladislava Dokoupila.</text:span></text:p>
      <text:p text:style-name="P6"><text:span text:style-name="T2">Upřímn</text:span><text:span text:style-name="T2">ě děkuji PhDr. Františku Malému, že mi umožnil excerpovat jeho lístkový katalog dačických hudebních rukopisů, </text:span><text:span text:style-name="T9">Mgr. art. Ladislavu Kačicovi, Ph.D za konzultace ohledně hudebních rukopisů a pomoc při identifikaci některých skladatelů, PhDr. Martě Hradilové za kritické připomínky k soupisu a studii, </text:span><text:span text:style-name="Emphasis"><text:span text:style-name="T10">PhDr</text:span></text:span><text:span text:style-name="st"><text:span text:style-name="T2">. </text:span></text:span><text:span text:style-name="Emphasis"><text:span text:style-name="T10">Daliboru</text:span></text:span><text:span text:style-name="Emphasis"><text:span text:style-name="T2"> </text:span></text:span><text:span text:style-name="Emphasis"><text:span text:style-name="T10">Havlovi</text:span></text:span><text:span text:style-name="st"><text:span text:style-name="T2">, Ph.D za pomoc při identifikaci rukopisných zlomků a upozornění na jiné relevantní soupisy rukopisů, Mgr. Marii Kučerové, ředitelce MMaG v Dačicích, za zpřístupnění dvou františkánských rukopisů, Vilémovi Kaplanovi za redakci a přípravu textu do tisku a v neposlední řadě mým kolegyním a kolegům z oddělení rukopisů a starých tisků, že se ochotně ujali nevděčného úkolu korektur.</text:span></text:span></text:p>
      <text:p text:style-name="P3"/>
      <text:p text:style-name="P10">Bibliografie</text:p>
      <text:p text:style-name="P11"/>
      <text:p text:style-name="P15">Archivní prameny</text:p>
      <text:p text:style-name="P12"><text:span text:style-name="T132">Moravský</text:span><text:span text:style-name="T133"> </text:span><text:span text:style-name="T132">zemský archiv Brno</text:span></text:p>
      <text:p text:style-name="P19"><text:span text:style-name="T33">Tribunál</text:span><text:span text:style-name="T33"> – Pozůstalosti (C 2)</text:span></text:p>
      <text:p text:style-name="P20"><text:tab/><text:tab/>kart. 246, sign. 27</text:p>
      <text:p text:style-name="P19"><text:span text:style-name="T2">Františkán</text:span><text:span text:style-name="T2">i Dačice (E 21)</text:span></text:p>
      <text:p text:style-name="P19"><text:span text:style-name="T2"><text:tab/><text:tab/>k</text:span><text:span text:style-name="T2">art. </text:span><text:span text:style-name="T33">24, sign. 1</text:span></text:p>
      <text:p text:style-name="P18">Národní archiv</text:p>
      <text:p text:style-name="P19"><text:span text:style-name="T3">Archiv české františkánské provincie (1283) 1368</text:span><text:span text:style-name="T125">–</text:span><text:span text:style-name="T3">1950</text:span><text:span text:style-name="T125"> (ŘF 50)</text:span></text:p>
      <text:p text:style-name="P21"><text:span text:style-name="T125">inv. č. 444, č. knihy 51A</text:span></text:p>
      <text:p text:style-name="P15">Staré tisky</text:p>
      <text:p text:style-name="P12"><text:span text:style-name="T2">Balbín,</text:span><text:span text:style-name="T18"> </text:span><text:span text:style-name="T2">Bohuslav: </text:span><text:span text:style-name="T37">V</text:span><text:span text:style-name="T7">ita </text:span><text:span text:style-name="T39">V</text:span><text:span text:style-name="T7">. </text:span><text:span text:style-name="T39">P</text:span><text:span text:style-name="T7">. Lancicii a Societate Jesu compendiosus scripta, primum a</text:span><text:span text:style-name="T17"> </text:span><text:span text:style-name="T7">...Casimi</text:span><text:span text:style-name="T44">r</text:span><text:span text:style-name="T7">o </text:span><text:span text:style-name="T48">W</text:span><text:span text:style-name="T7">ijuk Kojalowicz nunc .. denuo ... a Boh. Balbino </text:span><text:span text:style-name="T2">. Pragae 1690.</text:span></text:p>
      <text:p text:style-name="P12"><text:span text:style-name="T7">Ciste</text:span><text:span text:style-name="T44">r</text:span><text:span text:style-name="T7">cium post bis tertium saeculum gloriosum, per somnium obumbratum (!); [majusk.] </text:span><text:span text:style-name="T52">T</text:span><text:span text:style-name="T7">o gest: Swatý Ržád Cyste</text:span><text:span text:style-name="T44">r</text:span><text:span text:style-name="T7">cyenský Po Ssestým Wěku W Swatém Audolj Sedlickém Slawný,</text:span><text:span text:style-name="T17"> </text:span><text:span text:style-name="T7">Skrze Sen wyobrazený ...</text:span><text:span text:style-name="T2">Praha : K. </text:span><text:span text:style-name="T54">F</text:span><text:span text:style-name="T2">. Rosenmülle</text:span><text:span text:style-name="T18">r</text:span><text:span text:style-name="T2">, 1736.</text:span></text:p>
      <text:p text:style-name="P12"><text:span text:style-name="T59">Commentarius</text:span><text:span text:style-name="T21"> </text:span><text:span text:style-name="T59">de homine infami personato sub titulis M. Jocosi Severi Medij.</text:span><text:span text:style-name="T61">V</text:span><text:span text:style-name="T60">iennae Austriae</text:span><text:span text:style-name="T22"> </text:span><text:span text:style-name="T60">: Kürne</text:span><text:span text:style-name="T22">r</text:span><text:span text:style-name="T60">, 1654.</text:span></text:p>
      <text:p text:style-name="P12"><text:span text:style-name="T59">Fontaine</text:span><text:span text:style-name="T21"> </text:span><text:span text:style-name="T59">d'amour de Jesus crucifié</text:span><text:span text:style-name="T60">, </text:span><text:span text:style-name="T58">par le </text:span><text:span text:style-name="T66">P</text:span><text:span text:style-name="T58">. </text:span><text:span text:style-name="T56">F</text:span><text:span text:style-name="T58">. Matthias Croonenbo</text:span><text:span text:style-name="T30">r</text:span><text:span text:style-name="T58">gh, Recollet</text:span><text:span text:style-name="T60">. Bruxelles,1672.</text:span></text:p>
      <text:p text:style-name="P12"><text:span text:style-name="T35">Gegeneinander</text:span><text:span text:style-name="T35">–Haltung</text:span><text:span text:style-name="T24"> </text:span><text:span text:style-name="T35">der Thaten Ca</text:span><text:span text:style-name="T45">r</text:span><text:span text:style-name="T35">oli III. König in Spanien, und Philippi Herzogs von</text:span><text:span text:style-name="T24"> </text:span><text:span text:style-name="T35">Anjou, </text:span><text:span text:style-name="T69">V</text:span><text:span text:style-name="T35">on dem </text:span><text:span text:style-name="T53">T</text:span><text:span text:style-name="T35">ag ih</text:span><text:span text:style-name="T45">r</text:span><text:span text:style-name="T35">er Ab</text:span><text:span text:style-name="T45">r</text:span><text:span text:style-name="T35">eise aus </text:span><text:span text:style-name="T49">W</text:span><text:span text:style-name="T35">ien und Paris, bis jetzt. Mit vielen Kupffern</text:span><text:span text:style-name="T33">. Franckfurt und Leipzig : bey Christoph Riegeln zu finden, 1710.</text:span></text:p>
      <text:p text:style-name="P12"><text:span text:style-name="T35">Leben</text:span><text:span text:style-name="T24"> </text:span><text:span text:style-name="T35">Seiner Majestät Ca</text:span><text:span text:style-name="T45">r</text:span><text:span text:style-name="T35">oli des Dritten Königs in Spanien und der Indien </text:span><text:span text:style-name="T53">W</text:span><text:span text:style-name="T35">orinnen zugl.</text:span><text:span text:style-name="T24"> </text:span><text:span text:style-name="T35">mit enthalten, was d. spanischen Successionssache u. d. daraus entstandenen Krieges</text:span><text:span text:style-name="T24"> </text:span><text:span text:style-name="T35">halbe</text:span><text:span text:style-name="T69">r</text:span><text:span text:style-name="T35">, so wohl in Deutschland, Spanien, Italien, Franck</text:span><text:span text:style-name="T45">r</text:span><text:span text:style-name="T35">eich, Engeland, Holland,</text:span><text:span text:style-name="T24"> </text:span><text:span text:style-name="T35">d. Schweitz u.a. Orten gehandelt wo</text:span><text:span text:style-name="T45">r</text:span><text:span text:style-name="T35">den u. vo</text:span><text:span text:style-name="T45">r</text:span><text:span text:style-name="T35">gefallen. Alle mit vielen bisher</text:span><text:span text:style-name="T24"> </text:span><text:span text:style-name="T35">unged</text:span><text:span text:style-name="T69">r</text:span><text:span text:style-name="T35">. Documenten, Memorialen, u.a. glaubwü</text:span><text:span text:style-name="T45">r</text:span><text:span text:style-name="T35">digen Nachrichten erläutert. So</text:span><text:span text:style-name="T24"> </text:span><text:span text:style-name="T35">daß selbiges statt e. vollkommenen Historie dieses Successionst</text:span><text:span text:style-name="T45">r</text:span><text:span text:style-name="T35">eits u. deshalben geführten</text:span><text:span text:style-name="T24"> </text:span><text:span text:style-name="T35">Krieges dienen kan</text:span><text:span text:style-name="T33">. Leipzig : Grossens &amp; Braun: 1708–1709</text:span></text:p>
      <text:p text:style-name="P12"><text:span text:style-name="T35">Leben</text:span><text:span text:style-name="T24"> </text:span><text:span text:style-name="T35">und Thaten Ca</text:span><text:span text:style-name="T45">r</text:span><text:span text:style-name="T35">oli des Sechsten Erwählten Römischen Kaisers In Germanien,Hispanien,</text:span><text:span text:style-name="T24"> </text:span><text:span text:style-name="T35">Hungarn, Böheimb etc. etc. Königs, Ertz–Herzogs in Oester</text:span><text:span text:style-name="T45">r</text:span><text:span text:style-name="T35">eich etc. etc.</text:span><text:span text:style-name="T24"> </text:span><text:span text:style-name="T35">Aus verschiedenen gründlichen Nachrichten </text:span><text:span text:style-name="T69">V</text:span><text:span text:style-name="T35">on dessen Geburt, biß auf die glückliche</text:span><text:span text:style-name="T24"> </text:span><text:span text:style-name="T35">Zuruckkunfft, als Röm. Kaise</text:span><text:span text:style-name="T69">r</text:span><text:span text:style-name="T35">, nacher </text:span><text:span text:style-name="T49">W</text:span><text:span text:style-name="T35">ien, zusammen getragen</text:span><text:span text:style-name="T33">. Und zu finden</text:span><text:span text:style-name="T25"> </text:span><text:span text:style-name="T33">in </text:span><text:span text:style-name="T25">W</text:span><text:span text:style-name="T33">ien, Prag und Linz : Bey Joh. </text:span><text:span text:style-name="T60">Leonard Buggel, 1712.</text:span></text:p>
      <text:p text:style-name="P12"><text:span text:style-name="T58">María</text:span><text:span text:style-name="T20"> </text:span><text:span text:style-name="T58">de Jesús de Ágreda: Mystica Civdad de Dios, Milagro de sv Ommypotencia y Abisimo</text:span><text:span text:style-name="T20"> </text:span><text:span text:style-name="T58">de la Gracia ... Historia Divina y </text:span><text:span text:style-name="T62">V</text:span><text:span text:style-name="T58">ida de la </text:span><text:span text:style-name="T62">V</text:span><text:span text:style-name="T58">i</text:span><text:span text:style-name="T30">r</text:span><text:span text:style-name="T58">gen Madre de Dios</text:span><text:span text:style-name="T60">. Madrid : Por</text:span><text:span text:style-name="T22"> </text:span><text:span text:style-name="T60">Bernardo de </text:span><text:span text:style-name="T61">V</text:span><text:span text:style-name="T60">illa Diego, MDCLXX (1670).</text:span></text:p>
      <text:p text:style-name="P12"><text:soft-page-break/><text:span text:style-name="T59">Nucleus</text:span><text:span text:style-name="T21"> </text:span><text:span text:style-name="T59">Minoriticus, Seu </text:span><text:span text:style-name="T67">V</text:span><text:span text:style-name="T59">era, &amp; Sincera Relatio O</text:span><text:span text:style-name="T47">r</text:span><text:span text:style-name="T59">ginis, &amp; P</text:span><text:span text:style-name="T47">r</text:span><text:span text:style-name="T59">og</text:span><text:span text:style-name="T47">r</text:span><text:span text:style-name="T59">essus P</text:span><text:span text:style-name="T47">r</text:span><text:span text:style-name="T59">ovinciae Bohemiae,</text:span><text:span text:style-name="T21"> </text:span><text:span text:style-name="T59">Conventuum, et Residentiarum, Fratrum, &amp; So</text:span><text:span text:style-name="T47">r</text:span><text:span text:style-name="T59">orum Sancti–Monialium, O</text:span><text:span text:style-name="T47">r</text:span><text:span text:style-name="T59">din. </text:span><text:span text:style-name="T13">Mino</text:span><text:span text:style-name="T65">r</text:span><text:span text:style-name="T13">. S. </text:span><text:span text:style-name="T38">P</text:span><text:span text:style-name="T13">. Francisci Strict. Obser</text:span><text:span text:style-name="T36">v</text:span><text:span text:style-name="T13">. Reform. in P</text:span><text:span text:style-name="T43">r</text:span><text:span text:style-name="T13">ovincia : Sub Pat</text:span><text:span text:style-name="T43">r</text:span><text:span text:style-name="T13">ocinio Sancti</text:span><text:span text:style-name="T15"> </text:span><text:span text:style-name="T51">W</text:span><text:span text:style-name="T13">enceslai Ducis, &amp; Martyris, Per Bohemiam, Moraviam, &amp; Silesiam existentium.</text:span><text:span text:style-name="T15"> </text:span><text:span text:style-name="T13">Nec non Fundatorum, Capitulorum, Commissariorum, P</text:span><text:span text:style-name="T43">r</text:span><text:span text:style-name="T13">ovincialium, aliorumque</text:span><text:span text:style-name="T15"> </text:span><text:span text:style-name="T13">memoria dignorum, ex A</text:span><text:span text:style-name="T43">r</text:span><text:span text:style-name="T13">chivis, P</text:span><text:span text:style-name="T43">r</text:span><text:span text:style-name="T13">oto–collis, &amp; Manuscriptis, sedule collectorum</text:span><text:span text:style-name="T15"> </text:span><text:span text:style-name="T13">compilatus </text:span><text:span text:style-name="T11">/ </text:span><text:span text:style-name="T12">A </text:span><text:span text:style-name="T64">P</text:span><text:span text:style-name="T12">. </text:span><text:span text:style-name="T55">F</text:span><text:span text:style-name="T12">.Severino </text:span><text:span text:style-name="T14">W</text:span><text:span text:style-name="T12">rbczansk</text:span><text:span text:style-name="T74">y</text:span><text:span text:style-name="T12">, Ord. Min. S. </text:span><text:span text:style-name="T64">P</text:span><text:span text:style-name="T12">. Francis. Reform.</text:span><text:span text:style-name="T14"> </text:span><text:span text:style-name="T12">Lectore Emerito, Almae, &amp; Magnae Provin. Bohem. Di</text:span><text:span text:style-name="T28">f</text:span><text:span text:style-name="T12">finitore, &amp; Custode habituali,</text:span><text:span text:style-name="T14"> </text:span><text:span text:style-name="T12">iterato Ex–Ministro Provinciali</text:span><text:span text:style-name="T11">. </text:span><text:span text:style-name="T71">V</text:span><text:span text:style-name="T11">etero–Pragae: </text:span><text:span text:style-name="T75">T</text:span><text:span text:style-name="T11">ypisJoannis Caroli Hraba, Inclytorum</text:span><text:span text:style-name="T19"> </text:span><text:span text:style-name="T11">Regni Bohemiae Statuum, </text:span><text:span text:style-name="T75">T</text:span><text:span text:style-name="T11">ypographi, 1746.</text:span></text:p>
      <text:p text:style-name="P14"><text:span text:style-name="T13">Réflexions</text:span><text:span text:style-name="T15"> </text:span><text:span text:style-name="T13">sur la misérico</text:span><text:span text:style-name="T43">r</text:span><text:span text:style-name="T13">de de Dieu, par une dame pénitente</text:span><text:span text:style-name="T11">. </text:span><text:span text:style-name="T33">Paris, A. Dezallier 1680.</text:span></text:p>
      <text:p text:style-name="P14"><text:span text:style-name="T33">Schirach,</text:span><text:span text:style-name="T25"> </text:span><text:span text:style-name="T33">Gottlob B.: </text:span><text:span text:style-name="T35">Biographie Kaisers Carls des Sechsten</text:span><text:span text:style-name="T33">. Halle : bey Gebauers </text:span><text:span text:style-name="T25">W</text:span><text:span text:style-name="T33">itwe und</text:span><text:span text:style-name="T25"> </text:span><text:span text:style-name="T33">Joh. </text:span><text:span text:style-name="T60">Jacob Gebaue</text:span><text:span text:style-name="T22">r</text:span><text:span text:style-name="T60">, 1776.</text:span></text:p>
      <text:p text:style-name="P16"/>
      <text:p text:style-name="P15">Encyklopedie a lexikony</text:p>
      <text:p text:style-name="P12"><text:span text:style-name="T60">Backe</text:span><text:span text:style-name="T22">r</text:span><text:span text:style-name="T60">, Augustinet Aloys, de – Sommervogel, Carlos: </text:span><text:span text:style-name="T59">Bibliothèque de la Compagnie de Jésus</text:span><text:span text:style-name="T60">. 9 Vol. Bruxelles – Paris, 1890–1900.</text:span></text:p>
      <text:p text:style-name="P12"><text:span text:style-name="T2">Bohatta, Johann – Holzmann, Michael: </text:span><text:span text:style-name="T123">Adressbuch der Bibliotheken der Oesterreich–ungarischen Monarchie</text:span><text:span text:style-name="T125">. Wien 1900.</text:span></text:p>
      <text:p text:style-name="P12"><text:span text:style-name="T2">Buben, Milan: </text:span><text:span text:style-name="T5">Encyklopedie řádů a kongregací v českcýh zemích III/I. Žebravé řády</text:span><text:span text:style-name="T2">. Praha 2006.</text:span></text:p>
      <text:p text:style-name="P12"><text:span text:style-name="T7">Československý</text:span><text:span text:style-name="T17"> </text:span><text:span text:style-name="T7">hudební slovník osob a institucí. </text:span><text:span text:style-name="T4">2 sv. + doplňky. Praha 1963–1979.</text:span></text:p>
      <text:p text:style-name="P12"><text:span text:style-name="T2">Čornejová, Ivana – Fechtnerová, Anna: </text:span><text:span text:style-name="T5">Životopisný slovník pražské univerzity. Filozofická a teologická fakulta 1654–1773</text:span><text:span text:style-name="T2">. </text:span><text:span text:style-name="T78">Praha 1986.</text:span></text:p>
      <text:p text:style-name="P12"><text:span text:style-name="T78">Estreicher: </text:span><text:span text:style-name="T79">Bibliografia Polska</text:span><text:span text:style-name="T78">. T. XII–XXXV. Kraków 1891–2007.</text:span></text:p>
      <text:p text:style-name="P12"><text:span text:style-name="T2">Foltýn, Dušan a kol.: </text:span><text:span text:style-name="T5">Encyklopedie moravských a slezských klášterů</text:span><text:span text:style-name="T2">. Praha 2005.</text:span></text:p>
      <text:p text:style-name="P12"><text:span text:style-name="T78">Chyba,</text:span><text:span text:style-name="T26"> </text:span><text:span text:style-name="T78">Karel: </text:span><text:span text:style-name="T80">Slovník knihtiskařů v Československu od nejstarších dob do </text:span><text:span text:style-name="T72">r</text:span><text:span text:style-name="T80">. 1860</text:span><text:span text:style-name="T78">. </text:span><text:span text:style-name="T33">Praha 1966–1984.</text:span></text:p>
      <text:p text:style-name="P12"><text:span text:style-name="T33">Jöche</text:span><text:span text:style-name="T25">r</text:span><text:span text:style-name="T33">, Christian Gottlieb: </text:span><text:span text:style-name="T35">Allgemeines Gelehrten–Lexicon</text:span><text:span text:style-name="T33">. I. – VII. Th. Leipzig, 1750–1897.</text:span></text:p>
      <text:p text:style-name="P12"><text:span text:style-name="T124">Kdo byl kdo na jihozápadní Moravě</text:span><text:span text:style-name="T125">. Dačicko, Jemnicko, Slavonicko, Telčsko. Red. Bohumír Smutný a kol., Dačice 2000.</text:span></text:p>
      <text:p text:style-name="P12"><text:span text:style-name="T33">Mašek,</text:span><text:span text:style-name="T25"> </text:span><text:span text:style-name="T33">Petr: </text:span><text:span text:style-name="T35">Šlechtické </text:span><text:span text:style-name="T45">r</text:span><text:span text:style-name="T35">ody v Čechách, na Moravě a ve Slezsku od Bílé hory do současnoti</text:span><text:span text:style-name="T33">. </text:span><text:span text:style-name="T11">Díl I.–II. Praha, 2008–2010.</text:span></text:p>
      <text:p text:style-name="P12"><text:span text:style-name="T13">The</text:span><text:span text:style-name="T15"> </text:span><text:span text:style-name="T13">New G</text:span><text:span text:style-name="T43">r</text:span><text:span text:style-name="T13">ove Dictionary of Music &amp; Musicians</text:span><text:span text:style-name="T11">. 20 vol. (repr.) New York : Grove, 1995.</text:span></text:p>
      <text:p text:style-name="P12"><text:span text:style-name="T33">Pelzel,</text:span><text:span text:style-name="T25"> </text:span><text:span text:style-name="T33">Franz M.: </text:span><text:span text:style-name="T35">Boehmische, Maehrische und Schlesische Gelehrte und Schriftsteller aus dem O</text:span><text:span text:style-name="T45">r</text:span><text:span text:style-name="T35">den der Jesuiten</text:span><text:span text:style-name="T33">. Prag 1786.</text:span></text:p>
      <text:p text:style-name="P12"><text:span text:style-name="T33">Pumprla,</text:span><text:span text:style-name="T25"> </text:span><text:span text:style-name="T33">Václav: </text:span><text:span text:style-name="T34">Knihopisný slovník českých, slovenských a cizích autorů 16.–18. století</text:span><text:span text:style-name="T33">. Praha 2010.</text:span></text:p>
      <text:p text:style-name="P12"><text:span text:style-name="T33">Schalle</text:span><text:span text:style-name="T25">r</text:span><text:span text:style-name="T33">, Jaroslaus: </text:span><text:span text:style-name="T34">Kurze Lebensbeschreibung jener verstorbenen gelehrten Männer aus dem</text:span><text:span text:style-name="T23"> </text:span><text:span text:style-name="T34">Orden der frommen Schulen</text:span><text:span text:style-name="T33">. Prag 1799.</text:span></text:p>
      <text:p text:style-name="P12"><text:span text:style-name="T63">V</text:span><text:span text:style-name="T33">iňas, Thomas: </text:span><text:span text:style-name="T34">Index Bio–Bibliographicus CC. RR. P</text:span><text:span text:style-name="T68">P</text:span><text:span text:style-name="T34">. Matris Dei Scholarum Piarum</text:span><text:span text:style-name="T33">. </text:span><text:soft-page-break/><text:span text:style-name="T41">V</text:span><text:span text:style-name="T33">ol. I.–III. Romae 1908–19</text:span><text:span text:style-name="T46">1</text:span><text:span text:style-name="T33">1.</text:span></text:p>
      <text:p text:style-name="P12"><text:span text:style-name="T25">W</text:span><text:span text:style-name="T33">urzbach, Constant von: </text:span><text:span text:style-name="T35">Biographisches Lexikon des Kaiserthums Oester</text:span><text:span text:style-name="T45">r</text:span><text:span text:style-name="T35">eich</text:span><text:span text:style-name="T33">. 58 Bd. </text:span><text:span text:style-name="T25">W</text:span><text:span text:style-name="T33">ien 1856–1891.</text:span></text:p>
      <text:p text:style-name="P12"><text:span text:style-name="T125">Županič, Jan</text:span><text:span text:style-name="T125"> – Fiala, Milan – Stellner, František: </text:span><text:span text:style-name="T123">Encyklopedie knížecích rodů zemí koruny české</text:span><text:span text:style-name="T125">. Praha 2001.</text:span></text:p>
      <text:p text:style-name="P17"/>
      <text:p text:style-name="P15">Soupisy rukopisů a starých tisků</text:p>
      <text:p text:style-name="P12"><text:span text:style-name="T2">Dokoupil, Vladislav: </text:span><text:span text:style-name="T5">Soupis rukopisů z knihovny minoritů v Brně, františkánů v Moravské Třebové a premonstrátů v Nové Říši</text:span><text:span text:style-name="T2"> (Soupisy rukopisných fondů Universitní knihovny v Brně). Praha 1959.</text:span></text:p>
      <text:p text:style-name="P12"><text:span text:style-name="T2">Linda, Jaromír – Stich, Alexandr (†) – Fidlerová, Alena – Šulcková, Martina a kol.: </text:span><text:span text:style-name="T5">Repertorium rukopisů 17. a 18. století z muzejních sbírek v Čechách I/1 A–F</text:span><text:span text:style-name="T2">. Praha 2003.</text:span></text:p>
      <text:p text:style-name="P12"><text:span text:style-name="T2">Linda, Jaromír: </text:span><text:span text:style-name="T5">Soupis rukopisů studijní a vědecké knihovny Plzeňského kraje 2</text:span><text:span text:style-name="T2">. Plzeň 2010.</text:span></text:p>
      <text:p text:style-name="P12"><text:span text:style-name="T2">Pumprla,</text:span><text:span text:style-name="T18"> </text:span><text:span text:style-name="T2">Václav: </text:span><text:span text:style-name="T7">Soupis starých tisků ve fondech Státní vědecké knihovny v Olomouci</text:span><text:span text:style-name="T2">. I. Tisky vydané na území Čech a Moravy v letech 1501–1800. Sv. 6. Olomouc 1976.</text:span></text:p>
      <text:p text:style-name="P12"><text:span text:style-name="T2">Ryba, Bohumil: </text:span><text:span text:style-name="T5">Soupisy rukopisů a starých fondů státní vědecké knihovny v Českých Budějovicích</text:span><text:span text:style-name="T2">. České Budějovice 1985.</text:span></text:p>
      <text:p text:style-name="P12"><text:span text:style-name="T76">T</text:span><text:span text:style-name="T2">ošnerová, Marie a kol.: </text:span><text:span text:style-name="T7">Průvodce po rukopisných fondech v České </text:span><text:span text:style-name="T44">r</text:span><text:span text:style-name="T7">epublice. S</text:span><text:span text:style-name="T37">v</text:span><text:span text:style-name="T7">. I</text:span><text:span text:style-name="T39">V</text:span><text:span text:style-name="T7">. Rukopisné</text:span><text:span text:style-name="T17"> </text:span><text:span text:style-name="T7">fondy centrálních a církevních knihoven v České </text:span><text:span text:style-name="T44">r</text:span><text:span text:style-name="T7">epublice</text:span><text:span text:style-name="T2">. Praha 2004.</text:span></text:p>
      <text:p text:style-name="P12"><text:span text:style-name="T81">T</text:span><text:span text:style-name="T2">ruhlář, Josef: </text:span><text:span text:style-name="T7">Katalog českých rukopisů c. k. </text:span><text:span text:style-name="T73">V</text:span><text:span text:style-name="T7">eřejné a univerzitní knihovny v Praze</text:span><text:span text:style-name="T2">. Praha</text:span><text:span text:style-name="T18"> </text:span><text:span text:style-name="T2">1906.</text:span></text:p>
      <text:p text:style-name="P12"><text:span text:style-name="T40">V</text:span><text:span text:style-name="T2">oit, Petr: </text:span><text:span text:style-name="T7">Bohemica 1500/1800, Antikvariát "U Karlova mostu" Praha. Nabídkový katalog</text:span><text:span text:style-name="T17"> </text:span><text:span text:style-name="T7">2 L–Ž</text:span><text:span text:style-name="T2">, Praha 1996.</text:span></text:p>
      <text:p text:style-name="P15"/>
      <text:p text:style-name="P15">Monografie a studie</text:p>
      <text:p text:style-name="P12"><text:span text:style-name="T2">Bajge</text:span><text:span text:style-name="T18">r</text:span><text:span text:style-name="T2">, Matyáš Franciszek:</text:span><text:span text:style-name="T5"> Cesty knihoven františkánského řádu v první polovině 20. století</text:span><text:span text:style-name="T2">. Knihy a dějiny 16/17, 2009–2010, s. 76–112.</text:span></text:p>
      <text:p text:style-name="P12"><text:span text:style-name="T2">Bajge</text:span><text:span text:style-name="T18">r</text:span><text:span text:style-name="T2">, Matyáš Franciszek: </text:span><text:span text:style-name="T7">Česká františkánská knižní kultura knihovny minoritů, františkánů</text:span><text:span text:style-name="T17"> </text:span><text:span text:style-name="T7">a kapucínů v průběhu staletí. </text:span><text:span text:style-name="T4">2008 </text:span><text:span text:style-name="T2">(rukopis rigorózní práce na FF Ostravské univerzity, viz </text:span><text:a xlink:type="simple" xlink:href="http://bajger.wz.cz/frk/"><text:span text:style-name="Internet_20_link"><text:span text:style-name="T2">http://bajger.wz.cz/frk/</text:span></text:span></text:a><text:span text:style-name="T2">)</text:span></text:p>
      <text:p text:style-name="P12"><text:span text:style-name="T2">Bajger, Matyáš Franciszek: </text:span><text:span text:style-name="T5">Jak františkánské řády v českých zemích nakládaly s církevně zakázanými knihami</text:span><text:span text:style-name="T2">. In: </text:span><text:span text:style-name="T8">Problematika historických a vzácných knižních fondů Čech, Moravy a Slezska. Sborník z 17. odborné konference Olomouc, 5. –6. listopadu 2008. </text:span><text:span text:style-name="T2">[Ed.]: </text:span><text:a xlink:type="simple" xlink:href="http://biblio.hiu.cas.cz/ask.php?IsisScript=/wbib.xis&amp;dot=h&amp;type=h&amp;from=1&amp;pocet=10&amp;db=biblio&amp;lang=cz&amp;format=standard&amp;to=10&amp;exp1=Krušinský,%20Rostislav."><text:span text:style-name="Internet_20_link"><text:span text:style-name="T131">Krušinský, Rostislav.</text:span></text:span></text:a><text:span text:style-name="T2"> Olomouc, </text:span><text:a xlink:type="simple" xlink:href="http://biblio.hiu.cas.cz/ask.php?IsisScript=/wbib.xis&amp;dot=h&amp;type=h&amp;from=1&amp;pocet=10&amp;db=biblio&amp;lang=cz&amp;format=standard&amp;to=10&amp;exp1=Vědecká%20knihovna%20v%20Olomouci%20et%20al."><text:span text:style-name="Internet_20_link"><text:span text:style-name="T131">Vědecká knihovna v Olomouci et al.</text:span></text:span></text:a><text:span text:style-name="T2"> 2009, s. 227–241.</text:span></text:p>
      <text:p text:style-name="P12"><text:span text:style-name="T2">Beránek,</text:span><text:span text:style-name="T18"> </text:span><text:span text:style-name="T2">Karel: </text:span><text:span text:style-name="T7">Z minulosti františkánského kláštera v Hájku</text:span><text:span text:style-name="T2">. In: Františkánský klášter v Hájku</text:span><text:span text:style-name="T18"> </text:span><text:span text:style-name="T2">v literatuře 17. a počátku 18. století. Unhošť 2000, s. XV–XXVI.</text:span></text:p>
      <text:p text:style-name="P12"><text:span text:style-name="T125">Beringer, Jan – Janoušek, Jaromír: </text:span><text:span text:style-name="T124">Město a panství Dačice</text:span><text:span text:style-name="T125">. Dačice 1893.</text:span></text:p>
      <text:p text:style-name="P12"><text:span text:style-name="T125">Bonaventura, Wilhelm – Minařík, Klement: </text:span><text:span text:style-name="T124">Dějiny klášterů františkánských v Čechách a na Moravě</text:span><text:span text:style-name="T125">. Třebíč 1909–1910 (otisk z časopisu </text:span><text:span text:style-name="T123">Serafínské květy</text:span><text:span text:style-name="T125">).</text:span></text:p>
      <text:p text:style-name="P12"><text:soft-page-break/><text:span text:style-name="T33">Brandenbu</text:span><text:span text:style-name="T31">r</text:span><text:span text:style-name="T33">g, Daniel: </text:span><text:span text:style-name="T35">Bo</text:span><text:span text:style-name="T45">r</text:span><text:span text:style-name="T35">oni, Antonio</text:span><text:span text:style-name="T33">. Die Musik in Geschichte und Gegenwart. Allgemeine</text:span><text:span text:style-name="T25"> </text:span><text:span text:style-name="T33">Enzyklopädie der Musik begründet von Friedrich Blume. Personenteil 3. Bj–Cal.</text:span><text:span text:style-name="T25"> </text:span><text:span text:style-name="T33">2., neubearb. Ausg. hrsg. vonLudwig Finsche</text:span><text:span text:style-name="T50">r</text:span><text:span text:style-name="T33">. Bärenreiter–</text:span><text:span text:style-name="T70">V</text:span><text:span text:style-name="T33">erlag 2000, col. 440–441.</text:span></text:p>
      <text:p text:style-name="P12"><text:span text:style-name="T33">Cygan,</text:span><text:span text:style-name="T25"> </text:span><text:span text:style-name="T33">Geo</text:span><text:span text:style-name="T31">r</text:span><text:span text:style-name="T33">gius: </text:span><text:span text:style-name="T35">Opera </text:span><text:span text:style-name="T69">V</text:span><text:span text:style-name="T35">aleriani Magni velut manuscripta tradita aut typis imp</text:span><text:span text:style-name="T45">r</text:span><text:span text:style-name="T35">essa</text:span><text:span text:style-name="T33">. Collectanea</text:span><text:span text:style-name="T25"> </text:span><text:span text:style-name="T33">Franciscana 42, 1972, s. </text:span><text:span text:style-name="T46">1</text:span><text:span text:style-name="T33">19–178, 309–352.</text:span></text:p>
      <text:p text:style-name="P12"><text:span text:style-name="T124">Dačice 1183</text:span><text:span text:style-name="T124">–1983</text:span><text:span text:style-name="T125">. K osmistému výročí vydal MNV Dačice 1983.</text:span></text:p>
      <text:p text:style-name="P12"><text:span text:style-name="T124">Dějiny Dačic</text:span><text:span text:style-name="T125">. Red. Jan Bystřický a Marie Kučerová. Dačice 2002.</text:span></text:p>
      <text:p text:style-name="P12"><text:span text:style-name="T33">Dokoupil,</text:span><text:span text:style-name="T25"> </text:span><text:span text:style-name="T33">Vladislav: </text:span><text:span text:style-name="T35">Dějiny moravských klášterních knihoven.</text:span><text:span text:style-name="T33">Brno 1972.</text:span></text:p>
      <text:p text:style-name="P12"><text:span text:style-name="T125">Dundalek, Johann: </text:span><text:span text:style-name="T124">Zur Geschichte der Stadt Datschitz in Mähren</text:span><text:span text:style-name="T125">. Brünn 1859.</text:span></text:p>
      <text:p text:style-name="P12"><text:span text:style-name="T33">Dümmle</text:span><text:span text:style-name="T25">r</text:span><text:span text:style-name="T33">, Ernst (ed.): </text:span><text:span text:style-name="T34">Poetae latini aevi Carolini</text:span><text:span text:style-name="T33"> (MGH Poetarum latinorum medii aevii. </text:span><text:span text:style-name="T77">T</text:span><text:span text:style-name="T33">omus 1.). </text:span><text:span text:style-name="T77">T</text:span><text:span text:style-name="T33">omus 1. Berlin, 1881, s. 558–559.</text:span></text:p>
      <text:p text:style-name="P12"><text:span text:style-name="T125">Elbel, Martin: </text:span><text:span text:style-name="T123">Bohemia Franciscana. Františkánský řád a jeho působení v českých zemích 17. a 18. století</text:span><text:span text:style-name="T125">. Olomouc 2001.</text:span></text:p>
      <text:p text:style-name="P12"><text:span text:style-name="T33">Hadriga,</text:span><text:span text:style-name="T25"> </text:span><text:span text:style-name="T33">Franz: </text:span><text:span text:style-name="T35">Die </text:span><text:span text:style-name="T49">T</text:span><text:span text:style-name="T35">rautson. Paladine Habsbu</text:span><text:span text:style-name="T45">r</text:span><text:span text:style-name="T35">gs</text:span><text:span text:style-name="T33">. Graz – </text:span><text:span text:style-name="T25">W</text:span><text:span text:style-name="T33">ien – Köln 1996.</text:span></text:p>
      <text:p text:style-name="P12"><text:span text:style-name="T2">Hálová, Marie – Hejnic, Josef – Plachta, Václav: </text:span><text:span text:style-name="T5">Z dějin plzeňské františkánské knihovny</text:span><text:span text:style-name="T2">. Strahovská knihovna 16–17, 1981–1982, s. 101–117.</text:span></text:p>
      <text:p text:style-name="P12"><text:span text:style-name="T33">Hanuš,</text:span><text:span text:style-name="T25"> </text:span><text:span text:style-name="T33">Miroslav: </text:span><text:span text:style-name="T35">Z hudební minulosti Pa</text:span><text:span text:style-name="T45">r</text:span><text:span text:style-name="T35">dubic: </text:span><text:span text:style-name="T42">F</text:span><text:span text:style-name="T35">. B. Artophaeus, učitel Bohuslava Matěje</text:span><text:span text:style-name="T24"> </text:span><text:span text:style-name="T35">Černohorského (1651–1721)</text:span><text:span text:style-name="T33">. Zprávy Klubu přátel Pardubicka 34, 1999, č. 3–4,</text:span><text:span text:style-name="T25"> </text:span><text:span text:style-name="T33">s. 88–96.</text:span></text:p>
      <text:p text:style-name="P12"><text:span text:style-name="T33">Havel,</text:span><text:span text:style-name="T25"> </text:span><text:span text:style-name="T33">Dalibor: </text:span><text:span text:style-name="T35">Zlomky latinských rukopisů v Čechách a na Moravě do konce XII. století</text:span><text:span text:style-name="T33"> (netištěný</text:span><text:span text:style-name="T25"> </text:span><text:span text:style-name="T33">předběžný katalog). Brno 2005.</text:span></text:p>
      <text:p text:style-name="P12"><text:span text:style-name="T33">Kačic, Ladislav: </text:span><text:span text:style-name="T34">Repertoire und Aufführungspraxis der Kirchenmusik in den Franziskanerprovinzen Mitteleuropas im 17.–18. Jahrhundert</text:span><text:span text:style-name="T33">. Musicologica istropolitana I, 2002, s. 53–102.</text:span></text:p>
      <text:p text:style-name="P12"><text:span text:style-name="T35">Knihovna</text:span><text:span text:style-name="T24"> </text:span><text:span text:style-name="T35">a a</text:span><text:span text:style-name="T45">r</text:span><text:span text:style-name="T35">chiv františkánského kláštera v Dačicích na Moravě</text:span><text:span text:style-name="T33">. Světozor </text:span><text:span text:style-name="T41">V</text:span><text:span text:style-name="T33">, 1871, příloha</text:span><text:span text:style-name="T25"> </text:span><text:span text:style-name="T33">k č. 7, s. 81.</text:span></text:p>
      <text:p text:style-name="P12"><text:span text:style-name="T33">Kopecký,</text:span><text:span text:style-name="T25"> </text:span><text:span text:style-name="T33">Milan: </text:span><text:span text:style-name="T35">Bratři </text:span><text:span text:style-name="T53">T</text:span><text:span text:style-name="T35">anne</text:span><text:span text:style-name="T45">r</text:span><text:span text:style-name="T35">ové (K 300. vý</text:span><text:span text:style-name="T45">r</text:span><text:span text:style-name="T35">očí smrti Matěje </text:span><text:span text:style-name="T53">T</text:span><text:span text:style-name="T35">annera)</text:span><text:span text:style-name="T33">. Studia Comeniana</text:span><text:span text:style-name="T25"> </text:span><text:span text:style-name="T33">et Historica 23, 1993, č. 50, s.72–82, zvl. 77.</text:span></text:p>
      <text:p text:style-name="P12"><text:span text:style-name="T33">Košťál,</text:span><text:span text:style-name="T25"> </text:span><text:span text:style-name="T33">Pavel: </text:span><text:span text:style-name="T35">Listy z vídeňské cely smrti a z hladomorny v Möllersdorfu (nový přírůstek do</text:span><text:span text:style-name="T24"> </text:span><text:span text:style-name="T35">muzejních sbí</text:span><text:span text:style-name="T45">r</text:span><text:span text:style-name="T35">ek)</text:span><text:span text:style-name="T33">. Forum Brunense 2009, s. 2</text:span><text:span text:style-name="T46">1</text:span><text:span text:style-name="T33">1–226.</text:span></text:p>
      <text:p text:style-name="P12"><text:span text:style-name="T125">Křížek, František: </text:span><text:span text:style-name="T123">Ke stavební historii dačického kláštera</text:span><text:span text:style-name="T125">. Dačický zpravodaj 1984, č. 73, s. 13.</text:span></text:p>
      <text:p text:style-name="P12"><text:span text:style-name="T33">Linda,</text:span><text:span text:style-name="T25"> </text:span><text:span text:style-name="T33">Jaromír: </text:span><text:span text:style-name="T35">Matěj </text:span><text:span text:style-name="T53">T</text:span><text:span text:style-name="T35">anner (1630–1692). 300 let zapomnění? </text:span><text:span text:style-name="T33">Minulostí Západočeského kraje</text:span><text:span text:style-name="T25"> </text:span><text:span text:style-name="T33">28, 1992, s. 175–188.</text:span></text:p>
      <text:p text:style-name="P12"><text:span text:style-name="T2">Maňas, Vladimír: </text:span><text:span text:style-name="T5">Hudební tradice</text:span><text:span text:style-name="T2">. In: </text:span><text:span text:style-name="T5">Dačicko – Slavonicko – Telčsko</text:span><text:span text:style-name="T2">. Vlastivěda moravská. Brno 2005, s. 392–431.</text:span></text:p>
      <text:p text:style-name="P12"><text:span text:style-name="T33">Maťa,</text:span><text:span text:style-name="T25"> </text:span><text:span text:style-name="T33">Petr: </text:span><text:span text:style-name="T53">T</text:span><text:span text:style-name="T35">agebücher</text:span><text:span text:style-name="T33">. In: Quellenkunde der Habsbu</text:span><text:span text:style-name="T31">r</text:span><text:span text:style-name="T33">germonarchie (16.–18. Jahrhundert)</text:span><text:span text:style-name="T25"> </text:span><text:span text:style-name="T33">Ein exemplarisches Handbuch (= Mitteilungen des Instituts für Österreichische</text:span><text:span text:style-name="T25"> </text:span><text:span text:style-name="T33">Geschichtsforschung, E</text:span><text:span text:style-name="T31">r</text:span><text:span text:style-name="T33">gänzungband 44). Hg. von Josef Pause</text:span><text:span text:style-name="T25">r</text:span><text:span text:style-name="T33">, Martin</text:span><text:span text:style-name="T25"> </text:span><text:span text:style-name="T33">Scheutz und Thomas </text:span><text:span text:style-name="T25">W</text:span><text:span text:style-name="T33">inkelbaue</text:span><text:span text:style-name="T50">r</text:span><text:span text:style-name="T33">. R. Oldenbou</text:span><text:span text:style-name="T31">r</text:span><text:span text:style-name="T33">g </text:span><text:span text:style-name="T70">V</text:span><text:span text:style-name="T33">erlag </text:span><text:span text:style-name="T25">W</text:span><text:span text:style-name="T33">ien München 2004,</text:span><text:span text:style-name="T25"> </text:span><text:span text:style-name="T33">s. 767–780.</text:span></text:p>
      <text:p text:style-name="P13"><text:soft-page-break/><text:span text:style-name="T125">Minařík, František: </text:span><text:span text:style-name="T124">Provinciálové františkánské české provincie v letech 1601–1750</text:span><text:span text:style-name="T125">. Sborník historického kroužku 17, 1917, s. 54–62, 84–96.</text:span></text:p>
      <text:p text:style-name="P12"><text:span text:style-name="T35">Paměti</text:span><text:span text:style-name="T24"> </text:span><text:span text:style-name="T35">D</text:span><text:span text:style-name="T69">r</text:span><text:span text:style-name="T35">. Aloise Rašína</text:span><text:span text:style-name="T33">. Z otcových zápisků sestavil D</text:span><text:span text:style-name="T50">r</text:span><text:span text:style-name="T33">.Ladislav Rašín. Brno 1994.</text:span></text:p>
      <text:p text:style-name="P12"><text:span text:style-name="T33">Pařez,</text:span><text:span text:style-name="T25"> </text:span><text:span text:style-name="T33">Jan – Kuchařová, Hedvika: </text:span><text:span text:style-name="T35">Hyberni v Praze = Èi</text:span><text:span text:style-name="T45">r</text:span><text:span text:style-name="T35">eannaigh i bPrág. Dějiny františkánské koleje Neposkvrněného početí Panny Marie v Praze (1629–1786)</text:span><text:span text:style-name="T33">. Praha : Oswald, 2001.</text:span></text:p>
      <text:p text:style-name="P12"><text:span text:style-name="T33">Pařez,</text:span><text:span text:style-name="T25"> </text:span><text:span text:style-name="T33">Jan – Kuchařová, Hedvika: </text:span><text:span text:style-name="T35">Po stopách irských emigrantů ve fondech Strahovské knihovny v Praze (Z literární p</text:span><text:span text:style-name="T45">r</text:span><text:span text:style-name="T35">odukce irských emigrantů v Čechách v 17. a 18. století)</text:span><text:span text:style-name="T33">. </text:span><text:span text:style-name="T11">In: Migrating Scholars. Lines of Contact between Ireland and Bohemia. </text:span><text:span text:style-name="T33">Ed. Helga Robinson–Hammerstein. Dublin : Navicula Publications, 2001, s. </text:span><text:span text:style-name="T46">1</text:span><text:span text:style-name="T33">16–208.</text:span></text:p>
      <text:p text:style-name="P12"><text:span text:style-name="T33">Redlich,</text:span><text:span text:style-name="T25"> </text:span><text:span text:style-name="T33">Oswald: </text:span><text:span text:style-name="T35">Die </text:span><text:span text:style-name="T53">T</text:span><text:span text:style-name="T35">agebücher Kaiser Karls VI. </text:span><text:span text:style-name="T33">In: Gesamtdeutsche </text:span><text:span text:style-name="T70">V</text:span><text:span text:style-name="T33">e</text:span><text:span text:style-name="T31">r</text:span><text:span text:style-name="T33">gangenheit. Festschrift</text:span><text:span text:style-name="T25"> </text:span><text:span text:style-name="T33">Heinrich Ritter von Srbik zum 60. Geburtstag. München 1938, s. 141–151.</text:span></text:p>
      <text:p text:style-name="P12"><text:span text:style-name="T33">Reusch,</text:span><text:span text:style-name="T25"> </text:span><text:span text:style-name="T33">Heinrich: </text:span><text:span text:style-name="T35">Rath, Arnold</text:span><text:span text:style-name="T33">. In: Allgemeine Deutsche Biographie 27 (1888), s. 349.</text:span></text:p>
      <text:p text:style-name="P12"><text:span text:style-name="T33">Royt,</text:span><text:span text:style-name="T25"> </text:span><text:span text:style-name="T33">Jan: </text:span><text:span text:style-name="T35">Zobrazení 14 ctihodných mučedníků</text:span><text:span text:style-name="T33">. </text:span><text:span text:style-name="T11">In: Historia franciscana II. Sborník textů. Ed.</text:span><text:span text:style-name="T19"> </text:span><text:span text:style-name="T11">Petr R. Beneš a Petr Hlaváček. Kostelní </text:span><text:span text:style-name="T71">V</text:span><text:span text:style-name="T11">ydří 2005, s. 136–143.</text:span></text:p>
      <text:p text:style-name="P22"><text:span text:style-name="T11">Sehnal,</text:span><text:span text:style-name="T19"> </text:span><text:span text:style-name="T11">Jiří: </text:span><text:span text:style-name="T13">Hudba u františkánů české p</text:span><text:span text:style-name="T43">r</text:span><text:span text:style-name="T13">ovincie v 17. a 18. století</text:span><text:span text:style-name="T11">. </text:span><text:span text:style-name="T33">Časopis Moravského muzea</text:span><text:span text:style-name="T25"> </text:span><text:span text:style-name="T33">78, 1993, s. 217–238.</text:span></text:p>
      <text:p text:style-name="P22"><text:span text:style-name="T125">Smutný, Bohumír: </text:span><text:span text:style-name="T123">Matěj Jiří Kapeta, dačický primátor a soukenický podnikatel ve světle svého testamentu z roku 1671</text:span><text:span text:style-name="T125">. Dačický vlastivědný sborník I, 2001, s. 47–54.</text:span></text:p>
      <text:p text:style-name="P22"><text:span text:style-name="T2">Špinar, Jindřich: </text:span><text:span text:style-name="T5">Bechyně, Český Krumlov, Jindřichův Hradec. Charakteristika knihoven řádu sv. Františka</text:span><text:span text:style-name="T2">. In: K výzkumu zámeckých, měšťanských a církevních knihoven. Ed. Jitka Radimská. Opera romanica 1, České Budějovice 2000, s. 215–223.</text:span></text:p>
      <text:p text:style-name="P22"><text:span text:style-name="T57">W</text:span><text:span text:style-name="T33">olf, Adam: </text:span><text:span text:style-name="T35">Die Hofkammer unter Kaiser Leopold I. </text:span><text:span text:style-name="T33">In: Sitzungsberichte der</text:span><text:span text:style-name="T25"> </text:span><text:span text:style-name="T33">kais. Akademie der </text:span><text:span text:style-name="T25">W</text:span><text:span text:style-name="T33">issenschaften. </text:span><text:span text:style-name="T25">W</text:span><text:span text:style-name="T33">ien. Phil.–hist. Classe. Bd. </text:span><text:span text:style-name="T46">1</text:span><text:span text:style-name="T33">1, Jg. 1853, s. 440–484.</text:span></text:p>
      <text:p text:style-name="P23"><text:span text:style-name="T33">Zwach,</text:span><text:span text:style-name="T25"> </text:span><text:span text:style-name="T33">Josef: </text:span><text:span text:style-name="T35">Denkwü</text:span><text:span text:style-name="T45">r</text:span><text:span text:style-name="T35">digkeiten der Stadt Datschitz</text:span><text:span text:style-name="T33">. </text:span><text:span text:style-name="T34">Aus authentischen gesammelt und herausgegeben</text:span><text:span text:style-name="T33">.</text:span><text:span text:style-name="T25"> W</text:span><text:span text:style-name="T33">ien 186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Nimbus Sans L" svg:font-family="'Nimbus Sans 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GB" style:font-name-asian="Nimbus Sans L" style:font-size-asian="10.5pt" style:language-asian="zh" style:country-asian="CN" style:font-name-complex="Nimbus Sans 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n" fo:country="US" style:font-name-asian="Times New Roman"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Nimbus Sans L" style:font-size-asian="14pt" style:font-name-complex="Nimbus Sans 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text-properties fo:font-size="10pt" style:font-size-asian="10pt" style:font-size-complex="10pt"/>
    </style:style>
    <style:style style:name="WW8NumSt1z0" style:family="text">
      <style:text-properties style:font-name="Symbol" style:font-name-complex="Symbol"/>
    </style:style>
    <style:style style:name="Standardní_20_písmo_20_odstavce" style:display-name="Standardní písmo odstavce" style:family="text"/>
    <style:style style:name="Text_20_pozn._20_pod_20_čarou_20_Char" style:display-name="Text pozn. pod čarou Char" style:family="text">
      <style:text-properties fo:language="en" fo:country="US" style:font-name-asian="Times New Roman"/>
    </style:style>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apple-style-span" style:family="text"/>
    <style:style style:name="st"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novo User</meta:initial-creator>
    <meta:creation-date>2011-10-26T13:39:00</meta:creation-date>
    <dc:creator>user</dc:creator>
    <dc:date>2011-11-02T10:42:00</dc:date>
    <meta:editing-cycles>83</meta:editing-cycles>
    <meta:editing-duration>P1DT5H55M</meta:editing-duration>
    <meta:document-statistic meta:table-count="0" meta:image-count="0" meta:object-count="0" meta:page-count="18" meta:paragraph-count="215" meta:word-count="7821" meta:character-count="53365"/>
    <meta:generator>LibreOffice/3.3$Unix LibreOffice_project/330m19$Build-8</meta:generator>
    <meta:user-defined meta:name="Info 1"/>
    <meta:user-defined meta:name="Info 2"/>
    <meta:user-defined meta:name="Info 3"/>
    <meta:user-defined meta:name="Info 4"/>
  </office:meta>
</office:document-meta>
</file>